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1311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ff0000"/>
    </style:style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YTH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_time</text:p>
          </table:table-cell>
          <table:table-cell office:value-type="string" calcext:value-type="string">
            <text:p>SQFT_time</text:p>
          </table:table-cell>
          <table:table-cell office:value-type="string" calcext:value-type="string">
            <text:p>QFTS</text:p>
          </table:table-cell>
          <table:table-cell office:value-type="string" calcext:value-type="string">
            <text:p>SQFTS_time</text:p>
          </table:table-cell>
          <table:table-cell office:value-type="string" calcext:value-type="string">
            <text:p>QFT_mem</text:p>
          </table:table-cell>
          <table:table-cell office:value-type="string" calcext:value-type="string">
            <text:p>SQFT_mem</text:p>
          </table:table-cell>
          <table:table-cell office:value-type="string" calcext:value-type="string">
            <text:p>QFTS_mem</text:p>
          </table:table-cell>
          <table:table-cell office:value-type="string" calcext:value-type="string">
            <text:p>SQFTS_mem</text:p>
          </table:table-cell>
          <table:table-cell/>
          <table:table-cell office:value-type="string" calcext:value-type="string">
            <text:p>QFT_mem</text:p>
          </table:table-cell>
          <table:table-cell office:value-type="string" calcext:value-type="string">
            <text:p>SQFT_mem</text:p>
          </table:table-cell>
          <table:table-cell office:value-type="string" calcext:value-type="string">
            <text:p>QFTS_mem</text:p>
          </table:table-cell>
          <table:table-cell office:value-type="string" calcext:value-type="string">
            <text:p>SQFTS_m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1688000000003" calcext:value-type="float">
            <text:p>0.000171688000000003</text:p>
          </table:table-cell>
          <table:table-cell office:value-type="float" office:value="0.00016741900000028" calcext:value-type="float">
            <text:p>0.00016741900000028</text:p>
          </table:table-cell>
          <table:table-cell office:value-type="float" office:value="0.000114801000000053" calcext:value-type="float">
            <text:p>0.000114801000000053</text:p>
          </table:table-cell>
          <table:table-cell office:value-type="float" office:value="0.000161380000000211" calcext:value-type="float">
            <text:p>0.000161380000000211</text:p>
          </table:table-cell>
          <table:table-cell office:value-type="float" office:value="1320" calcext:value-type="float">
            <text:p>1320</text:p>
          </table:table-cell>
          <table:table-cell office:value-type="float" office:value="1376" calcext:value-type="float">
            <text:p>1376</text:p>
          </table:table-cell>
          <table:table-cell office:value-type="float" office:value="1320" calcext:value-type="float">
            <text:p>1320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F2]/1000000" office:value-type="float" office:value="0.00132" calcext:value-type="float">
            <text:p>0.00132</text:p>
          </table:table-cell>
          <table:table-cell table:formula="of:=[.G2]/1000000" office:value-type="float" office:value="0.001376" calcext:value-type="float">
            <text:p>0.001376</text:p>
          </table:table-cell>
          <table:table-cell table:formula="of:=[.H2]/1000000" office:value-type="float" office:value="0.00132" calcext:value-type="float">
            <text:p>0.00132</text:p>
          </table:table-cell>
          <table:table-cell table:formula="of:=[.I2]/1000000" office:value-type="float" office:value="0.001376" calcext:value-type="float">
            <text:p>0.001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5560000000062" calcext:value-type="float">
            <text:p>0.000495560000000062</text:p>
          </table:table-cell>
          <table:table-cell office:value-type="float" office:value="0.000480866999999829" calcext:value-type="float">
            <text:p>0.000480866999999829</text:p>
          </table:table-cell>
          <table:table-cell office:value-type="float" office:value="0.00327578299999987" calcext:value-type="float">
            <text:p>0.00327578299999987</text:p>
          </table:table-cell>
          <table:table-cell office:value-type="float" office:value="0.00236104599999987" calcext:value-type="float">
            <text:p>0.00236104599999987</text:p>
          </table:table-cell>
          <table:table-cell office:value-type="float" office:value="4160" calcext:value-type="float">
            <text:p>4160</text:p>
          </table:table-cell>
          <table:table-cell office:value-type="float" office:value="4288" calcext:value-type="float">
            <text:p>4288</text:p>
          </table:table-cell>
          <table:table-cell office:value-type="float" office:value="8985" calcext:value-type="float">
            <text:p>8985</text:p>
          </table:table-cell>
          <table:table-cell office:value-type="float" office:value="9145" calcext:value-type="float">
            <text:p>9145</text:p>
          </table:table-cell>
          <table:table-cell/>
          <table:table-cell table:formula="of:=[.F3]/1000000" office:value-type="float" office:value="0.00416" calcext:value-type="float">
            <text:p>0.00416</text:p>
          </table:table-cell>
          <table:table-cell table:formula="of:=[.G3]/1000000" office:value-type="float" office:value="0.004288" calcext:value-type="float">
            <text:p>0.004288</text:p>
          </table:table-cell>
          <table:table-cell table:formula="of:=[.H3]/1000000" office:value-type="float" office:value="0.008985" calcext:value-type="float">
            <text:p>0.008985</text:p>
          </table:table-cell>
          <table:table-cell table:formula="of:=[.I3]/1000000" office:value-type="float" office:value="0.009145" calcext:value-type="float">
            <text:p>0.009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1446299999995" calcext:value-type="float">
            <text:p>0.00111446299999995</text:p>
          </table:table-cell>
          <table:table-cell office:value-type="float" office:value="0.000985757000000032" calcext:value-type="float">
            <text:p>0.000985757000000032</text:p>
          </table:table-cell>
          <table:table-cell office:value-type="float" office:value="0.00833945800000002" calcext:value-type="float">
            <text:p>0.00833945800000002</text:p>
          </table:table-cell>
          <table:table-cell office:value-type="float" office:value="0.00597309400000023" calcext:value-type="float">
            <text:p>0.00597309400000023</text:p>
          </table:table-cell>
          <table:table-cell office:value-type="float" office:value="9208" calcext:value-type="float">
            <text:p>9208</text:p>
          </table:table-cell>
          <table:table-cell office:value-type="float" office:value="9112" calcext:value-type="float">
            <text:p>9112</text:p>
          </table:table-cell>
          <table:table-cell office:value-type="float" office:value="16332" calcext:value-type="float">
            <text:p>16332</text:p>
          </table:table-cell>
          <table:table-cell office:value-type="float" office:value="14342" calcext:value-type="float">
            <text:p>14342</text:p>
          </table:table-cell>
          <table:table-cell/>
          <table:table-cell table:formula="of:=[.F4]/1000000" office:value-type="float" office:value="0.009208" calcext:value-type="float">
            <text:p>0.009208</text:p>
          </table:table-cell>
          <table:table-cell table:formula="of:=[.G4]/1000000" office:value-type="float" office:value="0.009112" calcext:value-type="float">
            <text:p>0.009112</text:p>
          </table:table-cell>
          <table:table-cell table:formula="of:=[.H4]/1000000" office:value-type="float" office:value="0.016332" calcext:value-type="float">
            <text:p>0.016332</text:p>
          </table:table-cell>
          <table:table-cell table:formula="of:=[.I4]/1000000" office:value-type="float" office:value="0.014342" calcext:value-type="float">
            <text:p>0.014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5909800000032" calcext:value-type="float">
            <text:p>0.00255909800000032</text:p>
          </table:table-cell>
          <table:table-cell office:value-type="float" office:value="0.00176221899999973" calcext:value-type="float">
            <text:p>0.00176221899999973</text:p>
          </table:table-cell>
          <table:table-cell office:value-type="float" office:value="0.0183297499999999" calcext:value-type="float">
            <text:p>0.0183297499999999</text:p>
          </table:table-cell>
          <table:table-cell office:value-type="float" office:value="0.0109329669999996" calcext:value-type="float">
            <text:p>0.0109329669999996</text:p>
          </table:table-cell>
          <table:table-cell office:value-type="float" office:value="25648" calcext:value-type="float">
            <text:p>25648</text:p>
          </table:table-cell>
          <table:table-cell office:value-type="float" office:value="24256" calcext:value-type="float">
            <text:p>24256</text:p>
          </table:table-cell>
          <table:table-cell office:value-type="float" office:value="35047" calcext:value-type="float">
            <text:p>35047</text:p>
          </table:table-cell>
          <table:table-cell office:value-type="float" office:value="26493" calcext:value-type="float">
            <text:p>26493</text:p>
          </table:table-cell>
          <table:table-cell/>
          <table:table-cell table:formula="of:=[.F5]/1000000" office:value-type="float" office:value="0.025648" calcext:value-type="float">
            <text:p>0.025648</text:p>
          </table:table-cell>
          <table:table-cell table:formula="of:=[.G5]/1000000" office:value-type="float" office:value="0.024256" calcext:value-type="float">
            <text:p>0.024256</text:p>
          </table:table-cell>
          <table:table-cell table:formula="of:=[.H5]/1000000" office:value-type="float" office:value="0.035047" calcext:value-type="float">
            <text:p>0.035047</text:p>
          </table:table-cell>
          <table:table-cell table:formula="of:=[.I5]/1000000" office:value-type="float" office:value="0.026493" calcext:value-type="float">
            <text:p>0.026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3008600000008" calcext:value-type="float">
            <text:p>0.00523008600000008</text:p>
          </table:table-cell>
          <table:table-cell office:value-type="float" office:value="0.00295303599999963" calcext:value-type="float">
            <text:p>0.00295303599999963</text:p>
          </table:table-cell>
          <table:table-cell office:value-type="float" office:value="0.0363350040000001" calcext:value-type="float">
            <text:p>0.0363350040000001</text:p>
          </table:table-cell>
          <table:table-cell office:value-type="float" office:value="0.0174122899999998" calcext:value-type="float">
            <text:p>0.0174122899999998</text:p>
          </table:table-cell>
          <table:table-cell office:value-type="float" office:value="83912" calcext:value-type="float">
            <text:p>83912</text:p>
          </table:table-cell>
          <table:table-cell office:value-type="float" office:value="79416" calcext:value-type="float">
            <text:p>79416</text:p>
          </table:table-cell>
          <table:table-cell office:value-type="float" office:value="78085" calcext:value-type="float">
            <text:p>78085</text:p>
          </table:table-cell>
          <table:table-cell office:value-type="float" office:value="65594" calcext:value-type="float">
            <text:p>65594</text:p>
          </table:table-cell>
          <table:table-cell/>
          <table:table-cell table:formula="of:=[.F6]/1000000" office:value-type="float" office:value="0.083912" calcext:value-type="float">
            <text:p>0.083912</text:p>
          </table:table-cell>
          <table:table-cell table:formula="of:=[.G6]/1000000" office:value-type="float" office:value="0.079416" calcext:value-type="float">
            <text:p>0.079416</text:p>
          </table:table-cell>
          <table:table-cell table:formula="of:=[.H6]/1000000" office:value-type="float" office:value="0.078085" calcext:value-type="float">
            <text:p>0.078085</text:p>
          </table:table-cell>
          <table:table-cell table:formula="of:=[.I6]/1000000" office:value-type="float" office:value="0.065594" calcext:value-type="float">
            <text:p>0.065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1751342" calcext:value-type="float">
            <text:p>0.251751342</text:p>
          </table:table-cell>
          <table:table-cell office:value-type="float" office:value="0.085738761" calcext:value-type="float">
            <text:p>0.085738761</text:p>
          </table:table-cell>
          <table:table-cell office:value-type="float" office:value="0.0593096430000002" calcext:value-type="float">
            <text:p>0.0593096430000002</text:p>
          </table:table-cell>
          <table:table-cell office:value-type="float" office:value="0.0253591050000002" calcext:value-type="float">
            <text:p>0.0253591050000002</text:p>
          </table:table-cell>
          <table:table-cell office:value-type="float" office:value="302176" calcext:value-type="float">
            <text:p>302176</text:p>
          </table:table-cell>
          <table:table-cell office:value-type="float" office:value="292160" calcext:value-type="float">
            <text:p>292160</text:p>
          </table:table-cell>
          <table:table-cell office:value-type="float" office:value="240976" calcext:value-type="float">
            <text:p>240976</text:p>
          </table:table-cell>
          <table:table-cell office:value-type="float" office:value="242136" calcext:value-type="float">
            <text:p>242136</text:p>
          </table:table-cell>
          <table:table-cell/>
          <table:table-cell table:formula="of:=[.F7]/1000000" office:value-type="float" office:value="0.302176" calcext:value-type="float">
            <text:p>0.302176</text:p>
          </table:table-cell>
          <table:table-cell table:formula="of:=[.G7]/1000000" office:value-type="float" office:value="0.29216" calcext:value-type="float">
            <text:p>0.29216</text:p>
          </table:table-cell>
          <table:table-cell table:formula="of:=[.H7]/1000000" office:value-type="float" office:value="0.240976" calcext:value-type="float">
            <text:p>0.240976</text:p>
          </table:table-cell>
          <table:table-cell table:formula="of:=[.I7]/1000000" office:value-type="float" office:value="0.242136" calcext:value-type="float">
            <text:p>0.242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473701" calcext:value-type="float">
            <text:p>0.419473701</text:p>
          </table:table-cell>
          <table:table-cell office:value-type="float" office:value="0.214264434" calcext:value-type="float">
            <text:p>0.214264434</text:p>
          </table:table-cell>
          <table:table-cell office:value-type="float" office:value="0.0949551819999996" calcext:value-type="float">
            <text:p>0.0949551819999996</text:p>
          </table:table-cell>
          <table:table-cell office:value-type="float" office:value="0.0359069960000005" calcext:value-type="float">
            <text:p>0.0359069960000005</text:p>
          </table:table-cell>
          <table:table-cell office:value-type="float" office:value="889304" calcext:value-type="float">
            <text:p>889304</text:p>
          </table:table-cell>
          <table:table-cell office:value-type="float" office:value="870584" calcext:value-type="float">
            <text:p>870584</text:p>
          </table:table-cell>
          <table:table-cell office:value-type="float" office:value="814118" calcext:value-type="float">
            <text:p>814118</text:p>
          </table:table-cell>
          <table:table-cell office:value-type="float" office:value="815102" calcext:value-type="float">
            <text:p>815102</text:p>
          </table:table-cell>
          <table:table-cell/>
          <table:table-cell table:formula="of:=[.F8]/1000000" office:value-type="float" office:value="0.889304" calcext:value-type="float">
            <text:p>0.889304</text:p>
          </table:table-cell>
          <table:table-cell table:formula="of:=[.G8]/1000000" office:value-type="float" office:value="0.870584" calcext:value-type="float">
            <text:p>0.870584</text:p>
          </table:table-cell>
          <table:table-cell table:formula="of:=[.H8]/1000000" office:value-type="float" office:value="0.814118" calcext:value-type="float">
            <text:p>0.814118</text:p>
          </table:table-cell>
          <table:table-cell table:formula="of:=[.I8]/1000000" office:value-type="float" office:value="0.815102" calcext:value-type="float">
            <text:p>0.815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1285453" calcext:value-type="float">
            <text:p>2.021285453</text:p>
          </table:table-cell>
          <table:table-cell office:value-type="float" office:value="0.865781939" calcext:value-type="float">
            <text:p>0.865781939</text:p>
          </table:table-cell>
          <table:table-cell office:value-type="float" office:value="0.156920777" calcext:value-type="float">
            <text:p>0.156920777</text:p>
          </table:table-cell>
          <table:table-cell office:value-type="float" office:value="0.054452779" calcext:value-type="float">
            <text:p>0.054452779</text:p>
          </table:table-cell>
          <table:table-cell office:value-type="float" office:value="3200904" calcext:value-type="float">
            <text:p>3200904</text:p>
          </table:table-cell>
          <table:table-cell office:value-type="float" office:value="3169688" calcext:value-type="float">
            <text:p>3169688</text:p>
          </table:table-cell>
          <table:table-cell office:value-type="float" office:value="2842310" calcext:value-type="float">
            <text:p>2842310</text:p>
          </table:table-cell>
          <table:table-cell office:value-type="float" office:value="2843670" calcext:value-type="float">
            <text:p>2843670</text:p>
          </table:table-cell>
          <table:table-cell/>
          <table:table-cell table:formula="of:=[.F9]/1000000" office:value-type="float" office:value="3.200904" calcext:value-type="float">
            <text:p>3.200904</text:p>
          </table:table-cell>
          <table:table-cell table:formula="of:=[.G9]/1000000" office:value-type="float" office:value="3.169688" calcext:value-type="float">
            <text:p>3.169688</text:p>
          </table:table-cell>
          <table:table-cell table:formula="of:=[.H9]/1000000" office:value-type="float" office:value="2.84231" calcext:value-type="float">
            <text:p>2.84231</text:p>
          </table:table-cell>
          <table:table-cell table:formula="of:=[.I9]/1000000" office:value-type="float" office:value="2.84367" calcext:value-type="float">
            <text:p>2.84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5044653" calcext:value-type="float">
            <text:p>8.405044653</text:p>
          </table:table-cell>
          <table:table-cell office:value-type="float" office:value="2.041178836" calcext:value-type="float">
            <text:p>2.041178836</text:p>
          </table:table-cell>
          <table:table-cell office:value-type="float" office:value="0.264739497999997" calcext:value-type="float">
            <text:p>0.264739497999997</text:p>
          </table:table-cell>
          <table:table-cell office:value-type="float" office:value="0.088650960999999" calcext:value-type="float">
            <text:p>0.088650960999999</text:p>
          </table:table-cell>
          <table:table-cell office:value-type="float" office:value="12664600" calcext:value-type="float">
            <text:p>12664600</text:p>
          </table:table-cell>
          <table:table-cell office:value-type="float" office:value="12616392" calcext:value-type="float">
            <text:p>12616392</text:p>
          </table:table-cell>
          <table:table-cell office:value-type="float" office:value="10953482" calcext:value-type="float">
            <text:p>10953482</text:p>
          </table:table-cell>
          <table:table-cell office:value-type="float" office:value="10955126" calcext:value-type="float">
            <text:p>10955126</text:p>
          </table:table-cell>
          <table:table-cell/>
          <table:table-cell table:formula="of:=[.F10]/1000000" office:value-type="float" office:value="12.6646" calcext:value-type="float">
            <text:p>12.6646</text:p>
          </table:table-cell>
          <table:table-cell table:formula="of:=[.G10]/1000000" office:value-type="float" office:value="12.616392" calcext:value-type="float">
            <text:p>12.616392</text:p>
          </table:table-cell>
          <table:table-cell table:formula="of:=[.H10]/1000000" office:value-type="float" office:value="10.953482" calcext:value-type="float">
            <text:p>10.953482</text:p>
          </table:table-cell>
          <table:table-cell table:formula="of:=[.I10]/1000000" office:value-type="float" office:value="10.955126" calcext:value-type="float">
            <text:p>10.955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82557429" calcext:value-type="float">
            <text:p>36.082557429</text:p>
          </table:table-cell>
          <table:table-cell office:value-type="float" office:value="8.659485035" calcext:value-type="float">
            <text:p>8.659485035</text:p>
          </table:table-cell>
          <table:table-cell office:value-type="float" office:value="0.589188014000001" calcext:value-type="float">
            <text:p>0.589188014000001</text:p>
          </table:table-cell>
          <table:table-cell office:value-type="float" office:value="0.207172559" calcext:value-type="float">
            <text:p>0.207172559</text:p>
          </table:table-cell>
          <table:table-cell office:value-type="float" office:value="50449640" calcext:value-type="float">
            <text:p>50449640</text:p>
          </table:table-cell>
          <table:table-cell office:value-type="float" office:value="50379368" calcext:value-type="float">
            <text:p>50379368</text:p>
          </table:table-cell>
          <table:table-cell office:value-type="float" office:value="43395874" calcext:value-type="float">
            <text:p>43395874</text:p>
          </table:table-cell>
          <table:table-cell office:value-type="float" office:value="43397682" calcext:value-type="float">
            <text:p>43397682</text:p>
          </table:table-cell>
          <table:table-cell/>
          <table:table-cell table:formula="of:=[.F11]/1000000" office:value-type="float" office:value="50.44964" calcext:value-type="float">
            <text:p>50.44964</text:p>
          </table:table-cell>
          <table:table-cell table:formula="of:=[.G11]/1000000" office:value-type="float" office:value="50.379368" calcext:value-type="float">
            <text:p>50.379368</text:p>
          </table:table-cell>
          <table:table-cell table:formula="of:=[.H11]/1000000" office:value-type="float" office:value="43.395874" calcext:value-type="float">
            <text:p>43.395874</text:p>
          </table:table-cell>
          <table:table-cell table:formula="of:=[.I11]/1000000" office:value-type="float" office:value="43.397682" calcext:value-type="float">
            <text:p>43.397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987955965" calcext:value-type="float">
            <text:p>110.987955965</text:p>
          </table:table-cell>
          <table:table-cell office:value-type="float" office:value="32.036285731" calcext:value-type="float">
            <text:p>32.036285731</text:p>
          </table:table-cell>
          <table:table-cell office:value-type="float" office:value="3.00299739499999" calcext:value-type="float">
            <text:p>3.00299739499999</text:p>
          </table:table-cell>
          <table:table-cell office:value-type="float" office:value="0.959027596999988" calcext:value-type="float">
            <text:p>0.959027596999988</text:p>
          </table:table-cell>
          <table:table-cell office:value-type="float" office:value="201472896" calcext:value-type="float">
            <text:p>201472896</text:p>
          </table:table-cell>
          <table:table-cell office:value-type="float" office:value="201397336" calcext:value-type="float">
            <text:p>201397336</text:p>
          </table:table-cell>
          <table:table-cell office:value-type="float" office:value="173160192" calcext:value-type="float">
            <text:p>173160192</text:p>
          </table:table-cell>
          <table:table-cell office:value-type="float" office:value="173162376" calcext:value-type="float">
            <text:p>173162376</text:p>
          </table:table-cell>
          <table:table-cell/>
          <table:table-cell table:formula="of:=[.F12]/1000000" office:value-type="float" office:value="201.472896" calcext:value-type="float">
            <text:p>201.472896</text:p>
          </table:table-cell>
          <table:table-cell table:formula="of:=[.G12]/1000000" office:value-type="float" office:value="201.397336" calcext:value-type="float">
            <text:p>201.397336</text:p>
          </table:table-cell>
          <table:table-cell table:formula="of:=[.H12]/1000000" office:value-type="float" office:value="173.160192" calcext:value-type="float">
            <text:p>173.160192</text:p>
          </table:table-cell>
          <table:table-cell table:formula="of:=[.I12]/1000000" office:value-type="float" office:value="173.162376" calcext:value-type="float">
            <text:p>173.162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.025001307" calcext:value-type="float">
            <text:p>190.025001307</text:p>
          </table:table-cell>
          <table:table-cell office:value-type="float" office:value="52.17048939" calcext:value-type="float">
            <text:p>52.17048939</text:p>
          </table:table-cell>
          <table:table-cell office:value-type="float" office:value="11.594359663" calcext:value-type="float">
            <text:p>11.594359663</text:p>
          </table:table-cell>
          <table:table-cell office:value-type="float" office:value="3.77286263000002" calcext:value-type="float">
            <text:p>3.77286263000002</text:p>
          </table:table-cell>
          <table:table-cell office:value-type="float" office:value="805485440" calcext:value-type="float">
            <text:p>805485440</text:p>
          </table:table-cell>
          <table:table-cell office:value-type="float" office:value="805417208" calcext:value-type="float">
            <text:p>805417208</text:p>
          </table:table-cell>
          <table:table-cell office:value-type="float" office:value="692212066" calcext:value-type="float">
            <text:p>692212066</text:p>
          </table:table-cell>
          <table:table-cell office:value-type="float" office:value="692214212" calcext:value-type="float">
            <text:p>692214212</text:p>
          </table:table-cell>
          <table:table-cell/>
          <table:table-cell table:formula="of:=[.F13]/1000000" office:value-type="float" office:value="805.48544" calcext:value-type="float">
            <text:p>805.48544</text:p>
          </table:table-cell>
          <table:table-cell table:formula="of:=[.G13]/1000000" office:value-type="float" office:value="805.417208" calcext:value-type="float">
            <text:p>805.417208</text:p>
          </table:table-cell>
          <table:table-cell table:formula="of:=[.H13]/1000000" office:value-type="float" office:value="692.212066" calcext:value-type="float">
            <text:p>692.212066</text:p>
          </table:table-cell>
          <table:table-cell table:formula="of:=[.I13]/1000000" office:value-type="float" office:value="692.214212" calcext:value-type="float">
            <text:p>692.214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015500905" calcext:value-type="float">
            <text:p>470.015500905</text:p>
          </table:table-cell>
          <table:table-cell office:value-type="float" office:value="113.970224151" calcext:value-type="float">
            <text:p>113.970224151</text:p>
          </table:table-cell>
          <table:table-cell office:value-type="float" office:value="54.0323794180001" calcext:value-type="float">
            <text:p>54.0323794180001</text:p>
          </table:table-cell>
          <table:table-cell office:value-type="float" office:value="16.480354282" calcext:value-type="float">
            <text:p>16.480354282</text:p>
          </table:table-cell>
          <table:table-cell office:value-type="float" office:value="3221470080" calcext:value-type="float">
            <text:p>3221470080</text:p>
          </table:table-cell>
          <table:table-cell office:value-type="float" office:value="3221409832" calcext:value-type="float">
            <text:p>3221409832</text:p>
          </table:table-cell>
          <table:table-cell office:value-type="float" office:value="2768405168" calcext:value-type="float">
            <text:p>2768405168</text:p>
          </table:table-cell>
          <table:table-cell office:value-type="float" office:value="2768407598" calcext:value-type="float">
            <text:p>2768407598</text:p>
          </table:table-cell>
          <table:table-cell/>
          <table:table-cell table:formula="of:=[.F14]/1000000" office:value-type="float" office:value="3221.47008" calcext:value-type="float">
            <text:p>3221.47008</text:p>
          </table:table-cell>
          <table:table-cell table:formula="of:=[.G14]/1000000" office:value-type="float" office:value="3221.409832" calcext:value-type="float">
            <text:p>3221.409832</text:p>
          </table:table-cell>
          <table:table-cell table:formula="of:=[.H14]/1000000" office:value-type="float" office:value="2768.405168" calcext:value-type="float">
            <text:p>2768.405168</text:p>
          </table:table-cell>
          <table:table-cell table:formula="of:=[.I14]/1000000" office:value-type="float" office:value="2768.407598" calcext:value-type="float">
            <text:p>2768.4075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6.566247064" calcext:value-type="float">
            <text:p>1536.566247064</text:p>
          </table:table-cell>
          <table:table-cell office:value-type="float" office:value="342.373922298" calcext:value-type="float">
            <text:p>342.373922298</text:p>
          </table:table-cell>
          <table:table-cell office:value-type="float" office:value="244.39071911" calcext:value-type="float">
            <text:p>244.39071911</text:p>
          </table:table-cell>
          <table:table-cell office:value-type="float" office:value="69.981933476" calcext:value-type="float">
            <text:p>69.981933476</text:p>
          </table:table-cell>
          <table:table-cell office:value-type="float" office:value="12885277568" calcext:value-type="float">
            <text:p>12885277568</text:p>
          </table:table-cell>
          <table:table-cell office:value-type="float" office:value="12885225992" calcext:value-type="float">
            <text:p>12885225992</text:p>
          </table:table-cell>
          <table:table-cell office:value-type="float" office:value="11073151998" calcext:value-type="float">
            <text:p>11073151998</text:p>
          </table:table-cell>
          <table:table-cell office:value-type="float" office:value="11073154528" calcext:value-type="float">
            <text:p>11073154528</text:p>
          </table:table-cell>
          <table:table-cell/>
          <table:table-cell table:formula="of:=[.F15]/1000000" office:value-type="float" office:value="12885.277568" calcext:value-type="float">
            <text:p>12885.277568</text:p>
          </table:table-cell>
          <table:table-cell table:formula="of:=[.G15]/1000000" office:value-type="float" office:value="12885.225992" calcext:value-type="float">
            <text:p>12885.225992</text:p>
          </table:table-cell>
          <table:table-cell table:formula="of:=[.H15]/1000000" office:value-type="float" office:value="11073.151998" calcext:value-type="float">
            <text:p>11073.151998</text:p>
          </table:table-cell>
          <table:table-cell table:formula="of:=[.I15]/1000000" office:value-type="float" office:value="11073.154528" calcext:value-type="float">
            <text:p>11073.1545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4.234840733" calcext:value-type="float">
            <text:p>6374.234840733</text:p>
          </table:table-cell>
          <table:table-cell office:value-type="float" office:value="1262.680070161" calcext:value-type="float">
            <text:p>1262.680070161</text:p>
          </table:table-cell>
          <table:table-cell office:value-type="float" office:value="1073.073620707" calcext:value-type="float">
            <text:p>1073.073620707</text:p>
          </table:table-cell>
          <table:table-cell office:value-type="float" office:value="294.031957383" calcext:value-type="float">
            <text:p>294.031957383</text:p>
          </table:table-cell>
          <table:table-cell office:value-type="float" office:value="51540245376" calcext:value-type="float">
            <text:p>51540245376</text:p>
          </table:table-cell>
          <table:table-cell office:value-type="float" office:value="51540203128" calcext:value-type="float">
            <text:p>51540203128</text:p>
          </table:table-cell>
          <table:table-cell office:value-type="float" office:value="44292088934" calcext:value-type="float">
            <text:p>44292088934</text:p>
          </table:table-cell>
          <table:table-cell office:value-type="float" office:value="44292091794" calcext:value-type="float">
            <text:p>44292091794</text:p>
          </table:table-cell>
          <table:table-cell/>
          <table:table-cell table:formula="of:=[.F16]/1000000" office:value-type="float" office:value="51540.245376" calcext:value-type="float">
            <text:p>51540.245376</text:p>
          </table:table-cell>
          <table:table-cell table:formula="of:=[.G16]/1000000" office:value-type="float" office:value="51540.203128" calcext:value-type="float">
            <text:p>51540.203128</text:p>
          </table:table-cell>
          <table:table-cell table:formula="of:=[.H16]/1000000" office:value-type="float" office:value="44292.088934" calcext:value-type="float">
            <text:p>44292.088934</text:p>
          </table:table-cell>
          <table:table-cell table:formula="of:=[.I16]/1000000" office:value-type="float" office:value="44292.091794" calcext:value-type="float">
            <text:p>44292.091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817.875621269" calcext:value-type="float">
            <text:p>4817.875621269</text:p>
          </table:table-cell>
          <table:table-cell office:value-type="float" office:value="1295.963723542" calcext:value-type="float">
            <text:p>1295.963723542</text:p>
          </table:table-cell>
          <table:table-cell table:number-columns-repeated="2"/>
          <table:table-cell office:value-type="float" office:value="177167738660" calcext:value-type="float">
            <text:p>177167738660</text:p>
          </table:table-cell>
          <table:table-cell office:value-type="float" office:value="177167741620" calcext:value-type="float">
            <text:p>177167741620</text:p>
          </table:table-cell>
          <table:table-cell/>
          <table:table-cell table:formula="of:=[.F17]/1000000" office:value-type="float" office:value="0" calcext:value-type="float">
            <text:p>0</text:p>
          </table:table-cell>
          <table:table-cell table:formula="of:=[.G17]/1000000" office:value-type="float" office:value="0" calcext:value-type="float">
            <text:p>0</text:p>
          </table:table-cell>
          <table:table-cell table:formula="of:=[.H17]/1000000" office:value-type="float" office:value="177167.73866" calcext:value-type="float">
            <text:p>177167.73866</text:p>
          </table:table-cell>
          <table:table-cell table:formula="of:=[.I17]/1000000" office:value-type="float" office:value="177167.74162" calcext:value-type="float">
            <text:p>177167.74162</text:p>
          </table:table-cell>
        </table:table-row>
      </table:table>
      <table:table table:name="MATLAB" table:style-name="ta1"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QFT1</text:p>
          </table:table-cell>
          <table:table-cell office:value-type="string" calcext:value-type="string">
            <text:p>QFT2</text:p>
          </table:table-cell>
          <table:table-cell office:value-type="string" calcext:value-type="string">
            <text:p>QFT3</text:p>
          </table:table-cell>
          <table:table-cell office:value-type="string" calcext:value-type="string">
            <text:p>QFT4</text:p>
          </table:table-cell>
          <table:table-cell office:value-type="string" calcext:value-type="string">
            <text:p>QFT5</text:p>
          </table:table-cell>
          <table:table-cell office:value-type="string" calcext:value-type="string">
            <text:p>QFT6</text:p>
          </table:table-cell>
          <table:table-cell office:value-type="string" calcext:value-type="string">
            <text:p>QFT7</text:p>
          </table:table-cell>
          <table:table-cell office:value-type="string" calcext:value-type="string">
            <text:p>QFT6_GPU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0.81282" calcext:value-type="float">
            <text:p>0.8128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011334" calcext:value-type="float">
            <text:p>0.011334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13145" calcext:value-type="float">
            <text:p>0.013145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4068" calcext:value-type="float">
            <text:p>0.04068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008623" calcext:value-type="float">
            <text:p>0.008623</text:p>
          </table:table-cell>
          <table:table-cell office:value-type="float" office:value="0.011986" calcext:value-type="float">
            <text:p>0.011986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3313" calcext:value-type="float">
            <text:p>0.0331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476" calcext:value-type="float">
            <text:p>0.0047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3331" calcext:value-type="float">
            <text:p>0.003331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895" calcext:value-type="float">
            <text:p>0.0089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691" calcext:value-type="float">
            <text:p>0.015691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389" calcext:value-type="float">
            <text:p>0.000389</text:p>
          </table:table-cell>
          <table:table-cell table:style-name="ce2" office:value-type="float" office:value="0.000062" calcext:value-type="float">
            <text:p>6.20E-05</text:p>
          </table:table-cell>
          <table:table-cell office:value-type="float" office:value="0.00383" calcext:value-type="float">
            <text:p>0.0038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7721" calcext:value-type="float">
            <text:p>0.027721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377" calcext:value-type="float">
            <text:p>0.000377</text:p>
          </table:table-cell>
          <table:table-cell table:style-name="ce2" office:value-type="float" office:value="0.000071" calcext:value-type="float">
            <text:p>7.10E-05</text:p>
          </table:table-cell>
          <table:table-cell office:value-type="float" office:value="0.00409" calcext:value-type="float">
            <text:p>0.0040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505" calcext:value-type="float">
            <text:p>0.057505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052" calcext:value-type="float">
            <text:p>0.00052</text:p>
          </table:table-cell>
          <table:table-cell table:style-name="ce2" office:value-type="float" office:value="0.000088" calcext:value-type="float">
            <text:p>8.80E-05</text:p>
          </table:table-cell>
          <table:table-cell office:value-type="float" office:value="0.00464" calcext:value-type="float">
            <text:p>0.0046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41" calcext:value-type="float">
            <text:p>0.13041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0.010589" calcext:value-type="float">
            <text:p>0.010589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527" calcext:value-type="float">
            <text:p>0.0052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921" calcext:value-type="float">
            <text:p>0.45921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588" calcext:value-type="float">
            <text:p>0.0058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274" calcext:value-type="float">
            <text:p>3.1274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37566" calcext:value-type="float">
            <text:p>0.037566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4695" calcext:value-type="float">
            <text:p>0.00469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636" calcext:value-type="float">
            <text:p>0.0063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381" calcext:value-type="float">
            <text:p>13.381</text:p>
          </table:table-cell>
          <table:table-cell office:value-type="float" office:value="0.022378" calcext:value-type="float">
            <text:p>0.022378</text:p>
          </table:table-cell>
          <table:table-cell office:value-type="float" office:value="0.072724" calcext:value-type="float">
            <text:p>0.07272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06895" calcext:value-type="float">
            <text:p>0.006895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785" calcext:value-type="float">
            <text:p>0.0078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6189" calcext:value-type="float">
            <text:p>57.6189</text:p>
          </table:table-cell>
          <table:table-cell office:value-type="float" office:value="0.040324" calcext:value-type="float">
            <text:p>0.04032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11265" calcext:value-type="float">
            <text:p>0.011265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793" calcext:value-type="float">
            <text:p>0.0079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.1021" calcext:value-type="float">
            <text:p>256.1021</text:p>
          </table:table-cell>
          <table:table-cell office:value-type="float" office:value="0.099358" calcext:value-type="float">
            <text:p>0.099358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016587" calcext:value-type="float">
            <text:p>0.016587</text:p>
          </table:table-cell>
          <table:table-cell office:value-type="float" office:value="0.019548" calcext:value-type="float">
            <text:p>0.019548</text:p>
          </table:table-cell>
          <table:table-cell office:value-type="float" office:value="0.005234" calcext:value-type="float">
            <text:p>0.00523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872" calcext:value-type="float">
            <text:p>0.0087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4.3" calcext:value-type="float">
            <text:p>1144.3</text:p>
          </table:table-cell>
          <table:table-cell office:value-type="float" office:value="0.17838" calcext:value-type="float">
            <text:p>0.17838</text:p>
          </table:table-cell>
          <table:table-cell office:value-type="float" office:value="0.58014" calcext:value-type="float">
            <text:p>0.58014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34605" calcext:value-type="float">
            <text:p>0.03460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962" calcext:value-type="float">
            <text:p>0.0096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4.4" calcext:value-type="float">
            <text:p>5124.4</text:p>
          </table:table-cell>
          <table:table-cell office:value-type="float" office:value="0.37456" calcext:value-type="float">
            <text:p>0.37456</text:p>
          </table:table-cell>
          <table:table-cell office:value-type="float" office:value="1.1619" calcext:value-type="float">
            <text:p>1.1619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57134" calcext:value-type="float">
            <text:p>0.057134</text:p>
          </table:table-cell>
          <table:table-cell office:value-type="float" office:value="0.015136" calcext:value-type="float">
            <text:p>0.015136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0103" calcext:value-type="float">
            <text:p>0.010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0855" calcext:value-type="float">
            <text:p>0.80855</text:p>
          </table:table-cell>
          <table:table-cell office:value-type="float" office:value="2.3141" calcext:value-type="float">
            <text:p>2.3141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025074" calcext:value-type="float">
            <text:p>0.025074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1095" calcext:value-type="float">
            <text:p>0.0109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0682" calcext:value-type="float">
            <text:p>2.0682</text:p>
          </table:table-cell>
          <table:table-cell office:value-type="float" office:value="4.7166" calcext:value-type="float">
            <text:p>4.7166</text:p>
          </table:table-cell>
          <table:table-cell office:value-type="float" office:value="0.33738" calcext:value-type="float">
            <text:p>0.33738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01215" calcext:value-type="float">
            <text:p>0.0121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.1055" calcext:value-type="float">
            <text:p>5.1055</text:p>
          </table:table-cell>
          <table:table-cell office:value-type="float" office:value="9.5474" calcext:value-type="float">
            <text:p>9.5474</text:p>
          </table:table-cell>
          <table:table-cell office:value-type="float" office:value="0.91824" calcext:value-type="float">
            <text:p>0.91824</text:p>
          </table:table-cell>
          <table:table-cell office:value-type="float" office:value="0.40954" calcext:value-type="float">
            <text:p>0.40954</text:p>
          </table:table-cell>
          <table:table-cell office:value-type="float" office:value="0.11339" calcext:value-type="float">
            <text:p>0.11339</text:p>
          </table:table-cell>
          <table:table-cell office:value-type="float" office:value="0.012663" calcext:value-type="float">
            <text:p>0.012663</text:p>
          </table:table-cell>
          <table:table-cell office:value-type="float" office:value="0.0141" calcext:value-type="float">
            <text:p>0.014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385" calcext:value-type="float">
            <text:p>13.385</text:p>
          </table:table-cell>
          <table:table-cell office:value-type="float" office:value="19.058" calcext:value-type="float">
            <text:p>19.058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87702" calcext:value-type="float">
            <text:p>0.87702</text:p>
          </table:table-cell>
          <table:table-cell office:value-type="float" office:value="0.30517" calcext:value-type="float">
            <text:p>0.30517</text:p>
          </table:table-cell>
          <table:table-cell office:value-type="float" office:value="0.022101" calcext:value-type="float">
            <text:p>0.022101</text:p>
          </table:table-cell>
          <table:table-cell office:value-type="float" office:value="0.01916" calcext:value-type="float">
            <text:p>0.01916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2.7997" calcext:value-type="float">
            <text:p>42.7997</text:p>
          </table:table-cell>
          <table:table-cell office:value-type="float" office:value="37.972" calcext:value-type="float">
            <text:p>37.972</text:p>
          </table:table-cell>
          <table:table-cell office:value-type="float" office:value="6.2733" calcext:value-type="float">
            <text:p>6.2733</text:p>
          </table:table-cell>
          <table:table-cell office:value-type="float" office:value="1.9635" calcext:value-type="float">
            <text:p>1.9635</text:p>
          </table:table-cell>
          <table:table-cell office:value-type="float" office:value="0.85657" calcext:value-type="float">
            <text:p>0.85657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02389" calcext:value-type="float">
            <text:p>0.02389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8.7821" calcext:value-type="float">
            <text:p>98.7821</text:p>
          </table:table-cell>
          <table:table-cell office:value-type="float" office:value="76.403" calcext:value-type="float">
            <text:p>76.403</text:p>
          </table:table-cell>
          <table:table-cell office:value-type="float" office:value="15.908" calcext:value-type="float">
            <text:p>15.908</text:p>
          </table:table-cell>
          <table:table-cell office:value-type="float" office:value="4.2757" calcext:value-type="float">
            <text:p>4.2757</text:p>
          </table:table-cell>
          <table:table-cell office:value-type="float" office:value="2.2289" calcext:value-type="float">
            <text:p>2.2289</text:p>
          </table:table-cell>
          <table:table-cell office:value-type="float" office:value="0.11314" calcext:value-type="float">
            <text:p>0.11314</text:p>
          </table:table-cell>
          <table:table-cell office:value-type="float" office:value="0.03415" calcext:value-type="float">
            <text:p>0.0341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4.9669" calcext:value-type="float">
            <text:p>234.9669</text:p>
          </table:table-cell>
          <table:table-cell office:value-type="float" office:value="154.27" calcext:value-type="float">
            <text:p>154.27</text:p>
          </table:table-cell>
          <table:table-cell office:value-type="float" office:value="36.146" calcext:value-type="float">
            <text:p>36.146</text:p>
          </table:table-cell>
          <table:table-cell office:value-type="float" office:value="8.6649" calcext:value-type="float">
            <text:p>8.6649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20842" calcext:value-type="float">
            <text:p>0.20842</text:p>
          </table:table-cell>
          <table:table-cell office:value-type="float" office:value="0.05798" calcext:value-type="float">
            <text:p>0.0579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3.6723" calcext:value-type="float">
            <text:p>543.6723</text:p>
          </table:table-cell>
          <table:table-cell office:value-type="float" office:value="308.01" calcext:value-type="float">
            <text:p>308.01</text:p>
          </table:table-cell>
          <table:table-cell office:value-type="float" office:value="77.918" calcext:value-type="float">
            <text:p>77.918</text:p>
          </table:table-cell>
          <table:table-cell office:value-type="float" office:value="17.973" calcext:value-type="float">
            <text:p>17.973</text:p>
          </table:table-cell>
          <table:table-cell office:value-type="float" office:value="9.3439" calcext:value-type="float">
            <text:p>9.3439</text:p>
          </table:table-cell>
          <table:table-cell office:value-type="float" office:value="0.40211" calcext:value-type="float">
            <text:p>0.40211</text:p>
          </table:table-cell>
          <table:table-cell office:value-type="float" office:value="0.15041" calcext:value-type="float">
            <text:p>0.1504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26.9" calcext:value-type="float">
            <text:p>1226.9</text:p>
          </table:table-cell>
          <table:table-cell office:value-type="float" office:value="611.76" calcext:value-type="float">
            <text:p>611.76</text:p>
          </table:table-cell>
          <table:table-cell office:value-type="float" office:value="167.81" calcext:value-type="float">
            <text:p>167.81</text:p>
          </table:table-cell>
          <table:table-cell office:value-type="float" office:value="36.693" calcext:value-type="float">
            <text:p>36.693</text:p>
          </table:table-cell>
          <table:table-cell office:value-type="float" office:value="19.1" calcext:value-type="float">
            <text:p>19.1</text:p>
          </table:table-cell>
          <table:table-cell office:value-type="float" office:value="0.76956" calcext:value-type="float">
            <text:p>0.76956</text:p>
          </table:table-cell>
          <table:table-cell office:value-type="float" office:value="0.34735" calcext:value-type="float">
            <text:p>0.3473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86.8" calcext:value-type="float">
            <text:p>2686.8</text:p>
          </table:table-cell>
          <table:table-cell office:value-type="float" office:value="1215.5" calcext:value-type="float">
            <text:p>1215.5</text:p>
          </table:table-cell>
          <table:table-cell office:value-type="float" office:value="353.14" calcext:value-type="float">
            <text:p>353.14</text:p>
          </table:table-cell>
          <table:table-cell office:value-type="float" office:value="75.869" calcext:value-type="float">
            <text:p>75.869</text:p>
          </table:table-cell>
          <table:table-cell office:value-type="float" office:value="39.469" calcext:value-type="float">
            <text:p>39.469</text:p>
          </table:table-cell>
          <table:table-cell office:value-type="float" office:value="1.5306" calcext:value-type="float">
            <text:p>1.5306</text:p>
          </table:table-cell>
          <table:table-cell office:value-type="float" office:value="0.8288" calcext:value-type="float">
            <text:p>0.828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854.8" calcext:value-type="float">
            <text:p>5854.8</text:p>
          </table:table-cell>
          <table:table-cell office:value-type="float" office:value="2459.8" calcext:value-type="float">
            <text:p>2459.8</text:p>
          </table:table-cell>
          <table:table-cell office:value-type="float" office:value="755.89" calcext:value-type="float">
            <text:p>755.89</text:p>
          </table:table-cell>
          <table:table-cell office:value-type="float" office:value="159.03" calcext:value-type="float">
            <text:p>159.03</text:p>
          </table:table-cell>
          <table:table-cell office:value-type="float" office:value="81.882" calcext:value-type="float">
            <text:p>81.882</text:p>
          </table:table-cell>
          <table:table-cell office:value-type="float" office:value="2.9449" calcext:value-type="float">
            <text:p>2.9449</text:p>
          </table:table-cell>
          <table:table-cell office:value-type="float" office:value="1.66636" calcext:value-type="float">
            <text:p>1.66636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757" calcext:value-type="float">
            <text:p>12757</text:p>
          </table:table-cell>
          <table:table-cell office:value-type="float" office:value="4899.7" calcext:value-type="float">
            <text:p>4899.7</text:p>
          </table:table-cell>
          <table:table-cell office:value-type="float" office:value="1549" calcext:value-type="float">
            <text:p>1549</text:p>
          </table:table-cell>
          <table:table-cell office:value-type="float" office:value="331.44" calcext:value-type="float">
            <text:p>331.44</text:p>
          </table:table-cell>
          <table:table-cell office:value-type="float" office:value="174.19" calcext:value-type="float">
            <text:p>174.19</text:p>
          </table:table-cell>
          <table:table-cell office:value-type="float" office:value="6.0094" calcext:value-type="float">
            <text:p>6.0094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92.8" calcext:value-type="float">
            <text:p>9792.8</text:p>
          </table:table-cell>
          <table:table-cell office:value-type="float" office:value="3338.2" calcext:value-type="float">
            <text:p>3338.2</text:p>
          </table:table-cell>
          <table:table-cell office:value-type="float" office:value="678.05" calcext:value-type="float">
            <text:p>678.05</text:p>
          </table:table-cell>
          <table:table-cell office:value-type="float" office:value="363.54" calcext:value-type="float">
            <text:p>363.54</text:p>
          </table:table-cell>
          <table:table-cell office:value-type="float" office:value="12.124" calcext:value-type="float">
            <text:p>12.124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06" calcext:value-type="float">
            <text:p>19506</text:p>
          </table:table-cell>
          <table:table-cell office:value-type="float" office:value="7098.3" calcext:value-type="float">
            <text:p>7098.3</text:p>
          </table:table-cell>
          <table:table-cell office:value-type="float" office:value="1438.6" calcext:value-type="float">
            <text:p>1438.6</text:p>
          </table:table-cell>
          <table:table-cell office:value-type="float" office:value="892.51" calcext:value-type="float">
            <text:p>892.51</text:p>
          </table:table-cell>
          <table:table-cell office:value-type="float" office:value="30.011" calcext:value-type="float">
            <text:p>30.011</text:p>
          </table:table-cell>
          <table:table-cell table:number-columns-repeated="1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1282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068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313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76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9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383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09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464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27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88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636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8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793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72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962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3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09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21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41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916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389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41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798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041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34735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2880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FT6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66636s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Bytes</text:p>
          </table:table-cell>
          <table:table-cell table:number-columns-repeated="4"/>
          <table:table-cell table:formula="of:=[.A63]" office:value-type="string" office:string-value="Memory" calcext:value-type="string">
            <text:p>Memory</text:p>
          </table:table-cell>
          <table:table-cell table:formula="of:=[.B63]" office:value-type="string" office:string-value="used" calcext:value-type="string">
            <text:p>used</text:p>
          </table:table-cell>
          <table:table-cell table:formula="of:=[.C63]" office:value-type="string" office:string-value="by" calcext:value-type="string">
            <text:p>by</text:p>
          </table:table-cell>
          <table:table-cell table:formula="of:=[.D63]" office:value-type="string" office:string-value="the" calcext:value-type="string">
            <text:p>the</text:p>
          </table:table-cell>
          <table:table-cell table:formula="of:=[.E63]" office:value-type="string" office:string-value="Algorithms" calcext:value-type="string">
            <text:p>Algorithms</text:p>
          </table:table-cell>
          <table:table-cell table:formula="of:=[.F63]" office:value-type="string" office:string-value="in" calcext:value-type="string">
            <text:p>in</text:p>
          </table:table-cell>
          <table:table-cell table:style-name="ce1" office:value-type="string" calcext:value-type="string">
            <text:p>Megabytes</text:p>
          </table:table-cell>
          <table:table-cell table:formula="of:=[.H63]" office:value-type="float" office:value="0" calcext:value-type="float">
            <text:p>0</text:p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FT1</text:p>
          </table:table-cell>
          <table:table-cell office:value-type="string" calcext:value-type="string">
            <text:p>QFT2</text:p>
          </table:table-cell>
          <table:table-cell office:value-type="string" calcext:value-type="string">
            <text:p>QFT3</text:p>
          </table:table-cell>
          <table:table-cell office:value-type="string" calcext:value-type="string">
            <text:p>QFT4</text:p>
          </table:table-cell>
          <table:table-cell office:value-type="string" calcext:value-type="string">
            <text:p>QFT5</text:p>
          </table:table-cell>
          <table:table-cell office:value-type="string" calcext:value-type="string">
            <text:p>QFT6</text:p>
          </table:table-cell>
          <table:table-cell office:value-type="string" calcext:value-type="string">
            <text:p>QFT6 GPU</text:p>
          </table:table-cell>
          <table:table-cell office:value-type="string" calcext:value-type="string">
            <text:p>QFT7</text:p>
          </table:table-cell>
          <table:table-cell office:value-type="string" calcext:value-type="string">
            <text:p>QFT7 GPU</text:p>
          </table:table-cell>
          <table:table-cell/>
          <table:table-cell table:formula="of:=[.A64]" office:value-type="float" office:value="0" calcext:value-type="float">
            <text:p>0</text:p>
          </table:table-cell>
          <table:table-cell table:formula="of:=[.B64]" office:value-type="string" office:string-value="QFT1" calcext:value-type="string">
            <text:p>QFT1</text:p>
          </table:table-cell>
          <table:table-cell table:formula="of:=[.C64]" office:value-type="string" office:string-value="QFT2" calcext:value-type="string">
            <text:p>QFT2</text:p>
          </table:table-cell>
          <table:table-cell table:formula="of:=[.D64]" office:value-type="string" office:string-value="QFT3" calcext:value-type="string">
            <text:p>QFT3</text:p>
          </table:table-cell>
          <table:table-cell table:formula="of:=[.E64]" office:value-type="string" office:string-value="QFT4" calcext:value-type="string">
            <text:p>QFT4</text:p>
          </table:table-cell>
          <table:table-cell table:formula="of:=[.F64]" office:value-type="string" office:string-value="QFT5" calcext:value-type="string">
            <text:p>QFT5</text:p>
          </table:table-cell>
          <table:table-cell table:formula="of:=[.G64]" office:value-type="string" office:string-value="QFT6" calcext:value-type="string">
            <text:p>QFT6</text:p>
          </table:table-cell>
          <table:table-cell table:formula="of:=[.H64]" office:value-type="string" office:string-value="QFT6 GPU" calcext:value-type="string">
            <text:p>QFT6 GPU</text:p>
          </table:table-cell>
          <table:table-cell table:formula="of:=[.I64]" office:value-type="string" office:string-value="QFT7" calcext:value-type="string">
            <text:p>QFT7</text:p>
          </table:table-cell>
          <table:table-cell table:formula="of:=[.J64]" office:value-type="string" office:string-value="QFT7 GPU" calcext:value-type="string">
            <text:p>QFT7 G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8576" calcext:value-type="float">
            <text:p>10485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formula="of:=[.A64]" office:value-type="float" office:value="0" calcext:value-type="float">
            <text:p>0</text:p>
          </table:table-cell>
          <table:table-cell table:formula="of:=[.B65]/1000000" office:value-type="float" office:value="0" calcext:value-type="float">
            <text:p>0</text:p>
          </table:table-cell>
          <table:table-cell table:formula="of:=[.C65]/1000000" office:value-type="float" office:value="0" calcext:value-type="float">
            <text:p>0</text:p>
          </table:table-cell>
          <table:table-cell table:formula="of:=[.D65]/1000000" office:value-type="float" office:value="1.048576" calcext:value-type="float">
            <text:p>1.048576</text:p>
          </table:table-cell>
          <table:table-cell table:formula="of:=[.E65]/1000000" office:value-type="float" office:value="1.048576" calcext:value-type="float">
            <text:p>1.048576</text:p>
          </table:table-cell>
          <table:table-cell table:formula="of:=[.F65]/1000000" office:value-type="float" office:value="0" calcext:value-type="float">
            <text:p>0</text:p>
          </table:table-cell>
          <table:table-cell table:formula="of:=[.G65]/1000000" office:value-type="float" office:value="0" calcext:value-type="float">
            <text:p>0</text:p>
          </table:table-cell>
          <table:table-cell table:formula="of:=[.H65]/1000000" office:value-type="float" office:value="0" calcext:value-type="float">
            <text:p>0</text:p>
          </table:table-cell>
          <table:table-cell table:formula="of:=[.I65]/1000000" office:value-type="float" office:value="0.000032" calcext:value-type="float">
            <text:p>0.000032</text:p>
          </table:table-cell>
          <table:table-cell table:formula="of:=[.J65]/1000000"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0" calcext:value-type="float">
            <text:p>409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[.A65]" office:value-type="float" office:value="1" calcext:value-type="float">
            <text:p>1</text:p>
          </table:table-cell>
          <table:table-cell table:formula="of:=[.B66]/1000000" office:value-type="float" office:value="0.04096" calcext:value-type="float">
            <text:p>0.04096</text:p>
          </table:table-cell>
          <table:table-cell table:formula="of:=[.C66]/1000000" office:value-type="float" office:value="0" calcext:value-type="float">
            <text:p>0</text:p>
          </table:table-cell>
          <table:table-cell table:formula="of:=[.D66]/1000000" office:value-type="float" office:value="0" calcext:value-type="float">
            <text:p>0</text:p>
          </table:table-cell>
          <table:table-cell table:formula="of:=[.E66]/1000000" office:value-type="float" office:value="0" calcext:value-type="float">
            <text:p>0</text:p>
          </table:table-cell>
          <table:table-cell table:formula="of:=[.F66]/1000000" office:value-type="float" office:value="0" calcext:value-type="float">
            <text:p>0</text:p>
          </table:table-cell>
          <table:table-cell table:formula="of:=[.G66]/1000000" office:value-type="float" office:value="0" calcext:value-type="float">
            <text:p>0</text:p>
          </table:table-cell>
          <table:table-cell table:formula="of:=[.H66]/1000000" office:value-type="float" office:value="0" calcext:value-type="float">
            <text:p>0</text:p>
          </table:table-cell>
          <table:table-cell table:formula="of:=[.I66]/1000000" office:value-type="float" office:value="0.000064" calcext:value-type="float">
            <text:p>0.000064</text:p>
          </table:table-cell>
          <table:table-cell table:formula="of:=[.J66]/1000000" office:value-type="float" office:value="0.000064" calcext:value-type="float">
            <text:p>0.000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[.A66]" office:value-type="float" office:value="2" calcext:value-type="float">
            <text:p>2</text:p>
          </table:table-cell>
          <table:table-cell table:formula="of:=[.B67]/1000000" office:value-type="float" office:value="0" calcext:value-type="float">
            <text:p>0</text:p>
          </table:table-cell>
          <table:table-cell table:formula="of:=[.C67]/1000000" office:value-type="float" office:value="0" calcext:value-type="float">
            <text:p>0</text:p>
          </table:table-cell>
          <table:table-cell table:formula="of:=[.D67]/1000000" office:value-type="float" office:value="0" calcext:value-type="float">
            <text:p>0</text:p>
          </table:table-cell>
          <table:table-cell table:formula="of:=[.E67]/1000000" office:value-type="float" office:value="0" calcext:value-type="float">
            <text:p>0</text:p>
          </table:table-cell>
          <table:table-cell table:formula="of:=[.F67]/1000000" office:value-type="float" office:value="0" calcext:value-type="float">
            <text:p>0</text:p>
          </table:table-cell>
          <table:table-cell table:formula="of:=[.G67]/1000000" office:value-type="float" office:value="0" calcext:value-type="float">
            <text:p>0</text:p>
          </table:table-cell>
          <table:table-cell table:formula="of:=[.H67]/1000000" office:value-type="float" office:value="0" calcext:value-type="float">
            <text:p>0</text:p>
          </table:table-cell>
          <table:table-cell table:formula="of:=[.I67]/1000000" office:value-type="float" office:value="0.000128" calcext:value-type="float">
            <text:p>0.000128</text:p>
          </table:table-cell>
          <table:table-cell table:formula="of:=[.J67]/1000000" office:value-type="float" office:value="0.000128" calcext:value-type="float">
            <text:p>0.000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table:formula="of:=[.A67]" office:value-type="float" office:value="3" calcext:value-type="float">
            <text:p>3</text:p>
          </table:table-cell>
          <table:table-cell table:formula="of:=[.B68]/1000000" office:value-type="float" office:value="0" calcext:value-type="float">
            <text:p>0</text:p>
          </table:table-cell>
          <table:table-cell table:formula="of:=[.C68]/1000000" office:value-type="float" office:value="0" calcext:value-type="float">
            <text:p>0</text:p>
          </table:table-cell>
          <table:table-cell table:formula="of:=[.D68]/1000000" office:value-type="float" office:value="0" calcext:value-type="float">
            <text:p>0</text:p>
          </table:table-cell>
          <table:table-cell table:formula="of:=[.E68]/1000000" office:value-type="float" office:value="0" calcext:value-type="float">
            <text:p>0</text:p>
          </table:table-cell>
          <table:table-cell table:formula="of:=[.F68]/1000000" office:value-type="float" office:value="0" calcext:value-type="float">
            <text:p>0</text:p>
          </table:table-cell>
          <table:table-cell table:formula="of:=[.G68]/1000000" office:value-type="float" office:value="0" calcext:value-type="float">
            <text:p>0</text:p>
          </table:table-cell>
          <table:table-cell table:formula="of:=[.H68]/1000000" office:value-type="float" office:value="0" calcext:value-type="float">
            <text:p>0</text:p>
          </table:table-cell>
          <table:table-cell table:formula="of:=[.I68]/1000000" office:value-type="float" office:value="0.000256" calcext:value-type="float">
            <text:p>0.000256</text:p>
          </table:table-cell>
          <table:table-cell table:formula="of:=[.J68]/1000000" office:value-type="float" office:value="0.000256" calcext:value-type="float">
            <text:p>0.000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/>
          <table:table-cell table:formula="of:=[.A68]" office:value-type="float" office:value="4" calcext:value-type="float">
            <text:p>4</text:p>
          </table:table-cell>
          <table:table-cell table:formula="of:=[.B69]/1000000" office:value-type="float" office:value="0" calcext:value-type="float">
            <text:p>0</text:p>
          </table:table-cell>
          <table:table-cell table:formula="of:=[.C69]/1000000" office:value-type="float" office:value="0" calcext:value-type="float">
            <text:p>0</text:p>
          </table:table-cell>
          <table:table-cell table:formula="of:=[.D69]/1000000" office:value-type="float" office:value="0" calcext:value-type="float">
            <text:p>0</text:p>
          </table:table-cell>
          <table:table-cell table:formula="of:=[.E69]/1000000" office:value-type="float" office:value="0" calcext:value-type="float">
            <text:p>0</text:p>
          </table:table-cell>
          <table:table-cell table:formula="of:=[.F69]/1000000" office:value-type="float" office:value="0" calcext:value-type="float">
            <text:p>0</text:p>
          </table:table-cell>
          <table:table-cell table:formula="of:=[.G69]/1000000" office:value-type="float" office:value="0" calcext:value-type="float">
            <text:p>0</text:p>
          </table:table-cell>
          <table:table-cell table:formula="of:=[.H69]/1000000" office:value-type="float" office:value="0" calcext:value-type="float">
            <text:p>0</text:p>
          </table:table-cell>
          <table:table-cell table:formula="of:=[.I69]/1000000" office:value-type="float" office:value="0.000512" calcext:value-type="float">
            <text:p>0.000512</text:p>
          </table:table-cell>
          <table:table-cell table:formula="of:=[.J69]/1000000" office:value-type="float" office:value="0.000512" calcext:value-type="float">
            <text:p>0.000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/>
          <table:table-cell table:formula="of:=[.A69]" office:value-type="float" office:value="5" calcext:value-type="float">
            <text:p>5</text:p>
          </table:table-cell>
          <table:table-cell table:formula="of:=[.B70]/1000000" office:value-type="float" office:value="0" calcext:value-type="float">
            <text:p>0</text:p>
          </table:table-cell>
          <table:table-cell table:formula="of:=[.C70]/1000000" office:value-type="float" office:value="0" calcext:value-type="float">
            <text:p>0</text:p>
          </table:table-cell>
          <table:table-cell table:formula="of:=[.D70]/1000000" office:value-type="float" office:value="0" calcext:value-type="float">
            <text:p>0</text:p>
          </table:table-cell>
          <table:table-cell table:formula="of:=[.E70]/1000000" office:value-type="float" office:value="0" calcext:value-type="float">
            <text:p>0</text:p>
          </table:table-cell>
          <table:table-cell table:formula="of:=[.F70]/1000000" office:value-type="float" office:value="0" calcext:value-type="float">
            <text:p>0</text:p>
          </table:table-cell>
          <table:table-cell table:formula="of:=[.G70]/1000000" office:value-type="float" office:value="0" calcext:value-type="float">
            <text:p>0</text:p>
          </table:table-cell>
          <table:table-cell table:formula="of:=[.H70]/1000000" office:value-type="float" office:value="0" calcext:value-type="float">
            <text:p>0</text:p>
          </table:table-cell>
          <table:table-cell table:formula="of:=[.I70]/1000000" office:value-type="float" office:value="0.001024" calcext:value-type="float">
            <text:p>0.001024</text:p>
          </table:table-cell>
          <table:table-cell table:formula="of:=[.J70]/1000000" office:value-type="float" office:value="0.001024" calcext:value-type="float">
            <text:p>0.00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048" calcext:value-type="float">
            <text:p>2048</text:p>
          </table:table-cell>
          <table:table-cell/>
          <table:table-cell table:formula="of:=[.A70]" office:value-type="float" office:value="6" calcext:value-type="float">
            <text:p>6</text:p>
          </table:table-cell>
          <table:table-cell table:formula="of:=[.B71]/1000000" office:value-type="float" office:value="0" calcext:value-type="float">
            <text:p>0</text:p>
          </table:table-cell>
          <table:table-cell table:formula="of:=[.C71]/1000000" office:value-type="float" office:value="0" calcext:value-type="float">
            <text:p>0</text:p>
          </table:table-cell>
          <table:table-cell table:formula="of:=[.D71]/1000000" office:value-type="float" office:value="0" calcext:value-type="float">
            <text:p>0</text:p>
          </table:table-cell>
          <table:table-cell table:formula="of:=[.E71]/1000000" office:value-type="float" office:value="0" calcext:value-type="float">
            <text:p>0</text:p>
          </table:table-cell>
          <table:table-cell table:formula="of:=[.F71]/1000000" office:value-type="float" office:value="0" calcext:value-type="float">
            <text:p>0</text:p>
          </table:table-cell>
          <table:table-cell table:formula="of:=[.G71]/1000000" office:value-type="float" office:value="0" calcext:value-type="float">
            <text:p>0</text:p>
          </table:table-cell>
          <table:table-cell table:formula="of:=[.H71]/1000000" office:value-type="float" office:value="0" calcext:value-type="float">
            <text:p>0</text:p>
          </table:table-cell>
          <table:table-cell table:formula="of:=[.I71]/1000000" office:value-type="float" office:value="0.002048" calcext:value-type="float">
            <text:p>0.002048</text:p>
          </table:table-cell>
          <table:table-cell table:formula="of:=[.J71]/1000000" office:value-type="float" office:value="0.002048" calcext:value-type="float">
            <text:p>0.002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240" calcext:value-type="float">
            <text:p>2662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  <table:table-cell/>
          <table:table-cell table:formula="of:=[.A71]" office:value-type="float" office:value="7" calcext:value-type="float">
            <text:p>7</text:p>
          </table:table-cell>
          <table:table-cell table:formula="of:=[.B72]/1000000" office:value-type="float" office:value="0.26624" calcext:value-type="float">
            <text:p>0.26624</text:p>
          </table:table-cell>
          <table:table-cell table:formula="of:=[.C72]/1000000" office:value-type="float" office:value="0" calcext:value-type="float">
            <text:p>0</text:p>
          </table:table-cell>
          <table:table-cell table:formula="of:=[.D72]/1000000" office:value-type="float" office:value="0" calcext:value-type="float">
            <text:p>0</text:p>
          </table:table-cell>
          <table:table-cell table:formula="of:=[.E72]/1000000" office:value-type="float" office:value="0" calcext:value-type="float">
            <text:p>0</text:p>
          </table:table-cell>
          <table:table-cell table:formula="of:=[.F72]/1000000" office:value-type="float" office:value="0" calcext:value-type="float">
            <text:p>0</text:p>
          </table:table-cell>
          <table:table-cell table:formula="of:=[.G72]/1000000" office:value-type="float" office:value="0" calcext:value-type="float">
            <text:p>0</text:p>
          </table:table-cell>
          <table:table-cell table:formula="of:=[.H72]/1000000" office:value-type="float" office:value="0" calcext:value-type="float">
            <text:p>0</text:p>
          </table:table-cell>
          <table:table-cell table:formula="of:=[.I72]/1000000" office:value-type="float" office:value="0.004096" calcext:value-type="float">
            <text:p>0.004096</text:p>
          </table:table-cell>
          <table:table-cell table:formula="of:=[.J72]/1000000" office:value-type="float" office:value="0.004096" calcext:value-type="float">
            <text:p>0.004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52320" calcext:value-type="float">
            <text:p>73523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192" calcext:value-type="float">
            <text:p>8192</text:p>
          </table:table-cell>
          <table:table-cell/>
          <table:table-cell table:formula="of:=[.A72]" office:value-type="float" office:value="8" calcext:value-type="float">
            <text:p>8</text:p>
          </table:table-cell>
          <table:table-cell table:formula="of:=[.B73]/1000000" office:value-type="float" office:value="7.35232" calcext:value-type="float">
            <text:p>7.35232</text:p>
          </table:table-cell>
          <table:table-cell table:formula="of:=[.C73]/1000000" office:value-type="float" office:value="0" calcext:value-type="float">
            <text:p>0</text:p>
          </table:table-cell>
          <table:table-cell table:formula="of:=[.D73]/1000000" office:value-type="float" office:value="0" calcext:value-type="float">
            <text:p>0</text:p>
          </table:table-cell>
          <table:table-cell table:formula="of:=[.E73]/1000000" office:value-type="float" office:value="0" calcext:value-type="float">
            <text:p>0</text:p>
          </table:table-cell>
          <table:table-cell table:formula="of:=[.F73]/1000000" office:value-type="float" office:value="0" calcext:value-type="float">
            <text:p>0</text:p>
          </table:table-cell>
          <table:table-cell table:formula="of:=[.G73]/1000000" office:value-type="float" office:value="0" calcext:value-type="float">
            <text:p>0</text:p>
          </table:table-cell>
          <table:table-cell table:formula="of:=[.H73]/1000000" office:value-type="float" office:value="0" calcext:value-type="float">
            <text:p>0</text:p>
          </table:table-cell>
          <table:table-cell table:formula="of:=[.I73]/1000000" office:value-type="float" office:value="0.008192" calcext:value-type="float">
            <text:p>0.008192</text:p>
          </table:table-cell>
          <table:table-cell table:formula="of:=[.J73]/1000000" office:value-type="float" office:value="0.008192" calcext:value-type="float">
            <text:p>0.008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72416" calcext:value-type="float">
            <text:p>293724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6384" calcext:value-type="float">
            <text:p>16384</text:p>
          </table:table-cell>
          <table:table-cell/>
          <table:table-cell table:formula="of:=[.A73]" office:value-type="float" office:value="9" calcext:value-type="float">
            <text:p>9</text:p>
          </table:table-cell>
          <table:table-cell table:formula="of:=[.B74]/1000000" office:value-type="float" office:value="29.372416" calcext:value-type="float">
            <text:p>29.372416</text:p>
          </table:table-cell>
          <table:table-cell table:formula="of:=[.C74]/1000000" office:value-type="float" office:value="0" calcext:value-type="float">
            <text:p>0</text:p>
          </table:table-cell>
          <table:table-cell table:formula="of:=[.D74]/1000000" office:value-type="float" office:value="0" calcext:value-type="float">
            <text:p>0</text:p>
          </table:table-cell>
          <table:table-cell table:formula="of:=[.E74]/1000000" office:value-type="float" office:value="0" calcext:value-type="float">
            <text:p>0</text:p>
          </table:table-cell>
          <table:table-cell table:formula="of:=[.F74]/1000000" office:value-type="float" office:value="0" calcext:value-type="float">
            <text:p>0</text:p>
          </table:table-cell>
          <table:table-cell table:formula="of:=[.G74]/1000000" office:value-type="float" office:value="0" calcext:value-type="float">
            <text:p>0</text:p>
          </table:table-cell>
          <table:table-cell table:formula="of:=[.H74]/1000000" office:value-type="float" office:value="0" calcext:value-type="float">
            <text:p>0</text:p>
          </table:table-cell>
          <table:table-cell table:formula="of:=[.I74]/1000000" office:value-type="float" office:value="0.016384" calcext:value-type="float">
            <text:p>0.016384</text:p>
          </table:table-cell>
          <table:table-cell table:formula="of:=[.J74]/1000000"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452800" calcext:value-type="float">
            <text:p>1174528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768" calcext:value-type="float">
            <text:p>32768</text:p>
          </table:table-cell>
          <table:table-cell/>
          <table:table-cell table:formula="of:=[.A74]" office:value-type="float" office:value="10" calcext:value-type="float">
            <text:p>10</text:p>
          </table:table-cell>
          <table:table-cell table:formula="of:=[.B75]/1000000" office:value-type="float" office:value="117.4528" calcext:value-type="float">
            <text:p>117.4528</text:p>
          </table:table-cell>
          <table:table-cell table:formula="of:=[.C75]/1000000" office:value-type="float" office:value="0" calcext:value-type="float">
            <text:p>0</text:p>
          </table:table-cell>
          <table:table-cell table:formula="of:=[.D75]/1000000" office:value-type="float" office:value="0" calcext:value-type="float">
            <text:p>0</text:p>
          </table:table-cell>
          <table:table-cell table:formula="of:=[.E75]/1000000" office:value-type="float" office:value="0" calcext:value-type="float">
            <text:p>0</text:p>
          </table:table-cell>
          <table:table-cell table:formula="of:=[.F75]/1000000" office:value-type="float" office:value="0" calcext:value-type="float">
            <text:p>0</text:p>
          </table:table-cell>
          <table:table-cell table:formula="of:=[.G75]/1000000" office:value-type="float" office:value="0" calcext:value-type="float">
            <text:p>0</text:p>
          </table:table-cell>
          <table:table-cell table:formula="of:=[.H75]/1000000" office:value-type="float" office:value="0" calcext:value-type="float">
            <text:p>0</text:p>
          </table:table-cell>
          <table:table-cell table:formula="of:=[.I75]/1000000" office:value-type="float" office:value="0.032768" calcext:value-type="float">
            <text:p>0.032768</text:p>
          </table:table-cell>
          <table:table-cell table:formula="of:=[.J75]/1000000" office:value-type="float" office:value="0.032768" calcext:value-type="float">
            <text:p>0.032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665472" calcext:value-type="float">
            <text:p>4026654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5536" calcext:value-type="float">
            <text:p>65536</text:p>
          </table:table-cell>
          <table:table-cell/>
          <table:table-cell table:formula="of:=[.A75]" office:value-type="float" office:value="11" calcext:value-type="float">
            <text:p>11</text:p>
          </table:table-cell>
          <table:table-cell table:formula="of:=[.B76]/1000000" office:value-type="float" office:value="402.665472" calcext:value-type="float">
            <text:p>402.665472</text:p>
          </table:table-cell>
          <table:table-cell table:formula="of:=[.C76]/1000000" office:value-type="float" office:value="0" calcext:value-type="float">
            <text:p>0</text:p>
          </table:table-cell>
          <table:table-cell table:formula="of:=[.D76]/1000000" office:value-type="float" office:value="0" calcext:value-type="float">
            <text:p>0</text:p>
          </table:table-cell>
          <table:table-cell table:formula="of:=[.E76]/1000000" office:value-type="float" office:value="0" calcext:value-type="float">
            <text:p>0</text:p>
          </table:table-cell>
          <table:table-cell table:formula="of:=[.F76]/1000000" office:value-type="float" office:value="0" calcext:value-type="float">
            <text:p>0</text:p>
          </table:table-cell>
          <table:table-cell table:formula="of:=[.G76]/1000000" office:value-type="float" office:value="0" calcext:value-type="float">
            <text:p>0</text:p>
          </table:table-cell>
          <table:table-cell table:formula="of:=[.H76]/1000000" office:value-type="float" office:value="0" calcext:value-type="float">
            <text:p>0</text:p>
          </table:table-cell>
          <table:table-cell table:formula="of:=[.I76]/1000000" office:value-type="float" office:value="0.065536" calcext:value-type="float">
            <text:p>0.065536</text:p>
          </table:table-cell>
          <table:table-cell table:formula="of:=[.J76]/1000000" office:value-type="float" office:value="0.065536" calcext:value-type="float">
            <text:p>0.065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11247616" calcext:value-type="float">
            <text:p>16112476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31072" calcext:value-type="float">
            <text:p>131072</text:p>
          </table:table-cell>
          <table:table-cell/>
          <table:table-cell table:formula="of:=[.A76]" office:value-type="float" office:value="12" calcext:value-type="float">
            <text:p>12</text:p>
          </table:table-cell>
          <table:table-cell table:formula="of:=[.B77]/1000000" office:value-type="float" office:value="1611.247616" calcext:value-type="float">
            <text:p>1611.247616</text:p>
          </table:table-cell>
          <table:table-cell table:formula="of:=[.C77]/1000000" office:value-type="float" office:value="0" calcext:value-type="float">
            <text:p>0</text:p>
          </table:table-cell>
          <table:table-cell table:formula="of:=[.D77]/1000000" office:value-type="float" office:value="0" calcext:value-type="float">
            <text:p>0</text:p>
          </table:table-cell>
          <table:table-cell table:formula="of:=[.E77]/1000000" office:value-type="float" office:value="0" calcext:value-type="float">
            <text:p>0</text:p>
          </table:table-cell>
          <table:table-cell table:formula="of:=[.F77]/1000000" office:value-type="float" office:value="0" calcext:value-type="float">
            <text:p>0</text:p>
          </table:table-cell>
          <table:table-cell table:formula="of:=[.G77]/1000000" office:value-type="float" office:value="0" calcext:value-type="float">
            <text:p>0</text:p>
          </table:table-cell>
          <table:table-cell table:formula="of:=[.H77]/1000000" office:value-type="float" office:value="0" calcext:value-type="float">
            <text:p>0</text:p>
          </table:table-cell>
          <table:table-cell table:formula="of:=[.I77]/1000000" office:value-type="float" office:value="0.131072" calcext:value-type="float">
            <text:p>0.131072</text:p>
          </table:table-cell>
          <table:table-cell table:formula="of:=[.J77]/1000000" office:value-type="float" office:value="0.131072" calcext:value-type="float">
            <text:p>0.131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4118016" calcext:value-type="float">
            <text:p>6444118016</text:p>
          </table:table-cell>
          <table:table-cell office:value-type="float" office:value="1200128" calcext:value-type="float">
            <text:p>12001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2144" calcext:value-type="float">
            <text:p>262144</text:p>
          </table:table-cell>
          <table:table-cell/>
          <table:table-cell table:formula="of:=[.A77]" office:value-type="float" office:value="13" calcext:value-type="float">
            <text:p>13</text:p>
          </table:table-cell>
          <table:table-cell table:formula="of:=[.B78]/1000000" office:value-type="float" office:value="6444.118016" calcext:value-type="float">
            <text:p>6444.118016</text:p>
          </table:table-cell>
          <table:table-cell table:formula="of:=[.C78]/1000000" office:value-type="float" office:value="1.200128" calcext:value-type="float">
            <text:p>1.200128</text:p>
          </table:table-cell>
          <table:table-cell table:formula="of:=[.D78]/1000000" office:value-type="float" office:value="0" calcext:value-type="float">
            <text:p>0</text:p>
          </table:table-cell>
          <table:table-cell table:formula="of:=[.E78]/1000000" office:value-type="float" office:value="0" calcext:value-type="float">
            <text:p>0</text:p>
          </table:table-cell>
          <table:table-cell table:formula="of:=[.F78]/1000000" office:value-type="float" office:value="0" calcext:value-type="float">
            <text:p>0</text:p>
          </table:table-cell>
          <table:table-cell table:formula="of:=[.G78]/1000000" office:value-type="float" office:value="0" calcext:value-type="float">
            <text:p>0</text:p>
          </table:table-cell>
          <table:table-cell table:formula="of:=[.H78]/1000000" office:value-type="float" office:value="0" calcext:value-type="float">
            <text:p>0</text:p>
          </table:table-cell>
          <table:table-cell table:formula="of:=[.I78]/1000000" office:value-type="float" office:value="0.262144" calcext:value-type="float">
            <text:p>0.262144</text:p>
          </table:table-cell>
          <table:table-cell table:formula="of:=[.J78]/1000000" office:value-type="float" office:value="0.262144" calcext:value-type="float">
            <text:p>0.262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769844736" calcext:value-type="float">
            <text:p>25769844736</text:p>
          </table:table-cell>
          <table:table-cell office:value-type="float" office:value="2785280" calcext:value-type="float">
            <text:p>27852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24288" calcext:value-type="float">
            <text:p>524288</text:p>
          </table:table-cell>
          <table:table-cell/>
          <table:table-cell table:formula="of:=[.A78]" office:value-type="float" office:value="14" calcext:value-type="float">
            <text:p>14</text:p>
          </table:table-cell>
          <table:table-cell table:formula="of:=[.B79]/1000000" office:value-type="float" office:value="25769.844736" calcext:value-type="float">
            <text:p>25769.844736</text:p>
          </table:table-cell>
          <table:table-cell table:formula="of:=[.C79]/1000000" office:value-type="float" office:value="2.78528" calcext:value-type="float">
            <text:p>2.78528</text:p>
          </table:table-cell>
          <table:table-cell table:formula="of:=[.D79]/1000000" office:value-type="float" office:value="0" calcext:value-type="float">
            <text:p>0</text:p>
          </table:table-cell>
          <table:table-cell table:formula="of:=[.E79]/1000000" office:value-type="float" office:value="0" calcext:value-type="float">
            <text:p>0</text:p>
          </table:table-cell>
          <table:table-cell table:formula="of:=[.F79]/1000000" office:value-type="float" office:value="0" calcext:value-type="float">
            <text:p>0</text:p>
          </table:table-cell>
          <table:table-cell table:formula="of:=[.G79]/1000000" office:value-type="float" office:value="0" calcext:value-type="float">
            <text:p>0</text:p>
          </table:table-cell>
          <table:table-cell table:formula="of:=[.H79]/1000000" office:value-type="float" office:value="0" calcext:value-type="float">
            <text:p>0</text:p>
          </table:table-cell>
          <table:table-cell table:formula="of:=[.I79]/1000000" office:value-type="float" office:value="0.524288" calcext:value-type="float">
            <text:p>0.524288</text:p>
          </table:table-cell>
          <table:table-cell table:formula="of:=[.J79]/1000000" office:value-type="float" office:value="0.524288" calcext:value-type="float">
            <text:p>0.5242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743168" calcext:value-type="float">
            <text:p>4743168</text:p>
          </table:table-cell>
          <table:table-cell office:value-type="float" office:value="8003584" calcext:value-type="float">
            <text:p>8003584</text:p>
          </table:table-cell>
          <table:table-cell office:value-type="float" office:value="2637824" calcext:value-type="float">
            <text:p>263782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2248704" calcext:value-type="float">
            <text:p>2248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8576" calcext:value-type="float">
            <text:p>1048576</text:p>
          </table:table-cell>
          <table:table-cell/>
          <table:table-cell table:formula="of:=[.A79]" office:value-type="float" office:value="15" calcext:value-type="float">
            <text:p>15</text:p>
          </table:table-cell>
          <table:table-cell table:formula="of:=[.B80]/1000000" office:value-type="float" office:value="0" calcext:value-type="float">
            <text:p>0</text:p>
          </table:table-cell>
          <table:table-cell table:formula="of:=[.C80]/1000000" office:value-type="float" office:value="4.743168" calcext:value-type="float">
            <text:p>4.743168</text:p>
          </table:table-cell>
          <table:table-cell table:formula="of:=[.D80]/1000000" office:value-type="float" office:value="8.003584" calcext:value-type="float">
            <text:p>8.003584</text:p>
          </table:table-cell>
          <table:table-cell table:formula="of:=[.E80]/1000000" office:value-type="float" office:value="2.637824" calcext:value-type="float">
            <text:p>2.637824</text:p>
          </table:table-cell>
          <table:table-cell table:formula="of:=[.F80]/1000000" office:value-type="float" office:value="1.052672" calcext:value-type="float">
            <text:p>1.052672</text:p>
          </table:table-cell>
          <table:table-cell table:formula="of:=[.G80]/1000000" office:value-type="float" office:value="2.248704" calcext:value-type="float">
            <text:p>2.248704</text:p>
          </table:table-cell>
          <table:table-cell table:formula="of:=[.H80]/1000000" office:value-type="float" office:value="0" calcext:value-type="float">
            <text:p>0</text:p>
          </table:table-cell>
          <table:table-cell table:formula="of:=[.I80]/1000000" office:value-type="float" office:value="1.048576" calcext:value-type="float">
            <text:p>1.048576</text:p>
          </table:table-cell>
          <table:table-cell table:formula="of:=[.J80]/1000000" office:value-type="float" office:value="1.048576" calcext:value-type="float">
            <text:p>1.048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746112" calcext:value-type="float">
            <text:p>6746112</text:p>
          </table:table-cell>
          <table:table-cell office:value-type="float" office:value="5267456" calcext:value-type="float">
            <text:p>5267456</text:p>
          </table:table-cell>
          <table:table-cell office:value-type="float" office:value="7356416" calcext:value-type="float">
            <text:p>7356416</text:p>
          </table:table-cell>
          <table:table-cell office:value-type="float" office:value="4206592" calcext:value-type="float">
            <text:p>4206592</text:p>
          </table:table-cell>
          <table:table-cell office:value-type="float" office:value="5259264" calcext:value-type="float">
            <text:p>5259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7152" calcext:value-type="float">
            <text:p>2097152</text:p>
          </table:table-cell>
          <table:table-cell/>
          <table:table-cell table:formula="of:=[.A80]" office:value-type="float" office:value="16" calcext:value-type="float">
            <text:p>16</text:p>
          </table:table-cell>
          <table:table-cell table:formula="of:=[.B81]/1000000" office:value-type="float" office:value="0" calcext:value-type="float">
            <text:p>0</text:p>
          </table:table-cell>
          <table:table-cell table:formula="of:=[.C81]/1000000" office:value-type="float" office:value="6.746112" calcext:value-type="float">
            <text:p>6.746112</text:p>
          </table:table-cell>
          <table:table-cell table:formula="of:=[.D81]/1000000" office:value-type="float" office:value="5.267456" calcext:value-type="float">
            <text:p>5.267456</text:p>
          </table:table-cell>
          <table:table-cell table:formula="of:=[.E81]/1000000" office:value-type="float" office:value="7.356416" calcext:value-type="float">
            <text:p>7.356416</text:p>
          </table:table-cell>
          <table:table-cell table:formula="of:=[.F81]/1000000" office:value-type="float" office:value="4.206592" calcext:value-type="float">
            <text:p>4.206592</text:p>
          </table:table-cell>
          <table:table-cell table:formula="of:=[.G81]/1000000" office:value-type="float" office:value="5.259264" calcext:value-type="float">
            <text:p>5.259264</text:p>
          </table:table-cell>
          <table:table-cell table:formula="of:=[.H81]/1000000" office:value-type="float" office:value="0" calcext:value-type="float">
            <text:p>0</text:p>
          </table:table-cell>
          <table:table-cell table:formula="of:=[.I81]/1000000" office:value-type="float" office:value="2.097152" calcext:value-type="float">
            <text:p>2.097152</text:p>
          </table:table-cell>
          <table:table-cell table:formula="of:=[.J81]/1000000" office:value-type="float" office:value="2.097152" calcext:value-type="float">
            <text:p>2.0971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7817600" calcext:value-type="float">
            <text:p>17817600</text:p>
          </table:table-cell>
          <table:table-cell office:value-type="float" office:value="15732736" calcext:value-type="float">
            <text:p>15732736</text:p>
          </table:table-cell>
          <table:table-cell office:value-type="float" office:value="17866752" calcext:value-type="float">
            <text:p>17866752</text:p>
          </table:table-cell>
          <table:table-cell office:value-type="float" office:value="12599296" calcext:value-type="float">
            <text:p>12599296</text:p>
          </table:table-cell>
          <table:table-cell office:value-type="float" office:value="10502144" calcext:value-type="float">
            <text:p>10502144</text:p>
          </table:table-cell>
          <table:table-cell office:value-type="float" office:value="8388608" calcext:value-type="float">
            <text:p>8388608</text:p>
          </table:table-cell>
          <table:table-cell table:number-columns-repeated="2" office:value-type="float" office:value="4194304" calcext:value-type="float">
            <text:p>4194304</text:p>
          </table:table-cell>
          <table:table-cell/>
          <table:table-cell table:formula="of:=[.A81]" office:value-type="float" office:value="17" calcext:value-type="float">
            <text:p>17</text:p>
          </table:table-cell>
          <table:table-cell table:formula="of:=[.B82]/1000000" office:value-type="float" office:value="0" calcext:value-type="float">
            <text:p>0</text:p>
          </table:table-cell>
          <table:table-cell table:formula="of:=[.C82]/1000000" office:value-type="float" office:value="17.8176" calcext:value-type="float">
            <text:p>17.8176</text:p>
          </table:table-cell>
          <table:table-cell table:formula="of:=[.D82]/1000000" office:value-type="float" office:value="15.732736" calcext:value-type="float">
            <text:p>15.732736</text:p>
          </table:table-cell>
          <table:table-cell table:formula="of:=[.E82]/1000000" office:value-type="float" office:value="17.866752" calcext:value-type="float">
            <text:p>17.866752</text:p>
          </table:table-cell>
          <table:table-cell table:formula="of:=[.F82]/1000000" office:value-type="float" office:value="12.599296" calcext:value-type="float">
            <text:p>12.599296</text:p>
          </table:table-cell>
          <table:table-cell table:formula="of:=[.G82]/1000000" office:value-type="float" office:value="10.502144" calcext:value-type="float">
            <text:p>10.502144</text:p>
          </table:table-cell>
          <table:table-cell table:formula="of:=[.H82]/1000000" office:value-type="float" office:value="8.388608" calcext:value-type="float">
            <text:p>8.388608</text:p>
          </table:table-cell>
          <table:table-cell table:formula="of:=[.I82]/1000000" office:value-type="float" office:value="4.194304" calcext:value-type="float">
            <text:p>4.194304</text:p>
          </table:table-cell>
          <table:table-cell table:formula="of:=[.J82]/1000000" office:value-type="float" office:value="4.194304" calcext:value-type="float">
            <text:p>4.194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5647488" calcext:value-type="float">
            <text:p>35647488</text:p>
          </table:table-cell>
          <table:table-cell office:value-type="float" office:value="36769792" calcext:value-type="float">
            <text:p>36769792</text:p>
          </table:table-cell>
          <table:table-cell office:value-type="float" office:value="35680256" calcext:value-type="float">
            <text:p>35680256</text:p>
          </table:table-cell>
          <table:table-cell office:value-type="float" office:value="25182208" calcext:value-type="float">
            <text:p>25182208</text:p>
          </table:table-cell>
          <table:table-cell office:value-type="float" office:value="20987904" calcext:value-type="float">
            <text:p>20987904</text:p>
          </table:table-cell>
          <table:table-cell office:value-type="float" office:value="16777216" calcext:value-type="float">
            <text:p>16777216</text:p>
          </table:table-cell>
          <table:table-cell table:number-columns-repeated="2" office:value-type="float" office:value="8388608" calcext:value-type="float">
            <text:p>8388608</text:p>
          </table:table-cell>
          <table:table-cell/>
          <table:table-cell table:formula="of:=[.A82]" office:value-type="float" office:value="18" calcext:value-type="float">
            <text:p>18</text:p>
          </table:table-cell>
          <table:table-cell table:formula="of:=[.B83]/1000000" office:value-type="float" office:value="0" calcext:value-type="float">
            <text:p>0</text:p>
          </table:table-cell>
          <table:table-cell table:formula="of:=[.C83]/1000000" office:value-type="float" office:value="35.647488" calcext:value-type="float">
            <text:p>35.647488</text:p>
          </table:table-cell>
          <table:table-cell table:formula="of:=[.D83]/1000000" office:value-type="float" office:value="36.769792" calcext:value-type="float">
            <text:p>36.769792</text:p>
          </table:table-cell>
          <table:table-cell table:formula="of:=[.E83]/1000000" office:value-type="float" office:value="35.680256" calcext:value-type="float">
            <text:p>35.680256</text:p>
          </table:table-cell>
          <table:table-cell table:formula="of:=[.F83]/1000000" office:value-type="float" office:value="25.182208" calcext:value-type="float">
            <text:p>25.182208</text:p>
          </table:table-cell>
          <table:table-cell table:formula="of:=[.G83]/1000000" office:value-type="float" office:value="20.987904" calcext:value-type="float">
            <text:p>20.987904</text:p>
          </table:table-cell>
          <table:table-cell table:formula="of:=[.H83]/1000000" office:value-type="float" office:value="16.777216" calcext:value-type="float">
            <text:p>16.777216</text:p>
          </table:table-cell>
          <table:table-cell table:formula="of:=[.I83]/1000000" office:value-type="float" office:value="8.388608" calcext:value-type="float">
            <text:p>8.388608</text:p>
          </table:table-cell>
          <table:table-cell table:formula="of:=[.J83]/1000000" office:value-type="float" office:value="8.388608" calcext:value-type="float">
            <text:p>8.388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1331840" calcext:value-type="float">
            <text:p>71331840</text:p>
          </table:table-cell>
          <table:table-cell office:value-type="float" office:value="78766080" calcext:value-type="float">
            <text:p>78766080</text:p>
          </table:table-cell>
          <table:table-cell office:value-type="float" office:value="71290880" calcext:value-type="float">
            <text:p>71290880</text:p>
          </table:table-cell>
          <table:table-cell office:value-type="float" office:value="41955328" calcext:value-type="float">
            <text:p>41955328</text:p>
          </table:table-cell>
          <table:table-cell office:value-type="float" office:value="46424064" calcext:value-type="float">
            <text:p>46424064</text:p>
          </table:table-cell>
          <table:table-cell office:value-type="float" office:value="41943040" calcext:value-type="float">
            <text:p>41943040</text:p>
          </table:table-cell>
          <table:table-cell office:value-type="float" office:value="33558528" calcext:value-type="float">
            <text:p>33558528</text:p>
          </table:table-cell>
          <table:table-cell office:value-type="float" office:value="16777216" calcext:value-type="float">
            <text:p>16777216</text:p>
          </table:table-cell>
          <table:table-cell/>
          <table:table-cell table:formula="of:=[.A83]" office:value-type="float" office:value="19" calcext:value-type="float">
            <text:p>19</text:p>
          </table:table-cell>
          <table:table-cell table:formula="of:=[.B84]/1000000" office:value-type="float" office:value="0" calcext:value-type="float">
            <text:p>0</text:p>
          </table:table-cell>
          <table:table-cell table:formula="of:=[.C84]/1000000" office:value-type="float" office:value="71.33184" calcext:value-type="float">
            <text:p>71.33184</text:p>
          </table:table-cell>
          <table:table-cell table:formula="of:=[.D84]/1000000" office:value-type="float" office:value="78.76608" calcext:value-type="float">
            <text:p>78.76608</text:p>
          </table:table-cell>
          <table:table-cell table:formula="of:=[.E84]/1000000" office:value-type="float" office:value="71.29088" calcext:value-type="float">
            <text:p>71.29088</text:p>
          </table:table-cell>
          <table:table-cell table:formula="of:=[.F84]/1000000" office:value-type="float" office:value="41.955328" calcext:value-type="float">
            <text:p>41.955328</text:p>
          </table:table-cell>
          <table:table-cell table:formula="of:=[.G84]/1000000" office:value-type="float" office:value="46.424064" calcext:value-type="float">
            <text:p>46.424064</text:p>
          </table:table-cell>
          <table:table-cell table:formula="of:=[.H84]/1000000" office:value-type="float" office:value="41.94304" calcext:value-type="float">
            <text:p>41.94304</text:p>
          </table:table-cell>
          <table:table-cell table:formula="of:=[.I84]/1000000" office:value-type="float" office:value="33.558528" calcext:value-type="float">
            <text:p>33.558528</text:p>
          </table:table-cell>
          <table:table-cell table:formula="of:=[.J84]/1000000" office:value-type="float" office:value="16.777216" calcext:value-type="float">
            <text:p>16.777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42635008" calcext:value-type="float">
            <text:p>142635008</text:p>
          </table:table-cell>
          <table:table-cell office:value-type="float" office:value="163135488" calcext:value-type="float">
            <text:p>163135488</text:p>
          </table:table-cell>
          <table:table-cell office:value-type="float" office:value="142635008" calcext:value-type="float">
            <text:p>142635008</text:p>
          </table:table-cell>
          <table:table-cell office:value-type="float" office:value="83898368" calcext:value-type="float">
            <text:p>83898368</text:p>
          </table:table-cell>
          <table:table-cell office:value-type="float" office:value="79749120" calcext:value-type="float">
            <text:p>7974912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7112960" calcext:value-type="float">
            <text:p>67112960</text:p>
          </table:table-cell>
          <table:table-cell office:value-type="float" office:value="33554432" calcext:value-type="float">
            <text:p>33554432</text:p>
          </table:table-cell>
          <table:table-cell/>
          <table:table-cell table:formula="of:=[.A84]" office:value-type="float" office:value="20" calcext:value-type="float">
            <text:p>20</text:p>
          </table:table-cell>
          <table:table-cell table:formula="of:=[.B85]/1000000" office:value-type="float" office:value="0" calcext:value-type="float">
            <text:p>0</text:p>
          </table:table-cell>
          <table:table-cell table:formula="of:=[.C85]/1000000" office:value-type="float" office:value="142.635008" calcext:value-type="float">
            <text:p>142.635008</text:p>
          </table:table-cell>
          <table:table-cell table:formula="of:=[.D85]/1000000" office:value-type="float" office:value="163.135488" calcext:value-type="float">
            <text:p>163.135488</text:p>
          </table:table-cell>
          <table:table-cell table:formula="of:=[.E85]/1000000" office:value-type="float" office:value="142.635008" calcext:value-type="float">
            <text:p>142.635008</text:p>
          </table:table-cell>
          <table:table-cell table:formula="of:=[.F85]/1000000" office:value-type="float" office:value="83.898368" calcext:value-type="float">
            <text:p>83.898368</text:p>
          </table:table-cell>
          <table:table-cell table:formula="of:=[.G85]/1000000" office:value-type="float" office:value="79.74912" calcext:value-type="float">
            <text:p>79.74912</text:p>
          </table:table-cell>
          <table:table-cell table:formula="of:=[.H85]/1000000" office:value-type="float" office:value="67.108864" calcext:value-type="float">
            <text:p>67.108864</text:p>
          </table:table-cell>
          <table:table-cell table:formula="of:=[.I85]/1000000" office:value-type="float" office:value="67.11296" calcext:value-type="float">
            <text:p>67.11296</text:p>
          </table:table-cell>
          <table:table-cell table:formula="of:=[.J85]/1000000" office:value-type="float" office:value="33.554432" calcext:value-type="float">
            <text:p>33.554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85241344" calcext:value-type="float">
            <text:p>285241344</text:p>
          </table:table-cell>
          <table:table-cell office:value-type="float" office:value="330432512" calcext:value-type="float">
            <text:p>330432512</text:p>
          </table:table-cell>
          <table:table-cell office:value-type="float" office:value="285241344" calcext:value-type="float">
            <text:p>285241344</text:p>
          </table:table-cell>
          <table:table-cell office:value-type="float" office:value="167784448" calcext:value-type="float">
            <text:p>167784448</text:p>
          </table:table-cell>
          <table:table-cell office:value-type="float" office:value="176840704" calcext:value-type="float">
            <text:p>176840704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4221824" calcext:value-type="float">
            <text:p>134221824</text:p>
          </table:table-cell>
          <table:table-cell office:value-type="float" office:value="201326592" calcext:value-type="float">
            <text:p>201326592</text:p>
          </table:table-cell>
          <table:table-cell/>
          <table:table-cell table:formula="of:=[.A85]" office:value-type="float" office:value="21" calcext:value-type="float">
            <text:p>21</text:p>
          </table:table-cell>
          <table:table-cell table:formula="of:=[.B86]/1000000" office:value-type="float" office:value="0" calcext:value-type="float">
            <text:p>0</text:p>
          </table:table-cell>
          <table:table-cell table:formula="of:=[.C86]/1000000" office:value-type="float" office:value="285.241344" calcext:value-type="float">
            <text:p>285.241344</text:p>
          </table:table-cell>
          <table:table-cell table:formula="of:=[.D86]/1000000" office:value-type="float" office:value="330.432512" calcext:value-type="float">
            <text:p>330.432512</text:p>
          </table:table-cell>
          <table:table-cell table:formula="of:=[.E86]/1000000" office:value-type="float" office:value="285.241344" calcext:value-type="float">
            <text:p>285.241344</text:p>
          </table:table-cell>
          <table:table-cell table:formula="of:=[.F86]/1000000" office:value-type="float" office:value="167.784448" calcext:value-type="float">
            <text:p>167.784448</text:p>
          </table:table-cell>
          <table:table-cell table:formula="of:=[.G86]/1000000" office:value-type="float" office:value="176.840704" calcext:value-type="float">
            <text:p>176.840704</text:p>
          </table:table-cell>
          <table:table-cell table:formula="of:=[.H86]/1000000" office:value-type="float" office:value="134.217728" calcext:value-type="float">
            <text:p>134.217728</text:p>
          </table:table-cell>
          <table:table-cell table:formula="of:=[.I86]/1000000" office:value-type="float" office:value="134.221824" calcext:value-type="float">
            <text:p>134.221824</text:p>
          </table:table-cell>
          <table:table-cell table:formula="of:=[.J86]/1000000" office:value-type="float" office:value="201.326592" calcext:value-type="float">
            <text:p>201.326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570454016" calcext:value-type="float">
            <text:p>570454016</text:p>
          </table:table-cell>
          <table:table-cell office:value-type="float" office:value="668667904" calcext:value-type="float">
            <text:p>668667904</text:p>
          </table:table-cell>
          <table:table-cell office:value-type="float" office:value="570454016" calcext:value-type="float">
            <text:p>570454016</text:p>
          </table:table-cell>
          <table:table-cell office:value-type="float" office:value="335556608" calcext:value-type="float">
            <text:p>335556608</text:p>
          </table:table-cell>
          <table:table-cell office:value-type="float" office:value="369082368" calcext:value-type="float">
            <text:p>36908236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68439552" calcext:value-type="float">
            <text:p>268439552</text:p>
          </table:table-cell>
          <table:table-cell office:value-type="float" office:value="402653184" calcext:value-type="float">
            <text:p>402653184</text:p>
          </table:table-cell>
          <table:table-cell/>
          <table:table-cell table:formula="of:=[.A86]" office:value-type="float" office:value="22" calcext:value-type="float">
            <text:p>22</text:p>
          </table:table-cell>
          <table:table-cell table:formula="of:=[.B87]/1000000" office:value-type="float" office:value="0" calcext:value-type="float">
            <text:p>0</text:p>
          </table:table-cell>
          <table:table-cell table:formula="of:=[.C87]/1000000" office:value-type="float" office:value="570.454016" calcext:value-type="float">
            <text:p>570.454016</text:p>
          </table:table-cell>
          <table:table-cell table:formula="of:=[.D87]/1000000" office:value-type="float" office:value="668.667904" calcext:value-type="float">
            <text:p>668.667904</text:p>
          </table:table-cell>
          <table:table-cell table:formula="of:=[.E87]/1000000" office:value-type="float" office:value="570.454016" calcext:value-type="float">
            <text:p>570.454016</text:p>
          </table:table-cell>
          <table:table-cell table:formula="of:=[.F87]/1000000" office:value-type="float" office:value="335.556608" calcext:value-type="float">
            <text:p>335.556608</text:p>
          </table:table-cell>
          <table:table-cell table:formula="of:=[.G87]/1000000" office:value-type="float" office:value="369.082368" calcext:value-type="float">
            <text:p>369.082368</text:p>
          </table:table-cell>
          <table:table-cell table:formula="of:=[.H87]/1000000" office:value-type="float" office:value="268.435456" calcext:value-type="float">
            <text:p>268.435456</text:p>
          </table:table-cell>
          <table:table-cell table:formula="of:=[.I87]/1000000" office:value-type="float" office:value="268.439552" calcext:value-type="float">
            <text:p>268.439552</text:p>
          </table:table-cell>
          <table:table-cell table:formula="of:=[.J87]/1000000" office:value-type="float" office:value="402.653184" calcext:value-type="float">
            <text:p>402.6531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140912128" calcext:value-type="float">
            <text:p>1140912128</text:p>
          </table:table-cell>
          <table:table-cell office:value-type="float" office:value="1340846080" calcext:value-type="float">
            <text:p>1340846080</text:p>
          </table:table-cell>
          <table:table-cell office:value-type="float" office:value="1140912128" calcext:value-type="float">
            <text:p>1140912128</text:p>
          </table:table-cell>
          <table:table-cell office:value-type="float" office:value="671100928" calcext:value-type="float">
            <text:p>671100928</text:p>
          </table:table-cell>
          <table:table-cell office:value-type="float" office:value="738349056" calcext:value-type="float">
            <text:p>738349056</text:p>
          </table:table-cell>
          <table:table-cell office:value-type="float" office:value="671088640" calcext:value-type="float">
            <text:p>671088640</text:p>
          </table:table-cell>
          <table:table-cell office:value-type="float" office:value="536875008" calcext:value-type="float">
            <text:p>536875008</text:p>
          </table:table-cell>
          <table:table-cell office:value-type="float" office:value="805306368" calcext:value-type="float">
            <text:p>805306368</text:p>
          </table:table-cell>
          <table:table-cell/>
          <table:table-cell table:formula="of:=[.A87]" office:value-type="float" office:value="23" calcext:value-type="float">
            <text:p>23</text:p>
          </table:table-cell>
          <table:table-cell table:formula="of:=[.B88]/1000000" office:value-type="float" office:value="0" calcext:value-type="float">
            <text:p>0</text:p>
          </table:table-cell>
          <table:table-cell table:formula="of:=[.C88]/1000000" office:value-type="float" office:value="1140.912128" calcext:value-type="float">
            <text:p>1140.912128</text:p>
          </table:table-cell>
          <table:table-cell table:formula="of:=[.D88]/1000000" office:value-type="float" office:value="1340.84608" calcext:value-type="float">
            <text:p>1340.84608</text:p>
          </table:table-cell>
          <table:table-cell table:formula="of:=[.E88]/1000000" office:value-type="float" office:value="1140.912128" calcext:value-type="float">
            <text:p>1140.912128</text:p>
          </table:table-cell>
          <table:table-cell table:formula="of:=[.F88]/1000000" office:value-type="float" office:value="671.100928" calcext:value-type="float">
            <text:p>671.100928</text:p>
          </table:table-cell>
          <table:table-cell table:formula="of:=[.G88]/1000000" office:value-type="float" office:value="738.349056" calcext:value-type="float">
            <text:p>738.349056</text:p>
          </table:table-cell>
          <table:table-cell table:formula="of:=[.H88]/1000000" office:value-type="float" office:value="671.08864" calcext:value-type="float">
            <text:p>671.08864</text:p>
          </table:table-cell>
          <table:table-cell table:formula="of:=[.I88]/1000000" office:value-type="float" office:value="536.875008" calcext:value-type="float">
            <text:p>536.875008</text:p>
          </table:table-cell>
          <table:table-cell table:formula="of:=[.J88]/1000000" office:value-type="float" office:value="805.306368" calcext:value-type="float">
            <text:p>805.306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281697280" calcext:value-type="float">
            <text:p>2281697280</text:p>
          </table:table-cell>
          <table:table-cell office:value-type="float" office:value="2681393152" calcext:value-type="float">
            <text:p>2681393152</text:p>
          </table:table-cell>
          <table:table-cell office:value-type="float" office:value="2281697280" calcext:value-type="float">
            <text:p>2281697280</text:p>
          </table:table-cell>
          <table:table-cell office:value-type="float" office:value="1342222336" calcext:value-type="float">
            <text:p>1342222336</text:p>
          </table:table-cell>
          <table:table-cell office:value-type="float" office:value="1476546560" calcext:value-type="float">
            <text:p>1476546560</text:p>
          </table:table-cell>
          <table:table-cell office:value-type="float" office:value="1342177280" calcext:value-type="float">
            <text:p>1342177280</text:p>
          </table:table-cell>
          <table:table-cell office:value-type="float" office:value="1073745920" calcext:value-type="float">
            <text:p>1073745920</text:p>
          </table:table-cell>
          <table:table-cell office:value-type="float" office:value="1610612736" calcext:value-type="float">
            <text:p>1610612736</text:p>
          </table:table-cell>
          <table:table-cell/>
          <table:table-cell table:formula="of:=[.A88]" office:value-type="float" office:value="24" calcext:value-type="float">
            <text:p>24</text:p>
          </table:table-cell>
          <table:table-cell table:formula="of:=[.B89]/1000000" office:value-type="float" office:value="0" calcext:value-type="float">
            <text:p>0</text:p>
          </table:table-cell>
          <table:table-cell table:formula="of:=[.C89]/1000000" office:value-type="float" office:value="2281.69728" calcext:value-type="float">
            <text:p>2281.69728</text:p>
          </table:table-cell>
          <table:table-cell table:formula="of:=[.D89]/1000000" office:value-type="float" office:value="2681.393152" calcext:value-type="float">
            <text:p>2681.393152</text:p>
          </table:table-cell>
          <table:table-cell table:formula="of:=[.E89]/1000000" office:value-type="float" office:value="2281.69728" calcext:value-type="float">
            <text:p>2281.69728</text:p>
          </table:table-cell>
          <table:table-cell table:formula="of:=[.F89]/1000000" office:value-type="float" office:value="1342.222336" calcext:value-type="float">
            <text:p>1342.222336</text:p>
          </table:table-cell>
          <table:table-cell table:formula="of:=[.G89]/1000000" office:value-type="float" office:value="1476.54656" calcext:value-type="float">
            <text:p>1476.54656</text:p>
          </table:table-cell>
          <table:table-cell table:formula="of:=[.H89]/1000000" office:value-type="float" office:value="1342.17728" calcext:value-type="float">
            <text:p>1342.17728</text:p>
          </table:table-cell>
          <table:table-cell table:formula="of:=[.I89]/1000000" office:value-type="float" office:value="1073.74592" calcext:value-type="float">
            <text:p>1073.74592</text:p>
          </table:table-cell>
          <table:table-cell table:formula="of:=[.J89]/1000000" office:value-type="float" office:value="1610.612736" calcext:value-type="float">
            <text:p>1610.6127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563431424" calcext:value-type="float">
            <text:p>4563431424</text:p>
          </table:table-cell>
          <table:table-cell office:value-type="float" office:value="2684399616" calcext:value-type="float">
            <text:p>2684399616</text:p>
          </table:table-cell>
          <table:table-cell office:value-type="float" office:value="2952810496" calcext:value-type="float">
            <text:p>2952810496</text:p>
          </table:table-cell>
          <table:table-cell office:value-type="float" office:value="2684354560" calcext:value-type="float">
            <text:p>2684354560</text:p>
          </table:table-cell>
          <table:table-cell office:value-type="float" office:value="2150133760" calcext:value-type="float">
            <text:p>2150133760</text:p>
          </table:table-cell>
          <table:table-cell office:value-type="float" office:value="3221225472" calcext:value-type="float">
            <text:p>3221225472</text:p>
          </table:table-cell>
          <table:table-cell/>
          <table:table-cell table:formula="of:=[.A89]" office:value-type="float" office:value="25" calcext:value-type="float">
            <text:p>25</text:p>
          </table:table-cell>
          <table:table-cell table:formula="of:=[.B90]/1000000" office:value-type="float" office:value="0" calcext:value-type="float">
            <text:p>0</text:p>
          </table:table-cell>
          <table:table-cell table:formula="of:=[.C90]/1000000" office:value-type="float" office:value="0" calcext:value-type="float">
            <text:p>0</text:p>
          </table:table-cell>
          <table:table-cell table:formula="of:=[.D90]/1000000" office:value-type="float" office:value="0" calcext:value-type="float">
            <text:p>0</text:p>
          </table:table-cell>
          <table:table-cell table:formula="of:=[.E90]/1000000" office:value-type="float" office:value="4563.431424" calcext:value-type="float">
            <text:p>4563.431424</text:p>
          </table:table-cell>
          <table:table-cell table:formula="of:=[.F90]/1000000" office:value-type="float" office:value="2684.399616" calcext:value-type="float">
            <text:p>2684.399616</text:p>
          </table:table-cell>
          <table:table-cell table:formula="of:=[.G90]/1000000" office:value-type="float" office:value="2952.810496" calcext:value-type="float">
            <text:p>2952.810496</text:p>
          </table:table-cell>
          <table:table-cell table:formula="of:=[.H90]/1000000" office:value-type="float" office:value="2684.35456" calcext:value-type="float">
            <text:p>2684.35456</text:p>
          </table:table-cell>
          <table:table-cell table:formula="of:=[.I90]/1000000" office:value-type="float" office:value="2150.13376" calcext:value-type="float">
            <text:p>2150.13376</text:p>
          </table:table-cell>
          <table:table-cell table:formula="of:=[.J90]/1000000" office:value-type="float" office:value="3221.225472" calcext:value-type="float">
            <text:p>3221.2254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126834176" calcext:value-type="float">
            <text:p>9126834176</text:p>
          </table:table-cell>
          <table:table-cell office:value-type="float" office:value="5368721408" calcext:value-type="float">
            <text:p>5368721408</text:p>
          </table:table-cell>
          <table:table-cell office:value-type="float" office:value="5905600512" calcext:value-type="float">
            <text:p>5905600512</text:p>
          </table:table-cell>
          <table:table-cell office:value-type="float" office:value="5939134464" calcext:value-type="float">
            <text:p>5939134464</text:p>
          </table:table-cell>
          <table:table-cell office:value-type="float" office:value="4295462912" calcext:value-type="float">
            <text:p>4295462912</text:p>
          </table:table-cell>
          <table:table-cell office:value-type="float" office:value="4491575296" calcext:value-type="float">
            <text:p>4491575296</text:p>
          </table:table-cell>
          <table:table-cell/>
          <table:table-cell table:formula="of:=[.A90]" office:value-type="float" office:value="26" calcext:value-type="float">
            <text:p>26</text:p>
          </table:table-cell>
          <table:table-cell table:formula="of:=[.B91]/1000000" office:value-type="float" office:value="0" calcext:value-type="float">
            <text:p>0</text:p>
          </table:table-cell>
          <table:table-cell table:formula="of:=[.C91]/1000000" office:value-type="float" office:value="0" calcext:value-type="float">
            <text:p>0</text:p>
          </table:table-cell>
          <table:table-cell table:formula="of:=[.D91]/1000000" office:value-type="float" office:value="0" calcext:value-type="float">
            <text:p>0</text:p>
          </table:table-cell>
          <table:table-cell table:formula="of:=[.E91]/1000000" office:value-type="float" office:value="9126.834176" calcext:value-type="float">
            <text:p>9126.834176</text:p>
          </table:table-cell>
          <table:table-cell table:formula="of:=[.F91]/1000000" office:value-type="float" office:value="5368.721408" calcext:value-type="float">
            <text:p>5368.721408</text:p>
          </table:table-cell>
          <table:table-cell table:formula="of:=[.G91]/1000000" office:value-type="float" office:value="5905.600512" calcext:value-type="float">
            <text:p>5905.600512</text:p>
          </table:table-cell>
          <table:table-cell table:formula="of:=[.H91]/1000000" office:value-type="float" office:value="5939.134464" calcext:value-type="float">
            <text:p>5939.134464</text:p>
          </table:table-cell>
          <table:table-cell table:formula="of:=[.I91]/1000000" office:value-type="float" office:value="4295.462912" calcext:value-type="float">
            <text:p>4295.462912</text:p>
          </table:table-cell>
          <table:table-cell table:formula="of:=[.J91]/1000000" office:value-type="float" office:value="4491.575296" calcext:value-type="float">
            <text:p>4491.5752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253672448" calcext:value-type="float">
            <text:p>18253672448</text:p>
          </table:table-cell>
          <table:table-cell office:value-type="float" office:value="10737496064" calcext:value-type="float">
            <text:p>10737496064</text:p>
          </table:table-cell>
          <table:table-cell office:value-type="float" office:value="11811442688" calcext:value-type="float">
            <text:p>11811442688</text:p>
          </table:table-cell>
          <table:table-cell office:value-type="float" office:value="12884901888" calcext:value-type="float">
            <text:p>12884901888</text:p>
          </table:table-cell>
          <table:table-cell office:value-type="float" office:value="8589938688" calcext:value-type="float">
            <text:p>8589938688</text:p>
          </table:table-cell>
          <table:table-cell office:value-type="float" office:value="8858370048" calcext:value-type="float">
            <text:p>8858370048</text:p>
          </table:table-cell>
          <table:table-cell/>
          <table:table-cell table:formula="of:=[.A91]" office:value-type="float" office:value="27" calcext:value-type="float">
            <text:p>27</text:p>
          </table:table-cell>
          <table:table-cell table:formula="of:=[.B92]/1000000" office:value-type="float" office:value="0" calcext:value-type="float">
            <text:p>0</text:p>
          </table:table-cell>
          <table:table-cell table:formula="of:=[.C92]/1000000" office:value-type="float" office:value="0" calcext:value-type="float">
            <text:p>0</text:p>
          </table:table-cell>
          <table:table-cell table:formula="of:=[.D92]/1000000" office:value-type="float" office:value="0" calcext:value-type="float">
            <text:p>0</text:p>
          </table:table-cell>
          <table:table-cell table:formula="of:=[.E92]/1000000" office:value-type="float" office:value="18253.672448" calcext:value-type="float">
            <text:p>18253.672448</text:p>
          </table:table-cell>
          <table:table-cell table:formula="of:=[.F92]/1000000" office:value-type="float" office:value="10737.496064" calcext:value-type="float">
            <text:p>10737.496064</text:p>
          </table:table-cell>
          <table:table-cell table:formula="of:=[.G92]/1000000" office:value-type="float" office:value="11811.442688" calcext:value-type="float">
            <text:p>11811.442688</text:p>
          </table:table-cell>
          <table:table-cell table:formula="of:=[.H92]/1000000" office:value-type="float" office:value="12884.901888" calcext:value-type="float">
            <text:p>12884.901888</text:p>
          </table:table-cell>
          <table:table-cell table:formula="of:=[.I92]/1000000" office:value-type="float" office:value="8589.938688" calcext:value-type="float">
            <text:p>8589.938688</text:p>
          </table:table-cell>
          <table:table-cell table:formula="of:=[.J92]/1000000" office:value-type="float" office:value="8858.370048" calcext:value-type="float">
            <text:p>8858.370048</text:p>
          </table:table-cell>
        </table:table-row>
      </table:table>
      <table:table table:name="QISKIT" table:style-name="ta1">
        <table:shapes>
          <draw:frame draw:z-index="0" draw:style-name="gr1" draw:text-style-name="P1" svg:width="6.2988in" svg:height="3.5429in" svg:x="11.3343in" svg:y="7.313in">
            <draw:object draw:notify-on-update-of-ranges="QISKIT.L3:QISKIT.L30 QISKIT.M2:QISKIT.M2 QISKIT.M3:QISKIT.M30 QISKIT.O2:QISKIT.O2 QISKIT.O3:QISKIT.O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Xeon</text:p>
          </table:table-cell>
          <table:table-cell office:value-type="string" calcext:value-type="string">
            <text:p>E5-2670</text:p>
          </table:table-cell>
          <table:table-cell office:value-type="string" calcext:value-type="string">
            <text:p>224GB</text:p>
          </table:table-cell>
          <table:table-cell office:value-type="string" calcext:value-type="string">
            <text:p>RAM</text:p>
          </table:table-cell>
          <table:table-cell table:number-columns-repeated="8"/>
          <table:table-cell table:number-columns-repeated="2" office:value-type="string" calcext:value-type="string">
            <text:p>QK_state_cpu</text:p>
          </table:table-cell>
          <table:table-cell table:number-columns-repeated="2" office:value-type="string" calcext:value-type="string">
            <text:p>QK_state_gpu</text:p>
          </table:table-cell>
        </table:table-row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transpile</text:p>
          </table:table-cell>
          <table:table-cell office:value-type="string" calcext:value-type="string">
            <text:p>simulate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ory</text:p>
          </table:table-cell>
          <table:table-cell table:number-columns-repeated="4"/>
          <table:table-cell office:value-type="string" calcext:value-type="string">
            <text:p>DIM</text:p>
          </table:table-cell>
          <table:table-cell office:value-type="string" calcext:value-type="string">
            <text:p>qiskit_time_cpu</text:p>
          </table:table-cell>
          <table:table-cell office:value-type="string" calcext:value-type="string">
            <text:p>qiskit_mem_cpu</text:p>
          </table:table-cell>
          <table:table-cell office:value-type="string" calcext:value-type="string">
            <text:p>qiskit_time_gpu</text:p>
          </table:table-cell>
          <table:table-cell office:value-type="string" calcext:value-type="string">
            <text:p>qiskit_mem_g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8" calcext:value-type="float">
            <text:p>10.38</text:p>
          </table:table-cell>
          <table:table-cell office:value-type="float" office:value="0.02" calcext:value-type="float">
            <text:p>0.02</text:p>
          </table:table-cell>
          <table:table-cell office:value-type="float" office:value="10.4" calcext:value-type="float">
            <text:p>10.4</text:p>
          </table:table-cell>
          <table:table-cell office:value-type="float" office:value="245.53515625" calcext:value-type="float">
            <text:p>245.53515625</text:p>
          </table:table-cell>
          <table:table-cell office:value-type="float" office:value="35.052619934082" calcext:value-type="float">
            <text:p>35.0526199340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128.96" calcext:value-type="float">
            <text:p>128.96</text:p>
          </table:table-cell>
          <table:table-cell office:value-type="float" office:value="0.19" calcext:value-type="float">
            <text:p>0.19</text:p>
          </table:table-cell>
          <table:table-cell office:value-type="float" office:value="342.0078125" calcext:value-type="float">
            <text:p>342.007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  <table:table-cell office:value-type="float" office:value="245.90625" calcext:value-type="float">
            <text:p>245.90625</text:p>
          </table:table-cell>
          <table:table-cell office:value-type="float" office:value="35.080283164978" calcext:value-type="float">
            <text:p>35.0802831649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129.28" calcext:value-type="float">
            <text:p>129.28</text:p>
          </table:table-cell>
          <table:table-cell office:value-type="float" office:value="0.01" calcext:value-type="float">
            <text:p>0.01</text:p>
          </table:table-cell>
          <table:table-cell office:value-type="float" office:value="342.2421875" calcext:value-type="float">
            <text:p>342.2421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01" calcext:value-type="float">
            <text:p>0.01</text:p>
          </table:table-cell>
          <table:table-cell office:value-type="float" office:value="1.13" calcext:value-type="float">
            <text:p>1.13</text:p>
          </table:table-cell>
          <table:table-cell office:value-type="float" office:value="245.95703125" calcext:value-type="float">
            <text:p>245.95703125</text:p>
          </table:table-cell>
          <table:table-cell office:value-type="float" office:value="35.0910472869873" calcext:value-type="float">
            <text:p>35.09104728698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129.26" calcext:value-type="float">
            <text:p>129.26</text:p>
          </table:table-cell>
          <table:table-cell office:value-type="float" office:value="0.01" calcext:value-type="float">
            <text:p>0.01</text:p>
          </table:table-cell>
          <table:table-cell office:value-type="float" office:value="342.515625" calcext:value-type="float">
            <text:p>342.515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 office:value-type="float" office:value="1.21" calcext:value-type="float">
            <text:p>1.21</text:p>
          </table:table-cell>
          <table:table-cell office:value-type="float" office:value="245.99609375" calcext:value-type="float">
            <text:p>245.99609375</text:p>
          </table:table-cell>
          <table:table-cell office:value-type="float" office:value="35.0910472869873" calcext:value-type="float">
            <text:p>35.09104728698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129.38" calcext:value-type="float">
            <text:p>129.38</text:p>
          </table:table-cell>
          <table:table-cell office:value-type="float" office:value="0.01" calcext:value-type="float">
            <text:p>0.01</text:p>
          </table:table-cell>
          <table:table-cell office:value-type="float" office:value="342.59765625" calcext:value-type="float">
            <text:p>342.59765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02" calcext:value-type="float">
            <text:p>0.02</text:p>
          </table:table-cell>
          <table:table-cell office:value-type="float" office:value="1.17" calcext:value-type="float">
            <text:p>1.17</text:p>
          </table:table-cell>
          <table:table-cell office:value-type="float" office:value="246.0390625" calcext:value-type="float">
            <text:p>246.0390625</text:p>
          </table:table-cell>
          <table:table-cell office:value-type="float" office:value="35.0934085845947" calcext:value-type="float">
            <text:p>35.09340858459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129.38" calcext:value-type="float">
            <text:p>129.38</text:p>
          </table:table-cell>
          <table:table-cell office:value-type="float" office:value="0.02" calcext:value-type="float">
            <text:p>0.02</text:p>
          </table:table-cell>
          <table:table-cell office:value-type="float" office:value="342.66015625" calcext:value-type="float">
            <text:p>342.6601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office:value-type="float" office:value="1.14" calcext:value-type="float">
            <text:p>1.14</text:p>
          </table:table-cell>
          <table:table-cell office:value-type="float" office:value="246.09765625" calcext:value-type="float">
            <text:p>246.09765625</text:p>
          </table:table-cell>
          <table:table-cell office:value-type="float" office:value="35.1047058105469" calcext:value-type="float">
            <text:p>35.10470581054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129.48" calcext:value-type="float">
            <text:p>129.48</text:p>
          </table:table-cell>
          <table:table-cell office:value-type="float" office:value="0.02" calcext:value-type="float">
            <text:p>0.02</text:p>
          </table:table-cell>
          <table:table-cell office:value-type="float" office:value="342.77734375" calcext:value-type="float">
            <text:p>342.7773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3" calcext:value-type="float">
            <text:p>0.03</text:p>
          </table:table-cell>
          <table:table-cell office:value-type="float" office:value="1.16" calcext:value-type="float">
            <text:p>1.16</text:p>
          </table:table-cell>
          <table:table-cell office:value-type="float" office:value="246.1640625" calcext:value-type="float">
            <text:p>246.1640625</text:p>
          </table:table-cell>
          <table:table-cell office:value-type="float" office:value="35.1093196868897" calcext:value-type="float">
            <text:p>35.109319686889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129.45" calcext:value-type="float">
            <text:p>129.45</text:p>
          </table:table-cell>
          <table:table-cell office:value-type="float" office:value="0.03" calcext:value-type="float">
            <text:p>0.03</text:p>
          </table:table-cell>
          <table:table-cell office:value-type="float" office:value="342.84765625" calcext:value-type="float">
            <text:p>342.84765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4" calcext:value-type="float">
            <text:p>0.04</text:p>
          </table:table-cell>
          <table:table-cell office:value-type="float" office:value="1.16" calcext:value-type="float">
            <text:p>1.16</text:p>
          </table:table-cell>
          <table:table-cell office:value-type="float" office:value="246.28125" calcext:value-type="float">
            <text:p>246.28125</text:p>
          </table:table-cell>
          <table:table-cell office:value-type="float" office:value="35.1477918624878" calcext:value-type="float">
            <text:p>35.14779186248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129.46" calcext:value-type="float">
            <text:p>129.46</text:p>
          </table:table-cell>
          <table:table-cell office:value-type="float" office:value="0.04" calcext:value-type="float">
            <text:p>0.04</text:p>
          </table:table-cell>
          <table:table-cell office:value-type="float" office:value="342.95703125" calcext:value-type="float">
            <text:p>342.95703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246.390625" calcext:value-type="float">
            <text:p>246.390625</text:p>
          </table:table-cell>
          <table:table-cell office:value-type="float" office:value="35.1477918624878" calcext:value-type="float">
            <text:p>35.14779186248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129.57" calcext:value-type="float">
            <text:p>129.57</text:p>
          </table:table-cell>
          <table:table-cell office:value-type="float" office:value="0.05" calcext:value-type="float">
            <text:p>0.05</text:p>
          </table:table-cell>
          <table:table-cell office:value-type="float" office:value="343.015625" calcext:value-type="float">
            <text:p>343.01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office:value-type="float" office:value="246.5703125" calcext:value-type="float">
            <text:p>246.5703125</text:p>
          </table:table-cell>
          <table:table-cell office:value-type="float" office:value="35.1807870864868" calcext:value-type="float">
            <text:p>35.18078708648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129.7" calcext:value-type="float">
            <text:p>129.7</text:p>
          </table:table-cell>
          <table:table-cell office:value-type="float" office:value="0.06" calcext:value-type="float">
            <text:p>0.06</text:p>
          </table:table-cell>
          <table:table-cell office:value-type="float" office:value="343.1953125" calcext:value-type="float">
            <text:p>343.1953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6" calcext:value-type="float">
            <text:p>0.06</text:p>
          </table:table-cell>
          <table:table-cell office:value-type="float" office:value="1.19" calcext:value-type="float">
            <text:p>1.19</text:p>
          </table:table-cell>
          <table:table-cell office:value-type="float" office:value="246.79296875" calcext:value-type="float">
            <text:p>246.79296875</text:p>
          </table:table-cell>
          <table:table-cell office:value-type="float" office:value="35.2725286483765" calcext:value-type="float">
            <text:p>35.27252864837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14319" calcext:value-type="float">
            <text:p>0.014319</text:p>
          </table:table-cell>
          <table:table-cell office:value-type="float" office:value="129.59" calcext:value-type="float">
            <text:p>129.59</text:p>
          </table:table-cell>
          <table:table-cell office:value-type="float" office:value="0.07" calcext:value-type="float">
            <text:p>0.07</text:p>
          </table:table-cell>
          <table:table-cell office:value-type="float" office:value="343.3828125" calcext:value-type="float">
            <text:p>343.382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08" calcext:value-type="float">
            <text:p>0.08</text:p>
          </table:table-cell>
          <table:table-cell office:value-type="float" office:value="1.22" calcext:value-type="float">
            <text:p>1.22</text:p>
          </table:table-cell>
          <table:table-cell office:value-type="float" office:value="247.1171875" calcext:value-type="float">
            <text:p>247.1171875</text:p>
          </table:table-cell>
          <table:table-cell office:value-type="float" office:value="35.3965864181519" calcext:value-type="float">
            <text:p>35.39658641815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129.65" calcext:value-type="float">
            <text:p>129.65</text:p>
          </table:table-cell>
          <table:table-cell office:value-type="float" office:value="0.08" calcext:value-type="float">
            <text:p>0.08</text:p>
          </table:table-cell>
          <table:table-cell office:value-type="float" office:value="343.6484375" calcext:value-type="float">
            <text:p>343.6484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9" calcext:value-type="float">
            <text:p>0.09</text:p>
          </table:table-cell>
          <table:table-cell office:value-type="float" office:value="1.23" calcext:value-type="float">
            <text:p>1.23</text:p>
          </table:table-cell>
          <table:table-cell office:value-type="float" office:value="247.60546875" calcext:value-type="float">
            <text:p>247.60546875</text:p>
          </table:table-cell>
          <table:table-cell office:value-type="float" office:value="35.6894483566284" calcext:value-type="float">
            <text:p>35.689448356628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17631" calcext:value-type="float">
            <text:p>0.017631</text:p>
          </table:table-cell>
          <table:table-cell office:value-type="float" office:value="129.78" calcext:value-type="float">
            <text:p>129.78</text:p>
          </table:table-cell>
          <table:table-cell office:value-type="float" office:value="0.09" calcext:value-type="float">
            <text:p>0.09</text:p>
          </table:table-cell>
          <table:table-cell office:value-type="float" office:value="344.15625" calcext:value-type="float">
            <text:p>344.15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11" calcext:value-type="float">
            <text:p>0.11</text:p>
          </table:table-cell>
          <table:table-cell office:value-type="float" office:value="1.28" calcext:value-type="float">
            <text:p>1.28</text:p>
          </table:table-cell>
          <table:table-cell office:value-type="float" office:value="248.65234375" calcext:value-type="float">
            <text:p>248.65234375</text:p>
          </table:table-cell>
          <table:table-cell office:value-type="float" office:value="35.8975715637207" calcext:value-type="float">
            <text:p>35.897571563720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26147" calcext:value-type="float">
            <text:p>0.026147</text:p>
          </table:table-cell>
          <table:table-cell office:value-type="float" office:value="129.95" calcext:value-type="float">
            <text:p>129.95</text:p>
          </table:table-cell>
          <table:table-cell office:value-type="float" office:value="0.1" calcext:value-type="float">
            <text:p>0.1</text:p>
          </table:table-cell>
          <table:table-cell office:value-type="float" office:value="345.01953125" calcext:value-type="float">
            <text:p>345.0195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.3" calcext:value-type="float">
            <text:p>1.3</text:p>
          </table:table-cell>
          <table:table-cell office:value-type="float" office:value="249.921875" calcext:value-type="float">
            <text:p>249.921875</text:p>
          </table:table-cell>
          <table:table-cell office:value-type="float" office:value="36.541766166687" calcext:value-type="float">
            <text:p>36.5417661666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26521" calcext:value-type="float">
            <text:p>0.026521</text:p>
          </table:table-cell>
          <table:table-cell office:value-type="float" office:value="130.46" calcext:value-type="float">
            <text:p>130.46</text:p>
          </table:table-cell>
          <table:table-cell office:value-type="float" office:value="0.12" calcext:value-type="float">
            <text:p>0.12</text:p>
          </table:table-cell>
          <table:table-cell office:value-type="float" office:value="346.1328125" calcext:value-type="float">
            <text:p>346.1328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13" calcext:value-type="float">
            <text:p>0.13</text:p>
          </table:table-cell>
          <table:table-cell office:value-type="float" office:value="1.32" calcext:value-type="float">
            <text:p>1.32</text:p>
          </table:table-cell>
          <table:table-cell office:value-type="float" office:value="251.30859375" calcext:value-type="float">
            <text:p>251.30859375</text:p>
          </table:table-cell>
          <table:table-cell office:value-type="float" office:value="37.8060541152954" calcext:value-type="float">
            <text:p>37.80605411529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30293" calcext:value-type="float">
            <text:p>0.030293</text:p>
          </table:table-cell>
          <table:table-cell office:value-type="float" office:value="130.58" calcext:value-type="float">
            <text:p>130.58</text:p>
          </table:table-cell>
          <table:table-cell office:value-type="float" office:value="0.13" calcext:value-type="float">
            <text:p>0.13</text:p>
          </table:table-cell>
          <table:table-cell office:value-type="float" office:value="347.609375" calcext:value-type="float">
            <text:p>347.609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15" calcext:value-type="float">
            <text:p>0.15</text:p>
          </table:table-cell>
          <table:table-cell office:value-type="float" office:value="1.33" calcext:value-type="float">
            <text:p>1.33</text:p>
          </table:table-cell>
          <table:table-cell office:value-type="float" office:value="255.859375" calcext:value-type="float">
            <text:p>255.859375</text:p>
          </table:table-cell>
          <table:table-cell office:value-type="float" office:value="40.3208055496216" calcext:value-type="float">
            <text:p>40.32080554962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38241" calcext:value-type="float">
            <text:p>0.038241</text:p>
          </table:table-cell>
          <table:table-cell office:value-type="float" office:value="131.55" calcext:value-type="float">
            <text:p>131.55</text:p>
          </table:table-cell>
          <table:table-cell office:value-type="float" office:value="0.15" calcext:value-type="float">
            <text:p>0.15</text:p>
          </table:table-cell>
          <table:table-cell office:value-type="float" office:value="350.6875" calcext:value-type="float">
            <text:p>350.6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17" calcext:value-type="float">
            <text:p>0.17</text:p>
          </table:table-cell>
          <table:table-cell office:value-type="float" office:value="1.35" calcext:value-type="float">
            <text:p>1.35</text:p>
          </table:table-cell>
          <table:table-cell office:value-type="float" office:value="261.8671875" calcext:value-type="float">
            <text:p>261.8671875</text:p>
          </table:table-cell>
          <table:table-cell office:value-type="float" office:value="45.335467338562" calcext:value-type="float">
            <text:p>45.3354673385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41681" calcext:value-type="float">
            <text:p>0.041681</text:p>
          </table:table-cell>
          <table:table-cell office:value-type="float" office:value="133.7" calcext:value-type="float">
            <text:p>133.7</text:p>
          </table:table-cell>
          <table:table-cell office:value-type="float" office:value="0.16" calcext:value-type="float">
            <text:p>0.16</text:p>
          </table:table-cell>
          <table:table-cell office:value-type="float" office:value="356.78515625" calcext:value-type="float">
            <text:p>356.78515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office:value-type="float" office:value="1.41" calcext:value-type="float">
            <text:p>1.41</text:p>
          </table:table-cell>
          <table:table-cell office:value-type="float" office:value="272.57421875" calcext:value-type="float">
            <text:p>272.57421875</text:p>
          </table:table-cell>
          <table:table-cell office:value-type="float" office:value="55.382342338562" calcext:value-type="float">
            <text:p>55.38234233856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137.66" calcext:value-type="float">
            <text:p>137.66</text:p>
          </table:table-cell>
          <table:table-cell office:value-type="float" office:value="0.19" calcext:value-type="float">
            <text:p>0.19</text:p>
          </table:table-cell>
          <table:table-cell office:value-type="float" office:value="365.3125" calcext:value-type="float">
            <text:p>365.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27" calcext:value-type="float">
            <text:p>0.27</text:p>
          </table:table-cell>
          <table:table-cell office:value-type="float" office:value="1.46" calcext:value-type="float">
            <text:p>1.46</text:p>
          </table:table-cell>
          <table:table-cell office:value-type="float" office:value="296.6015625" calcext:value-type="float">
            <text:p>296.6015625</text:p>
          </table:table-cell>
          <table:table-cell office:value-type="float" office:value="75.3988676071167" calcext:value-type="float">
            <text:p>75.398867607116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96837" calcext:value-type="float">
            <text:p>0.096837</text:p>
          </table:table-cell>
          <table:table-cell office:value-type="float" office:value="145.71" calcext:value-type="float">
            <text:p>145.71</text:p>
          </table:table-cell>
          <table:table-cell office:value-type="float" office:value="0.21" calcext:value-type="float">
            <text:p>0.21</text:p>
          </table:table-cell>
          <table:table-cell office:value-type="float" office:value="385.3984375" calcext:value-type="float">
            <text:p>385.3984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34" calcext:value-type="float">
            <text:p>0.34</text:p>
          </table:table-cell>
          <table:table-cell office:value-type="float" office:value="1.52" calcext:value-type="float">
            <text:p>1.52</text:p>
          </table:table-cell>
          <table:table-cell office:value-type="float" office:value="344.71875" calcext:value-type="float">
            <text:p>344.71875</text:p>
          </table:table-cell>
          <table:table-cell office:value-type="float" office:value="115.413442611694" calcext:value-type="float">
            <text:p>115.41344261169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6531" calcext:value-type="float">
            <text:p>0.166531</text:p>
          </table:table-cell>
          <table:table-cell office:value-type="float" office:value="162" calcext:value-type="float">
            <text:p>162</text:p>
          </table:table-cell>
          <table:table-cell office:value-type="float" office:value="0.23" calcext:value-type="float">
            <text:p>0.23</text:p>
          </table:table-cell>
          <table:table-cell office:value-type="float" office:value="425.55859375" calcext:value-type="float">
            <text:p>425.55859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69" calcext:value-type="float">
            <text:p>0.69</text:p>
          </table:table-cell>
          <table:table-cell office:value-type="float" office:value="1.89" calcext:value-type="float">
            <text:p>1.89</text:p>
          </table:table-cell>
          <table:table-cell office:value-type="float" office:value="424.7890625" calcext:value-type="float">
            <text:p>424.7890625</text:p>
          </table:table-cell>
          <table:table-cell office:value-type="float" office:value="195.314100265503" calcext:value-type="float">
            <text:p>195.3141002655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332608" calcext:value-type="float">
            <text:p>0.332608</text:p>
          </table:table-cell>
          <table:table-cell office:value-type="float" office:value="193.95" calcext:value-type="float">
            <text:p>193.95</text:p>
          </table:table-cell>
          <table:table-cell office:value-type="float" office:value="0.26" calcext:value-type="float">
            <text:p>0.26</text:p>
          </table:table-cell>
          <table:table-cell office:value-type="float" office:value="505.6796875" calcext:value-type="float">
            <text:p>505.6796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1.13" calcext:value-type="float">
            <text:p>1.13</text:p>
          </table:table-cell>
          <table:table-cell office:value-type="float" office:value="2.32" calcext:value-type="float">
            <text:p>2.32</text:p>
          </table:table-cell>
          <table:table-cell office:value-type="float" office:value="584.83203125" calcext:value-type="float">
            <text:p>584.83203125</text:p>
          </table:table-cell>
          <table:table-cell office:value-type="float" office:value="355.331394195557" calcext:value-type="float">
            <text:p>355.33139419555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843609" calcext:value-type="float">
            <text:p>0.843609</text:p>
          </table:table-cell>
          <table:table-cell office:value-type="float" office:value="258.15" calcext:value-type="float">
            <text:p>258.15</text:p>
          </table:table-cell>
          <table:table-cell office:value-type="float" office:value="0.31" calcext:value-type="float">
            <text:p>0.31</text:p>
          </table:table-cell>
          <table:table-cell office:value-type="float" office:value="665.8515625" calcext:value-type="float">
            <text:p>665.8515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2.15" calcext:value-type="float">
            <text:p>2.15</text:p>
          </table:table-cell>
          <table:table-cell office:value-type="float" office:value="3.36" calcext:value-type="float">
            <text:p>3.36</text:p>
          </table:table-cell>
          <table:table-cell office:value-type="float" office:value="904.90234375" calcext:value-type="float">
            <text:p>904.90234375</text:p>
          </table:table-cell>
          <table:table-cell office:value-type="float" office:value="675.349245071411" calcext:value-type="float">
            <text:p>675.34924507141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.698419" calcext:value-type="float">
            <text:p>1.698419</text:p>
          </table:table-cell>
          <table:table-cell office:value-type="float" office:value="386.19" calcext:value-type="float">
            <text:p>386.19</text:p>
          </table:table-cell>
          <table:table-cell office:value-type="float" office:value="0.39" calcext:value-type="float">
            <text:p>0.39</text:p>
          </table:table-cell>
          <table:table-cell office:value-type="float" office:value="986.015625" calcext:value-type="float">
            <text:p>986.015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.89" calcext:value-type="float">
            <text:p>3.89</text:p>
          </table:table-cell>
          <table:table-cell office:value-type="float" office:value="5.09" calcext:value-type="float">
            <text:p>5.09</text:p>
          </table:table-cell>
          <table:table-cell office:value-type="float" office:value="1545.00390625" calcext:value-type="float">
            <text:p>1545.00390625</text:p>
          </table:table-cell>
          <table:table-cell office:value-type="float" office:value="1315.36678981781" calcext:value-type="float">
            <text:p>1315.366789817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443609" calcext:value-type="float">
            <text:p>3.443609</text:p>
          </table:table-cell>
          <table:table-cell office:value-type="float" office:value="642.12" calcext:value-type="float">
            <text:p>642.12</text:p>
          </table:table-cell>
          <table:table-cell office:value-type="float" office:value="0.51" calcext:value-type="float">
            <text:p>0.51</text:p>
          </table:table-cell>
          <table:table-cell office:value-type="float" office:value="1626.15234375" calcext:value-type="float">
            <text:p>1626.152343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5" calcext:value-type="float">
            <text:p>6.8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7.7" calcext:value-type="float">
            <text:p>7.7</text:p>
          </table:table-cell>
          <table:table-cell office:value-type="float" office:value="8.92" calcext:value-type="float">
            <text:p>8.92</text:p>
          </table:table-cell>
          <table:table-cell office:value-type="float" office:value="2825.08984375" calcext:value-type="float">
            <text:p>2825.08984375</text:p>
          </table:table-cell>
          <table:table-cell office:value-type="float" office:value="2595.38277053833" calcext:value-type="float">
            <text:p>2595.3827705383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.33769" calcext:value-type="float">
            <text:p>6.33769</text:p>
          </table:table-cell>
          <table:table-cell office:value-type="float" office:value="1154.17" calcext:value-type="float">
            <text:p>1154.17</text:p>
          </table:table-cell>
          <table:table-cell office:value-type="float" office:value="0.75" calcext:value-type="float">
            <text:p>0.75</text:p>
          </table:table-cell>
          <table:table-cell office:value-type="float" office:value="2906.40625" calcext:value-type="float">
            <text:p>2906.40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5.43" calcext:value-type="float">
            <text:p>15.43</text:p>
          </table:table-cell>
          <table:table-cell office:value-type="float" office:value="16.64" calcext:value-type="float">
            <text:p>16.64</text:p>
          </table:table-cell>
          <table:table-cell office:value-type="float" office:value="5385.1328125" calcext:value-type="float">
            <text:p>5385.1328125</text:p>
          </table:table-cell>
          <table:table-cell office:value-type="float" office:value="5155.40017032623" calcext:value-type="float">
            <text:p>5155.4001703262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3.307583" calcext:value-type="float">
            <text:p>13.307583</text:p>
          </table:table-cell>
          <table:table-cell office:value-type="float" office:value="2178.46" calcext:value-type="float">
            <text:p>2178.46</text:p>
          </table:table-cell>
          <table:table-cell office:value-type="float" office:value="1.23" calcext:value-type="float">
            <text:p>1.23</text:p>
          </table:table-cell>
          <table:table-cell office:value-type="float" office:value="5466.48046875" calcext:value-type="float">
            <text:p>5466.48046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1.04" calcext:value-type="float">
            <text:p>31.04</text:p>
          </table:table-cell>
          <table:table-cell office:value-type="float" office:value="32.27" calcext:value-type="float">
            <text:p>32.27</text:p>
          </table:table-cell>
          <table:table-cell office:value-type="float" office:value="10505.24609375" calcext:value-type="float">
            <text:p>10505.24609375</text:p>
          </table:table-cell>
          <table:table-cell office:value-type="float" office:value="10275.4176807404" calcext:value-type="float">
            <text:p>10275.41768074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7.332357" calcext:value-type="float">
            <text:p>27.332357</text:p>
          </table:table-cell>
          <table:table-cell office:value-type="float" office:value="4226.33" calcext:value-type="float">
            <text:p>4226.33</text:p>
          </table:table-cell>
          <table:table-cell office:value-type="float" office:value="2.2" calcext:value-type="float">
            <text:p>2.2</text:p>
          </table:table-cell>
          <table:table-cell office:value-type="float" office:value="10586.58203125" calcext:value-type="float">
            <text:p>10586.58203125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60.837341" calcext:value-type="float">
            <text:p>60.837341</text:p>
          </table:table-cell>
          <table:table-cell office:value-type="float" office:value="8322.42" calcext:value-type="float">
            <text:p>832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on</text:p>
          </table:table-cell>
          <table:table-cell office:value-type="string" calcext:value-type="string">
            <text:p>E5-2670</text:p>
          </table:table-cell>
          <table:table-cell office:value-type="string" calcext:value-type="string">
            <text:p>224GB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UDA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10GB</text:p>
          </table:table-cell>
          <table:table-cell office:value-type="string" calcext:value-type="string">
            <text:p>(Aer-Device</text:p>
          </table:table-cell>
          <table:table-cell office:value-type="string" calcext:value-type="string">
            <text:p>GPU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7.82519" calcext:value-type="float">
            <text:p>127.82519</text:p>
          </table:table-cell>
          <table:table-cell office:value-type="float" office:value="16514.52" calcext:value-type="float">
            <text:p>1651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transpile</text:p>
          </table:table-cell>
          <table:table-cell office:value-type="string" calcext:value-type="string">
            <text:p>simulate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ory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51.241962" calcext:value-type="float">
            <text:p>251.241962</text:p>
          </table:table-cell>
          <table:table-cell office:value-type="float" office:value="32898.66" calcext:value-type="float">
            <text:p>32898.6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" calcext:value-type="float">
            <text:p>10.31</text:p>
          </table:table-cell>
          <table:table-cell office:value-type="float" office:value="0.19" calcext:value-type="float">
            <text:p>0.19</text:p>
          </table:table-cell>
          <table:table-cell office:value-type="float" office:value="10.5" calcext:value-type="float">
            <text:p>10.5</text:p>
          </table:table-cell>
          <table:table-cell office:value-type="float" office:value="342.0078125" calcext:value-type="float">
            <text:p>342.0078125</text:p>
          </table:table-cell>
          <table:table-cell office:value-type="float" office:value="35.0705213546753" calcext:value-type="float">
            <text:p>35.070521354675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29.436972" calcext:value-type="float">
            <text:p>529.436972</text:p>
          </table:table-cell>
          <table:table-cell office:value-type="float" office:value="65666.64" calcext:value-type="float">
            <text:p>65666.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01" calcext:value-type="float">
            <text:p>0.01</text:p>
          </table:table-cell>
          <table:table-cell office:value-type="float" office:value="1.15" calcext:value-type="float">
            <text:p>1.15</text:p>
          </table:table-cell>
          <table:table-cell office:value-type="float" office:value="342.2421875" calcext:value-type="float">
            <text:p>342.2421875</text:p>
          </table:table-cell>
          <table:table-cell office:value-type="float" office:value="35.0832433700562" calcext:value-type="float">
            <text:p>35.083243370056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118.068713" calcext:value-type="float">
            <text:p>1118.068713</text:p>
          </table:table-cell>
          <table:table-cell office:value-type="float" office:value="131202.79" calcext:value-type="float">
            <text:p>131202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342.515625" calcext:value-type="float">
            <text:p>342.515625</text:p>
          </table:table-cell>
          <table:table-cell office:value-type="float" office:value="35.0832433700562" calcext:value-type="float">
            <text:p>35.08324337005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.01" calcext:value-type="float">
            <text:p>0.01</text:p>
          </table:table-cell>
          <table:table-cell office:value-type="float" office:value="1.13" calcext:value-type="float">
            <text:p>1.13</text:p>
          </table:table-cell>
          <table:table-cell office:value-type="float" office:value="342.59765625" calcext:value-type="float">
            <text:p>342.59765625</text:p>
          </table:table-cell>
          <table:table-cell office:value-type="float" office:value="35.0895090103149" calcext:value-type="float">
            <text:p>35.08950901031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office:value-type="float" office:value="1.14" calcext:value-type="float">
            <text:p>1.14</text:p>
          </table:table-cell>
          <table:table-cell office:value-type="float" office:value="342.66015625" calcext:value-type="float">
            <text:p>342.66015625</text:p>
          </table:table-cell>
          <table:table-cell office:value-type="float" office:value="35.0970554351807" calcext:value-type="float">
            <text:p>35.09705543518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02" calcext:value-type="float">
            <text:p>0.02</text:p>
          </table:table-cell>
          <table:table-cell office:value-type="float" office:value="1.15" calcext:value-type="float">
            <text:p>1.15</text:p>
          </table:table-cell>
          <table:table-cell office:value-type="float" office:value="342.77734375" calcext:value-type="float">
            <text:p>342.77734375</text:p>
          </table:table-cell>
          <table:table-cell office:value-type="float" office:value="35.1106681823731" calcext:value-type="float">
            <text:p>35.11066818237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3" calcext:value-type="float">
            <text:p>0.03</text:p>
          </table:table-cell>
          <table:table-cell office:value-type="float" office:value="1.16" calcext:value-type="float">
            <text:p>1.16</text:p>
          </table:table-cell>
          <table:table-cell office:value-type="float" office:value="342.84765625" calcext:value-type="float">
            <text:p>342.84765625</text:p>
          </table:table-cell>
          <table:table-cell office:value-type="float" office:value="35.1106681823731" calcext:value-type="float">
            <text:p>35.11066818237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342.95703125" calcext:value-type="float">
            <text:p>342.95703125</text:p>
          </table:table-cell>
          <table:table-cell office:value-type="float" office:value="35.1318082809448" calcext:value-type="float">
            <text:p>35.13180828094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office:value-type="float" office:value="343.015625" calcext:value-type="float">
            <text:p>343.015625</text:p>
          </table:table-cell>
          <table:table-cell office:value-type="float" office:value="35.1318082809448" calcext:value-type="float">
            <text:p>35.13180828094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6" calcext:value-type="float">
            <text:p>0.06</text:p>
          </table:table-cell>
          <table:table-cell office:value-type="float" office:value="1.19" calcext:value-type="float">
            <text:p>1.19</text:p>
          </table:table-cell>
          <table:table-cell office:value-type="float" office:value="343.1953125" calcext:value-type="float">
            <text:p>343.1953125</text:p>
          </table:table-cell>
          <table:table-cell office:value-type="float" office:value="35.1991176605225" calcext:value-type="float">
            <text:p>35.199117660522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07" calcext:value-type="float">
            <text:p>0.07</text:p>
          </table:table-cell>
          <table:table-cell office:value-type="float" office:value="1.22" calcext:value-type="float">
            <text:p>1.22</text:p>
          </table:table-cell>
          <table:table-cell office:value-type="float" office:value="343.3828125" calcext:value-type="float">
            <text:p>343.3828125</text:p>
          </table:table-cell>
          <table:table-cell office:value-type="float" office:value="35.2675094604492" calcext:value-type="float">
            <text:p>35.267509460449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08" calcext:value-type="float">
            <text:p>0.08</text:p>
          </table:table-cell>
          <table:table-cell office:value-type="float" office:value="1.21" calcext:value-type="float">
            <text:p>1.21</text:p>
          </table:table-cell>
          <table:table-cell office:value-type="float" office:value="343.6484375" calcext:value-type="float">
            <text:p>343.6484375</text:p>
          </table:table-cell>
          <table:table-cell office:value-type="float" office:value="35.3914566040039" calcext:value-type="float">
            <text:p>35.391456604003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09" calcext:value-type="float">
            <text:p>0.09</text:p>
          </table:table-cell>
          <table:table-cell office:value-type="float" office:value="1.23" calcext:value-type="float">
            <text:p>1.23</text:p>
          </table:table-cell>
          <table:table-cell office:value-type="float" office:value="344.15625" calcext:value-type="float">
            <text:p>344.15625</text:p>
          </table:table-cell>
          <table:table-cell office:value-type="float" office:value="35.685996055603" calcext:value-type="float">
            <text:p>35.6859960556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345.01953125" calcext:value-type="float">
            <text:p>345.01953125</text:p>
          </table:table-cell>
          <table:table-cell office:value-type="float" office:value="35.9010057449341" calcext:value-type="float">
            <text:p>35.901005744934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12" calcext:value-type="float">
            <text:p>0.12</text:p>
          </table:table-cell>
          <table:table-cell office:value-type="float" office:value="1.31" calcext:value-type="float">
            <text:p>1.31</text:p>
          </table:table-cell>
          <table:table-cell office:value-type="float" office:value="346.1328125" calcext:value-type="float">
            <text:p>346.1328125</text:p>
          </table:table-cell>
          <table:table-cell office:value-type="float" office:value="36.5440359115601" calcext:value-type="float">
            <text:p>36.544035911560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13" calcext:value-type="float">
            <text:p>0.13</text:p>
          </table:table-cell>
          <table:table-cell office:value-type="float" office:value="1.31" calcext:value-type="float">
            <text:p>1.31</text:p>
          </table:table-cell>
          <table:table-cell office:value-type="float" office:value="347.609375" calcext:value-type="float">
            <text:p>347.609375</text:p>
          </table:table-cell>
          <table:table-cell office:value-type="float" office:value="37.8094654083252" calcext:value-type="float">
            <text:p>37.809465408325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15" calcext:value-type="float">
            <text:p>0.15</text:p>
          </table:table-cell>
          <table:table-cell office:value-type="float" office:value="1.33" calcext:value-type="float">
            <text:p>1.33</text:p>
          </table:table-cell>
          <table:table-cell office:value-type="float" office:value="350.6875" calcext:value-type="float">
            <text:p>350.6875</text:p>
          </table:table-cell>
          <table:table-cell office:value-type="float" office:value="40.3236360549927" calcext:value-type="float">
            <text:p>40.323636054992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16" calcext:value-type="float">
            <text:p>0.16</text:p>
          </table:table-cell>
          <table:table-cell office:value-type="float" office:value="1.35" calcext:value-type="float">
            <text:p>1.35</text:p>
          </table:table-cell>
          <table:table-cell office:value-type="float" office:value="356.78515625" calcext:value-type="float">
            <text:p>356.78515625</text:p>
          </table:table-cell>
          <table:table-cell office:value-type="float" office:value="45.3378229141235" calcext:value-type="float">
            <text:p>45.337822914123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19" calcext:value-type="float">
            <text:p>0.19</text:p>
          </table:table-cell>
          <table:table-cell office:value-type="float" office:value="1.38" calcext:value-type="float">
            <text:p>1.38</text:p>
          </table:table-cell>
          <table:table-cell office:value-type="float" office:value="365.3125" calcext:value-type="float">
            <text:p>365.3125</text:p>
          </table:table-cell>
          <table:table-cell office:value-type="float" office:value="55.3842821121216" calcext:value-type="float">
            <text:p>55.38428211212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21" calcext:value-type="float">
            <text:p>0.21</text:p>
          </table:table-cell>
          <table:table-cell office:value-type="float" office:value="1.39" calcext:value-type="float">
            <text:p>1.39</text:p>
          </table:table-cell>
          <table:table-cell office:value-type="float" office:value="385.3984375" calcext:value-type="float">
            <text:p>385.3984375</text:p>
          </table:table-cell>
          <table:table-cell office:value-type="float" office:value="75.3991479873657" calcext:value-type="float">
            <text:p>75.399147987365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23" calcext:value-type="float">
            <text:p>0.23</text:p>
          </table:table-cell>
          <table:table-cell office:value-type="float" office:value="1.42" calcext:value-type="float">
            <text:p>1.42</text:p>
          </table:table-cell>
          <table:table-cell office:value-type="float" office:value="425.55859375" calcext:value-type="float">
            <text:p>425.55859375</text:p>
          </table:table-cell>
          <table:table-cell office:value-type="float" office:value="115.413726806641" calcext:value-type="float">
            <text:p>115.41372680664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26" calcext:value-type="float">
            <text:p>0.26</text:p>
          </table:table-cell>
          <table:table-cell office:value-type="float" office:value="1.44" calcext:value-type="float">
            <text:p>1.44</text:p>
          </table:table-cell>
          <table:table-cell office:value-type="float" office:value="505.6796875" calcext:value-type="float">
            <text:p>505.6796875</text:p>
          </table:table-cell>
          <table:table-cell office:value-type="float" office:value="195.315430641174" calcext:value-type="float">
            <text:p>195.31543064117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31" calcext:value-type="float">
            <text:p>0.31</text:p>
          </table:table-cell>
          <table:table-cell office:value-type="float" office:value="1.48" calcext:value-type="float">
            <text:p>1.48</text:p>
          </table:table-cell>
          <table:table-cell office:value-type="float" office:value="665.8515625" calcext:value-type="float">
            <text:p>665.8515625</text:p>
          </table:table-cell>
          <table:table-cell office:value-type="float" office:value="355.333250999451" calcext:value-type="float">
            <text:p>355.33325099945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39" calcext:value-type="float">
            <text:p>0.39</text:p>
          </table:table-cell>
          <table:table-cell office:value-type="float" office:value="1.57" calcext:value-type="float">
            <text:p>1.57</text:p>
          </table:table-cell>
          <table:table-cell office:value-type="float" office:value="986.015625" calcext:value-type="float">
            <text:p>986.015625</text:p>
          </table:table-cell>
          <table:table-cell office:value-type="float" office:value="675.349573135376" calcext:value-type="float">
            <text:p>675.34957313537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51" calcext:value-type="float">
            <text:p>0.51</text:p>
          </table:table-cell>
          <table:table-cell office:value-type="float" office:value="1.7" calcext:value-type="float">
            <text:p>1.7</text:p>
          </table:table-cell>
          <table:table-cell office:value-type="float" office:value="1626.15234375" calcext:value-type="float">
            <text:p>1626.15234375</text:p>
          </table:table-cell>
          <table:table-cell office:value-type="float" office:value="1315.36674022675" calcext:value-type="float">
            <text:p>1315.3667402267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75" calcext:value-type="float">
            <text:p>0.75</text:p>
          </table:table-cell>
          <table:table-cell office:value-type="float" office:value="1.95" calcext:value-type="float">
            <text:p>1.95</text:p>
          </table:table-cell>
          <table:table-cell office:value-type="float" office:value="2906.40625" calcext:value-type="float">
            <text:p>2906.40625</text:p>
          </table:table-cell>
          <table:table-cell office:value-type="float" office:value="2595.38234710693" calcext:value-type="float">
            <text:p>2595.3823471069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2.44" calcext:value-type="float">
            <text:p>2.44</text:p>
          </table:table-cell>
          <table:table-cell office:value-type="float" office:value="5466.48046875" calcext:value-type="float">
            <text:p>5466.48046875</text:p>
          </table:table-cell>
          <table:table-cell office:value-type="float" office:value="5155.4009437561" calcext:value-type="float">
            <text:p>5155.400943756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38" calcext:value-type="float">
            <text:p>27.38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2.2" calcext:value-type="float">
            <text:p>2.2</text:p>
          </table:table-cell>
          <table:table-cell office:value-type="float" office:value="3.41" calcext:value-type="float">
            <text:p>3.41</text:p>
          </table:table-cell>
          <table:table-cell office:value-type="float" office:value="10586.58203125" calcext:value-type="float">
            <text:p>10586.58203125</text:p>
          </table:table-cell>
          <table:table-cell office:value-type="float" office:value="10275.4184160233" calcext:value-type="float">
            <text:p>10275.418416023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screte circu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method=tatevector</text:p>
          </table:table-cell>
          <table:table-cell office:value-type="string" calcext:value-type="string">
            <text:p>device=CPU</text:p>
          </table:table-cell>
          <table:table-cell office:value-type="string" calcext:value-type="string">
            <text:p>available=('CPU'</text:p>
          </table:table-cell>
          <table:table-cell office:value-type="string" calcext:value-type="string">
            <text:p>'GPU'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bit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transpile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peak</text:p>
          </table:table-cell>
          <table:table-cell office:value-type="string" calcext:value-type="string">
            <text:p>VRAM peak</text:p>
          </table:table-cell>
          <table:table-cell office:value-type="string" calcext:value-type="string">
            <text:p>Py mallo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office:value-type="float" office:value="0.02" calcext:value-type="float">
            <text:p>0.02</text:p>
          </table:table-cell>
          <table:table-cell office:value-type="float" office:value="10.91" calcext:value-type="float">
            <text:p>10.91</text:p>
          </table:table-cell>
          <table:table-cell office:value-type="float" office:value="257.5" calcext:value-type="float">
            <text:p>257.5</text:p>
          </table:table-cell>
          <table:table-cell office:value-type="float" office:value="792.9" calcext:value-type="float">
            <text:p>792.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01" calcext:value-type="float">
            <text:p>0.01</text:p>
          </table:table-cell>
          <table:table-cell office:value-type="float" office:value="1.19" calcext:value-type="float">
            <text:p>1.19</text:p>
          </table:table-cell>
          <table:table-cell office:value-type="float" office:value="260.2" calcext:value-type="float">
            <text:p>260.2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01" calcext:value-type="float">
            <text:p>0.01</text:p>
          </table:table-cell>
          <table:table-cell office:value-type="float" office:value="1.21" calcext:value-type="float">
            <text:p>1.21</text:p>
          </table:table-cell>
          <table:table-cell office:value-type="float" office:value="260.3" calcext:value-type="float">
            <text:p>260.3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02" calcext:value-type="float">
            <text:p>0.02</text:p>
          </table:table-cell>
          <table:table-cell office:value-type="float" office:value="1.24" calcext:value-type="float">
            <text:p>1.24</text:p>
          </table:table-cell>
          <table:table-cell office:value-type="float" office:value="260.4" calcext:value-type="float">
            <text:p>260.4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.02" calcext:value-type="float">
            <text:p>0.02</text:p>
          </table:table-cell>
          <table:table-cell office:value-type="float" office:value="1.21" calcext:value-type="float">
            <text:p>1.21</text:p>
          </table:table-cell>
          <table:table-cell office:value-type="float" office:value="260.4" calcext:value-type="float">
            <text:p>260.4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 office:value-type="float" office:value="1.22" calcext:value-type="float">
            <text:p>1.22</text:p>
          </table:table-cell>
          <table:table-cell office:value-type="float" office:value="260.4" calcext:value-type="float">
            <text:p>260.4</text:p>
          </table:table-cell>
          <table:table-cell office:value-type="float" office:value="762.9" calcext:value-type="float">
            <text:p>76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8" calcext:value-type="float">
            <text:p>1.18</text:p>
          </table:table-cell>
          <table:table-cell office:value-type="float" office:value="0.03" calcext:value-type="float">
            <text:p>0.03</text:p>
          </table:table-cell>
          <table:table-cell office:value-type="float" office:value="1.22" calcext:value-type="float">
            <text:p>1.22</text:p>
          </table:table-cell>
          <table:table-cell office:value-type="float" office:value="260.5" calcext:value-type="float">
            <text:p>260.5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.24" calcext:value-type="float">
            <text:p>1.24</text:p>
          </table:table-cell>
          <table:table-cell office:value-type="float" office:value="260.6" calcext:value-type="float">
            <text:p>260.6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.24" calcext:value-type="float">
            <text:p>1.24</text:p>
          </table:table-cell>
          <table:table-cell office:value-type="float" office:value="260.8" calcext:value-type="float">
            <text:p>260.8</text:p>
          </table:table-cell>
          <table:table-cell office:value-type="float" office:value="772.9" calcext:value-type="float">
            <text:p>772.9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8" calcext:value-type="float">
            <text:p>1.18</text:p>
          </table:table-cell>
          <table:table-cell office:value-type="float" office:value="0.06" calcext:value-type="float">
            <text:p>0.06</text:p>
          </table:table-cell>
          <table:table-cell office:value-type="float" office:value="1.25" calcext:value-type="float">
            <text:p>1.25</text:p>
          </table:table-cell>
          <table:table-cell office:value-type="float" office:value="261.1" calcext:value-type="float">
            <text:p>261.1</text:p>
          </table:table-cell>
          <table:table-cell office:value-type="float" office:value="772.9" calcext:value-type="float">
            <text:p>772.9</text:p>
          </table:table-cell>
          <table:table-cell office:value-type="float" office:value="35.2" calcext:value-type="float">
            <text:p>35.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21" calcext:value-type="float">
            <text:p>1.21</text:p>
          </table:table-cell>
          <table:table-cell office:value-type="float" office:value="0.07" calcext:value-type="float">
            <text:p>0.07</text:p>
          </table:table-cell>
          <table:table-cell office:value-type="float" office:value="1.29" calcext:value-type="float">
            <text:p>1.29</text:p>
          </table:table-cell>
          <table:table-cell office:value-type="float" office:value="261.2" calcext:value-type="float">
            <text:p>261.2</text:p>
          </table:table-cell>
          <table:table-cell office:value-type="float" office:value="772.9" calcext:value-type="float">
            <text:p>772.9</text:p>
          </table:table-cell>
          <table:table-cell office:value-type="float" office:value="35.3" calcext:value-type="float">
            <text:p>35.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  <table:table-cell office:value-type="float" office:value="0.08" calcext:value-type="float">
            <text:p>0.08</text:p>
          </table:table-cell>
          <table:table-cell office:value-type="float" office:value="1.29" calcext:value-type="float">
            <text:p>1.29</text:p>
          </table:table-cell>
          <table:table-cell office:value-type="float" office:value="261.6" calcext:value-type="float">
            <text:p>261.6</text:p>
          </table:table-cell>
          <table:table-cell office:value-type="float" office:value="772.9" calcext:value-type="float">
            <text:p>772.9</text:p>
          </table:table-cell>
          <table:table-cell office:value-type="float" office:value="35.4" calcext:value-type="float">
            <text:p>35.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18" calcext:value-type="float">
            <text:p>1.18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262" calcext:value-type="float">
            <text:p>262</text:p>
          </table:table-cell>
          <table:table-cell office:value-type="float" office:value="772.9" calcext:value-type="float">
            <text:p>772.9</text:p>
          </table:table-cell>
          <table:table-cell office:value-type="float" office:value="35.7" calcext:value-type="float">
            <text:p>35.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22" calcext:value-type="float">
            <text:p>1.22</text:p>
          </table:table-cell>
          <table:table-cell office:value-type="float" office:value="0.12" calcext:value-type="float">
            <text:p>0.12</text:p>
          </table:table-cell>
          <table:table-cell office:value-type="float" office:value="1.36" calcext:value-type="float">
            <text:p>1.36</text:p>
          </table:table-cell>
          <table:table-cell office:value-type="float" office:value="263.1" calcext:value-type="float">
            <text:p>263.1</text:p>
          </table:table-cell>
          <table:table-cell office:value-type="float" office:value="762.9" calcext:value-type="float">
            <text:p>762.9</text:p>
          </table:table-cell>
          <table:table-cell office:value-type="float" office:value="35.9" calcext:value-type="float">
            <text:p>35.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1.22" calcext:value-type="float">
            <text:p>1.22</text:p>
          </table:table-cell>
          <table:table-cell office:value-type="float" office:value="0.12" calcext:value-type="float">
            <text:p>0.12</text:p>
          </table:table-cell>
          <table:table-cell office:value-type="float" office:value="1.37" calcext:value-type="float">
            <text:p>1.37</text:p>
          </table:table-cell>
          <table:table-cell office:value-type="float" office:value="263.9" calcext:value-type="float">
            <text:p>263.9</text:p>
          </table:table-cell>
          <table:table-cell office:value-type="float" office:value="772.9" calcext:value-type="float">
            <text:p>772.9</text:p>
          </table:table-cell>
          <table:table-cell office:value-type="float" office:value="36.5" calcext:value-type="float">
            <text:p>36.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.22" calcext:value-type="float">
            <text:p>1.22</text:p>
          </table:table-cell>
          <table:table-cell office:value-type="float" office:value="0.14" calcext:value-type="float">
            <text:p>0.14</text:p>
          </table:table-cell>
          <table:table-cell office:value-type="float" office:value="1.4" calcext:value-type="float">
            <text:p>1.4</text:p>
          </table:table-cell>
          <table:table-cell office:value-type="float" office:value="265.7" calcext:value-type="float">
            <text:p>265.7</text:p>
          </table:table-cell>
          <table:table-cell office:value-type="float" office:value="772.9" calcext:value-type="float">
            <text:p>772.9</text:p>
          </table:table-cell>
          <table:table-cell office:value-type="float" office:value="37.7" calcext:value-type="float">
            <text:p>37.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office:value-type="float" office:value="1.4" calcext:value-type="float">
            <text:p>1.4</text:p>
          </table:table-cell>
          <table:table-cell office:value-type="float" office:value="270.3" calcext:value-type="float">
            <text:p>270.3</text:p>
          </table:table-cell>
          <table:table-cell office:value-type="float" office:value="772.1" calcext:value-type="float">
            <text:p>772.1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.22" calcext:value-type="float">
            <text:p>1.22</text:p>
          </table:table-cell>
          <table:table-cell office:value-type="float" office:value="0.21" calcext:value-type="float">
            <text:p>0.21</text:p>
          </table:table-cell>
          <table:table-cell office:value-type="float" office:value="1.46" calcext:value-type="float">
            <text:p>1.46</text:p>
          </table:table-cell>
          <table:table-cell office:value-type="float" office:value="276.3" calcext:value-type="float">
            <text:p>276.3</text:p>
          </table:table-cell>
          <table:table-cell office:value-type="float" office:value="772.1" calcext:value-type="float">
            <text:p>772.1</text:p>
          </table:table-cell>
          <table:table-cell office:value-type="float" office:value="45.3" calcext:value-type="float">
            <text:p>45.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1.22" calcext:value-type="float">
            <text:p>1.22</text:p>
          </table:table-cell>
          <table:table-cell office:value-type="float" office:value="0.21" calcext:value-type="float">
            <text:p>0.21</text:p>
          </table:table-cell>
          <table:table-cell office:value-type="float" office:value="1.47" calcext:value-type="float">
            <text:p>1.47</text:p>
          </table:table-cell>
          <table:table-cell office:value-type="float" office:value="286.8" calcext:value-type="float">
            <text:p>286.8</text:p>
          </table:table-cell>
          <table:table-cell office:value-type="float" office:value="772.1" calcext:value-type="float">
            <text:p>772.1</text:p>
          </table:table-cell>
          <table:table-cell office:value-type="float" office:value="55.2" calcext:value-type="float">
            <text:p>55.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1.21" calcext:value-type="float">
            <text:p>1.21</text:p>
          </table:table-cell>
          <table:table-cell office:value-type="float" office:value="0.25" calcext:value-type="float">
            <text:p>0.25</text:p>
          </table:table-cell>
          <table:table-cell office:value-type="float" office:value="1.51" calcext:value-type="float">
            <text:p>1.51</text:p>
          </table:table-cell>
          <table:table-cell office:value-type="float" office:value="310.9" calcext:value-type="float">
            <text:p>310.9</text:p>
          </table:table-cell>
          <table:table-cell office:value-type="float" office:value="772.1" calcext:value-type="float">
            <text:p>772.1</text:p>
          </table:table-cell>
          <table:table-cell office:value-type="float" office:value="75.3" calcext:value-type="float">
            <text:p>75.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1.68" calcext:value-type="float">
            <text:p>1.68</text:p>
          </table:table-cell>
          <table:table-cell office:value-type="float" office:value="359" calcext:value-type="float">
            <text:p>359</text:p>
          </table:table-cell>
          <table:table-cell office:value-type="float" office:value="772.1" calcext:value-type="float">
            <text:p>772.1</text:p>
          </table:table-cell>
          <table:table-cell office:value-type="float" office:value="115.3" calcext:value-type="float">
            <text:p>115.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1.84" calcext:value-type="float">
            <text:p>1.84</text:p>
          </table:table-cell>
          <table:table-cell office:value-type="float" office:value="439.1" calcext:value-type="float">
            <text:p>439.1</text:p>
          </table:table-cell>
          <table:table-cell office:value-type="float" office:value="772.1" calcext:value-type="float">
            <text:p>772.1</text:p>
          </table:table-cell>
          <table:table-cell office:value-type="float" office:value="195.3" calcext:value-type="float">
            <text:p>195.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599.4" calcext:value-type="float">
            <text:p>599.4</text:p>
          </table:table-cell>
          <table:table-cell office:value-type="float" office:value="772.1" calcext:value-type="float">
            <text:p>772.1</text:p>
          </table:table-cell>
          <table:table-cell office:value-type="float" office:value="355.3" calcext:value-type="float">
            <text:p>355.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6" calcext:value-type="float">
            <text:p>1.76</text:p>
          </table:table-cell>
          <table:table-cell office:value-type="float" office:value="0.05" calcext:value-type="float">
            <text:p>0.05</text:p>
          </table:table-cell>
          <table:table-cell office:value-type="float" office:value="1.19" calcext:value-type="float">
            <text:p>1.19</text:p>
          </table:table-cell>
          <table:table-cell office:value-type="float" office:value="1.87" calcext:value-type="float">
            <text:p>1.87</text:p>
          </table:table-cell>
          <table:table-cell office:value-type="float" office:value="3.12" calcext:value-type="float">
            <text:p>3.12</text:p>
          </table:table-cell>
          <table:table-cell office:value-type="float" office:value="919.5" calcext:value-type="float">
            <text:p>919.5</text:p>
          </table:table-cell>
          <table:table-cell office:value-type="float" office:value="762.1" calcext:value-type="float">
            <text:p>762.1</text:p>
          </table:table-cell>
          <table:table-cell office:value-type="float" office:value="675.3" calcext:value-type="float">
            <text:p>675.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8" calcext:value-type="float">
            <text:p>3.48</text:p>
          </table:table-cell>
          <table:table-cell office:value-type="float" office:value="0.05" calcext:value-type="float">
            <text:p>0.05</text:p>
          </table:table-cell>
          <table:table-cell office:value-type="float" office:value="1.19" calcext:value-type="float">
            <text:p>1.19</text:p>
          </table:table-cell>
          <table:table-cell office:value-type="float" office:value="3.45" calcext:value-type="float">
            <text:p>3.45</text:p>
          </table:table-cell>
          <table:table-cell office:value-type="float" office:value="4.69" calcext:value-type="float">
            <text:p>4.69</text:p>
          </table:table-cell>
          <table:table-cell office:value-type="float" office:value="1559.9" calcext:value-type="float">
            <text:p>1559.9</text:p>
          </table:table-cell>
          <table:table-cell office:value-type="float" office:value="772.1" calcext:value-type="float">
            <text:p>772.1</text:p>
          </table:table-cell>
          <table:table-cell office:value-type="float" office:value="1315.3" calcext:value-type="float">
            <text:p>1315.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93" calcext:value-type="float">
            <text:p>6.93</text:p>
          </table:table-cell>
          <table:table-cell office:value-type="float" office:value="0.06" calcext:value-type="float">
            <text:p>0.06</text:p>
          </table:table-cell>
          <table:table-cell office:value-type="float" office:value="1.21" calcext:value-type="float">
            <text:p>1.21</text:p>
          </table:table-cell>
          <table:table-cell office:value-type="float" office:value="6.91" calcext:value-type="float">
            <text:p>6.91</text:p>
          </table:table-cell>
          <table:table-cell office:value-type="float" office:value="8.18" calcext:value-type="float">
            <text:p>8.18</text:p>
          </table:table-cell>
          <table:table-cell office:value-type="float" office:value="2840" calcext:value-type="float">
            <text:p>2840</text:p>
          </table:table-cell>
          <table:table-cell office:value-type="float" office:value="772.1" calcext:value-type="float">
            <text:p>772.1</text:p>
          </table:table-cell>
          <table:table-cell office:value-type="float" office:value="2595.3" calcext:value-type="float">
            <text:p>2595.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77" calcext:value-type="float">
            <text:p>13.77</text:p>
          </table:table-cell>
          <table:table-cell office:value-type="float" office:value="0.06" calcext:value-type="float">
            <text:p>0.06</text:p>
          </table:table-cell>
          <table:table-cell office:value-type="float" office:value="1.2" calcext:value-type="float">
            <text:p>1.2</text:p>
          </table:table-cell>
          <table:table-cell office:value-type="float" office:value="15.23" calcext:value-type="float">
            <text:p>15.23</text:p>
          </table:table-cell>
          <table:table-cell office:value-type="float" office:value="16.49" calcext:value-type="float">
            <text:p>16.49</text:p>
          </table:table-cell>
          <table:table-cell office:value-type="float" office:value="5400.3" calcext:value-type="float">
            <text:p>5400.3</text:p>
          </table:table-cell>
          <table:table-cell office:value-type="float" office:value="772.1" calcext:value-type="float">
            <text:p>772.1</text:p>
          </table:table-cell>
          <table:table-cell office:value-type="float" office:value="5155.4" calcext:value-type="float">
            <text:p>5155.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48" calcext:value-type="float">
            <text:p>27.48</text:p>
          </table:table-cell>
          <table:table-cell office:value-type="float" office:value="0.07" calcext:value-type="float">
            <text:p>0.07</text:p>
          </table:table-cell>
          <table:table-cell office:value-type="float" office:value="1.2" calcext:value-type="float">
            <text:p>1.2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4" calcext:value-type="float">
            <text:p>31.64</text:p>
          </table:table-cell>
          <table:table-cell office:value-type="float" office:value="10520.3" calcext:value-type="float">
            <text:p>10520.3</text:p>
          </table:table-cell>
          <table:table-cell office:value-type="float" office:value="772.1" calcext:value-type="float">
            <text:p>772.1</text:p>
          </table:table-cell>
          <table:table-cell office:value-type="float" office:value="10275.3" calcext:value-type="float">
            <text:p>10275.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.96" calcext:value-type="float">
            <text:p>53.96</text:p>
          </table:table-cell>
          <table:table-cell office:value-type="float" office:value="0.07" calcext:value-type="float">
            <text:p>0.07</text:p>
          </table:table-cell>
          <table:table-cell office:value-type="float" office:value="1.18" calcext:value-type="float">
            <text:p>1.18</text:p>
          </table:table-cell>
          <table:table-cell office:value-type="float" office:value="71.39" calcext:value-type="float">
            <text:p>71.39</text:p>
          </table:table-cell>
          <table:table-cell office:value-type="float" office:value="72.64" calcext:value-type="float">
            <text:p>72.64</text:p>
          </table:table-cell>
          <table:table-cell office:value-type="float" office:value="20742" calcext:value-type="float">
            <text:p>20742</text:p>
          </table:table-cell>
          <table:table-cell office:value-type="float" office:value="618.4" calcext:value-type="float">
            <text:p>618.4</text:p>
          </table:table-cell>
          <table:table-cell office:value-type="float" office:value="20515.2" calcext:value-type="float">
            <text:p>20515.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.89" calcext:value-type="float">
            <text:p>107.89</text:p>
          </table:table-cell>
          <table:table-cell office:value-type="float" office:value="0.08" calcext:value-type="float">
            <text:p>0.08</text:p>
          </table:table-cell>
          <table:table-cell office:value-type="float" office:value="1.21" calcext:value-type="float">
            <text:p>1.21</text:p>
          </table:table-cell>
          <table:table-cell office:value-type="float" office:value="137.42" calcext:value-type="float">
            <text:p>137.42</text:p>
          </table:table-cell>
          <table:table-cell office:value-type="float" office:value="138.71" calcext:value-type="float">
            <text:p>138.71</text:p>
          </table:table-cell>
          <table:table-cell office:value-type="float" office:value="41223" calcext:value-type="float">
            <text:p>41223</text:p>
          </table:table-cell>
          <table:table-cell office:value-type="float" office:value="713.2" calcext:value-type="float">
            <text:p>713.2</text:p>
          </table:table-cell>
          <table:table-cell office:value-type="float" office:value="40995.3" calcext:value-type="float">
            <text:p>40995.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8.66" calcext:value-type="float">
            <text:p>248.66</text:p>
          </table:table-cell>
          <table:table-cell/>
          <table:table-cell office:value-type="float" office:value="82183.5" calcext:value-type="float">
            <text:p>82183.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01.99" calcext:value-type="float">
            <text:p>501.99</text:p>
          </table:table-cell>
          <table:table-cell/>
          <table:table-cell office:value-type="float" office:value="164103.8" calcext:value-type="float">
            <text:p>164103.8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screte circu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method=tatevector</text:p>
          </table:table-cell>
          <table:table-cell office:value-type="string" calcext:value-type="string">
            <text:p>device=GPU</text:p>
          </table:table-cell>
          <table:table-cell office:value-type="string" calcext:value-type="string">
            <text:p>available=['GPU'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bit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transpile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peak</text:p>
          </table:table-cell>
          <table:table-cell office:value-type="string" calcext:value-type="string">
            <text:p>VRAM peak</text:p>
          </table:table-cell>
          <table:table-cell office:value-type="string" calcext:value-type="string">
            <text:p>Py mallo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6" calcext:value-type="float">
            <text:p>10.66</text:p>
          </table:table-cell>
          <table:table-cell office:value-type="float" office:value="0.27" calcext:value-type="float">
            <text:p>0.27</text:p>
          </table:table-cell>
          <table:table-cell office:value-type="float" office:value="10.93" calcext:value-type="float">
            <text:p>10.93</text:p>
          </table:table-cell>
          <table:table-cell office:value-type="float" office:value="356.2" calcext:value-type="float">
            <text:p>356.2</text:p>
          </table:table-cell>
          <table:table-cell office:value-type="float" office:value="742.7" calcext:value-type="float">
            <text:p>742.7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01" calcext:value-type="float">
            <text:p>0.01</text:p>
          </table:table-cell>
          <table:table-cell office:value-type="float" office:value="1.15" calcext:value-type="float">
            <text:p>1.15</text:p>
          </table:table-cell>
          <table:table-cell office:value-type="float" office:value="356.3" calcext:value-type="float">
            <text:p>356.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356.7" calcext:value-type="float">
            <text:p>356.7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01" calcext:value-type="float">
            <text:p>0.01</text:p>
          </table:table-cell>
          <table:table-cell office:value-type="float" office:value="1.18" calcext:value-type="float">
            <text:p>1.18</text:p>
          </table:table-cell>
          <table:table-cell office:value-type="float" office:value="356.7" calcext:value-type="float">
            <text:p>356.7</text:p>
          </table:table-cell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356.8" calcext:value-type="float">
            <text:p>356.8</text:p>
          </table:table-cell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03" calcext:value-type="float">
            <text:p>0.03</text:p>
          </table:table-cell>
          <table:table-cell office:value-type="float" office:value="1.2" calcext:value-type="float">
            <text:p>1.2</text:p>
          </table:table-cell>
          <table:table-cell office:value-type="float" office:value="356.8" calcext:value-type="float">
            <text:p>356.8</text:p>
          </table:table-cell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5" calcext:value-type="float">
            <text:p>1.15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356.9" calcext:value-type="float">
            <text:p>356.9</text:p>
          </table:table-cell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0.04" calcext:value-type="float">
            <text:p>0.04</text:p>
          </table:table-cell>
          <table:table-cell office:value-type="float" office:value="1.2" calcext:value-type="float">
            <text:p>1.2</text:p>
          </table:table-cell>
          <table:table-cell office:value-type="float" office:value="357" calcext:value-type="float">
            <text:p>357</text:p>
          </table:table-cell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0.05" calcext:value-type="float">
            <text:p>0.05</text:p>
          </table:table-cell>
          <table:table-cell office:value-type="float" office:value="1.22" calcext:value-type="float">
            <text:p>1.22</text:p>
          </table:table-cell>
          <table:table-cell office:value-type="float" office:value="357.1" calcext:value-type="float">
            <text:p>357.1</text:p>
          </table:table-cell>
          <table:table-cell office:value-type="float" office:value="216" calcext:value-type="float">
            <text:p>216</text:p>
          </table:table-cell>
          <table:table-cell office:value-type="float" office:value="35.1" calcext:value-type="float">
            <text:p>35.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0.06" calcext:value-type="float">
            <text:p>0.06</text:p>
          </table:table-cell>
          <table:table-cell office:value-type="float" office:value="1.23" calcext:value-type="float">
            <text:p>1.23</text:p>
          </table:table-cell>
          <table:table-cell office:value-type="float" office:value="357.4" calcext:value-type="float">
            <text:p>357.4</text:p>
          </table:table-cell>
          <table:table-cell office:value-type="float" office:value="216" calcext:value-type="float">
            <text:p>216</text:p>
          </table:table-cell>
          <table:table-cell office:value-type="float" office:value="35.2" calcext:value-type="float">
            <text:p>35.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5" calcext:value-type="float">
            <text:p>1.15</text:p>
          </table:table-cell>
          <table:table-cell office:value-type="float" office:value="0.07" calcext:value-type="float">
            <text:p>0.07</text:p>
          </table:table-cell>
          <table:table-cell office:value-type="float" office:value="1.23" calcext:value-type="float">
            <text:p>1.23</text:p>
          </table:table-cell>
          <table:table-cell office:value-type="float" office:value="357.6" calcext:value-type="float">
            <text:p>357.6</text:p>
          </table:table-cell>
          <table:table-cell office:value-type="float" office:value="216" calcext:value-type="float">
            <text:p>216</text:p>
          </table:table-cell>
          <table:table-cell office:value-type="float" office:value="35.3" calcext:value-type="float">
            <text:p>35.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0.08" calcext:value-type="float">
            <text:p>0.08</text:p>
          </table:table-cell>
          <table:table-cell office:value-type="float" office:value="1.26" calcext:value-type="float">
            <text:p>1.26</text:p>
          </table:table-cell>
          <table:table-cell office:value-type="float" office:value="357.8" calcext:value-type="float">
            <text:p>357.8</text:p>
          </table:table-cell>
          <table:table-cell office:value-type="float" office:value="216" calcext:value-type="float">
            <text:p>216</text:p>
          </table:table-cell>
          <table:table-cell office:value-type="float" office:value="35.4" calcext:value-type="float">
            <text:p>35.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16" calcext:value-type="float">
            <text:p>1.16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358.2" calcext:value-type="float">
            <text:p>358.2</text:p>
          </table:table-cell>
          <table:table-cell office:value-type="float" office:value="216" calcext:value-type="float">
            <text:p>216</text:p>
          </table:table-cell>
          <table:table-cell office:value-type="float" office:value="35.7" calcext:value-type="float">
            <text:p>35.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19" calcext:value-type="float">
            <text:p>1.19</text:p>
          </table:table-cell>
          <table:table-cell office:value-type="float" office:value="0.11" calcext:value-type="float">
            <text:p>0.11</text:p>
          </table:table-cell>
          <table:table-cell office:value-type="float" office:value="1.32" calcext:value-type="float">
            <text:p>1.32</text:p>
          </table:table-cell>
          <table:table-cell office:value-type="float" office:value="359.3" calcext:value-type="float">
            <text:p>359.3</text:p>
          </table:table-cell>
          <table:table-cell office:value-type="float" office:value="216" calcext:value-type="float">
            <text:p>216</text:p>
          </table:table-cell>
          <table:table-cell office:value-type="float" office:value="35.9" calcext:value-type="float">
            <text:p>35.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1.2" calcext:value-type="float">
            <text:p>1.2</text:p>
          </table:table-cell>
          <table:table-cell office:value-type="float" office:value="0.12" calcext:value-type="float">
            <text:p>0.12</text:p>
          </table:table-cell>
          <table:table-cell office:value-type="float" office:value="1.36" calcext:value-type="float">
            <text:p>1.36</text:p>
          </table:table-cell>
          <table:table-cell office:value-type="float" office:value="360.4" calcext:value-type="float">
            <text:p>360.4</text:p>
          </table:table-cell>
          <table:table-cell office:value-type="float" office:value="216" calcext:value-type="float">
            <text:p>216</text:p>
          </table:table-cell>
          <table:table-cell office:value-type="float" office:value="36.5" calcext:value-type="float">
            <text:p>36.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0.14" calcext:value-type="float">
            <text:p>0.14</text:p>
          </table:table-cell>
          <table:table-cell office:value-type="float" office:value="1.36" calcext:value-type="float">
            <text:p>1.36</text:p>
          </table:table-cell>
          <table:table-cell office:value-type="float" office:value="361.9" calcext:value-type="float">
            <text:p>361.9</text:p>
          </table:table-cell>
          <table:table-cell office:value-type="float" office:value="216" calcext:value-type="float">
            <text:p>216</text:p>
          </table:table-cell>
          <table:table-cell office:value-type="float" office:value="37.7" calcext:value-type="float">
            <text:p>37.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9" calcext:value-type="float">
            <text:p>1.19</text:p>
          </table:table-cell>
          <table:table-cell office:value-type="float" office:value="0.15" calcext:value-type="float">
            <text:p>0.15</text:p>
          </table:table-cell>
          <table:table-cell office:value-type="float" office:value="1.39" calcext:value-type="float">
            <text:p>1.39</text:p>
          </table:table-cell>
          <table:table-cell office:value-type="float" office:value="365" calcext:value-type="float">
            <text:p>365</text:p>
          </table:table-cell>
          <table:table-cell office:value-type="float" office:value="216" calcext:value-type="float">
            <text:p>216</text:p>
          </table:table-cell>
          <table:table-cell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.2" calcext:value-type="float">
            <text:p>1.2</text:p>
          </table:table-cell>
          <table:table-cell office:value-type="float" office:value="0.17" calcext:value-type="float">
            <text:p>0.17</text:p>
          </table:table-cell>
          <table:table-cell office:value-type="float" office:value="1.41" calcext:value-type="float">
            <text:p>1.41</text:p>
          </table:table-cell>
          <table:table-cell office:value-type="float" office:value="371" calcext:value-type="float">
            <text:p>371</text:p>
          </table:table-cell>
          <table:table-cell office:value-type="float" office:value="216" calcext:value-type="float">
            <text:p>216</text:p>
          </table:table-cell>
          <table:table-cell office:value-type="float" office:value="45.2" calcext:value-type="float">
            <text:p>45.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1.19" calcext:value-type="float">
            <text:p>1.19</text:p>
          </table:table-cell>
          <table:table-cell office:value-type="float" office:value="0.19" calcext:value-type="float">
            <text:p>0.19</text:p>
          </table:table-cell>
          <table:table-cell office:value-type="float" office:value="1.42" calcext:value-type="float">
            <text:p>1.42</text:p>
          </table:table-cell>
          <table:table-cell office:value-type="float" office:value="379.3" calcext:value-type="float">
            <text:p>379.3</text:p>
          </table:table-cell>
          <table:table-cell office:value-type="float" office:value="216" calcext:value-type="float">
            <text:p>216</text:p>
          </table:table-cell>
          <table:table-cell office:value-type="float" office:value="55.2" calcext:value-type="float">
            <text:p>55.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1.19" calcext:value-type="float">
            <text:p>1.19</text:p>
          </table:table-cell>
          <table:table-cell office:value-type="float" office:value="0.21" calcext:value-type="float">
            <text:p>0.21</text:p>
          </table:table-cell>
          <table:table-cell office:value-type="float" office:value="1.45" calcext:value-type="float">
            <text:p>1.45</text:p>
          </table:table-cell>
          <table:table-cell office:value-type="float" office:value="399.4" calcext:value-type="float">
            <text:p>399.4</text:p>
          </table:table-cell>
          <table:table-cell office:value-type="float" office:value="216" calcext:value-type="float">
            <text:p>216</text:p>
          </table:table-cell>
          <table:table-cell office:value-type="float" office:value="75.3" calcext:value-type="float">
            <text:p>75.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office:value-type="float" office:value="0.25" calcext:value-type="float">
            <text:p>0.25</text:p>
          </table:table-cell>
          <table:table-cell office:value-type="float" office:value="1.48" calcext:value-type="float">
            <text:p>1.48</text:p>
          </table:table-cell>
          <table:table-cell office:value-type="float" office:value="439.6" calcext:value-type="float">
            <text:p>439.6</text:p>
          </table:table-cell>
          <table:table-cell office:value-type="float" office:value="216" calcext:value-type="float">
            <text:p>216</text:p>
          </table:table-cell>
          <table:table-cell office:value-type="float" office:value="115.3" calcext:value-type="float">
            <text:p>115.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0.28" calcext:value-type="float">
            <text:p>0.28</text:p>
          </table:table-cell>
          <table:table-cell office:value-type="float" office:value="1.51" calcext:value-type="float">
            <text:p>1.51</text:p>
          </table:table-cell>
          <table:table-cell office:value-type="float" office:value="519.8" calcext:value-type="float">
            <text:p>519.8</text:p>
          </table:table-cell>
          <table:table-cell office:value-type="float" office:value="216" calcext:value-type="float">
            <text:p>216</text:p>
          </table:table-cell>
          <table:table-cell office:value-type="float" office:value="195.3" calcext:value-type="float">
            <text:p>195.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office:value-type="float" office:value="0.33" calcext:value-type="float">
            <text:p>0.33</text:p>
          </table:table-cell>
          <table:table-cell office:value-type="float" office:value="1.55" calcext:value-type="float">
            <text:p>1.55</text:p>
          </table:table-cell>
          <table:table-cell office:value-type="float" office:value="680.2" calcext:value-type="float">
            <text:p>680.2</text:p>
          </table:table-cell>
          <table:table-cell office:value-type="float" office:value="216" calcext:value-type="float">
            <text:p>216</text:p>
          </table:table-cell>
          <table:table-cell office:value-type="float" office:value="355.3" calcext:value-type="float">
            <text:p>355.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6" calcext:value-type="float">
            <text:p>1.76</text:p>
          </table:table-cell>
          <table:table-cell office:value-type="float" office:value="0.05" calcext:value-type="float">
            <text:p>0.05</text:p>
          </table:table-cell>
          <table:table-cell office:value-type="float" office:value="1.17" calcext:value-type="float">
            <text:p>1.17</text:p>
          </table:table-cell>
          <table:table-cell office:value-type="float" office:value="0.39" calcext:value-type="float">
            <text:p>0.39</text:p>
          </table:table-cell>
          <table:table-cell office:value-type="float" office:value="1.61" calcext:value-type="float">
            <text:p>1.61</text:p>
          </table:table-cell>
          <table:table-cell office:value-type="float" office:value="1000.5" calcext:value-type="float">
            <text:p>1000.5</text:p>
          </table:table-cell>
          <table:table-cell office:value-type="float" office:value="216" calcext:value-type="float">
            <text:p>216</text:p>
          </table:table-cell>
          <table:table-cell office:value-type="float" office:value="675.3" calcext:value-type="float">
            <text:p>675.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6" calcext:value-type="float">
            <text:p>3.46</text:p>
          </table:table-cell>
          <table:table-cell office:value-type="float" office:value="0.05" calcext:value-type="float">
            <text:p>0.05</text:p>
          </table:table-cell>
          <table:table-cell office:value-type="float" office:value="1.19" calcext:value-type="float">
            <text:p>1.19</text:p>
          </table:table-cell>
          <table:table-cell office:value-type="float" office:value="0.52" calcext:value-type="float">
            <text:p>0.52</text:p>
          </table:table-cell>
          <table:table-cell office:value-type="float" office:value="1.76" calcext:value-type="float">
            <text:p>1.76</text:p>
          </table:table-cell>
          <table:table-cell office:value-type="float" office:value="1640.7" calcext:value-type="float">
            <text:p>1640.7</text:p>
          </table:table-cell>
          <table:table-cell office:value-type="float" office:value="216" calcext:value-type="float">
            <text:p>216</text:p>
          </table:table-cell>
          <table:table-cell office:value-type="float" office:value="1315.3" calcext:value-type="float">
            <text:p>1315.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92" calcext:value-type="float">
            <text:p>6.92</text:p>
          </table:table-cell>
          <table:table-cell office:value-type="float" office:value="0.06" calcext:value-type="float">
            <text:p>0.06</text:p>
          </table:table-cell>
          <table:table-cell office:value-type="float" office:value="1.17" calcext:value-type="float">
            <text:p>1.17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2921.1" calcext:value-type="float">
            <text:p>2921.1</text:p>
          </table:table-cell>
          <table:table-cell office:value-type="float" office:value="216" calcext:value-type="float">
            <text:p>216</text:p>
          </table:table-cell>
          <table:table-cell office:value-type="float" office:value="2595.3" calcext:value-type="float">
            <text:p>2595.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69" calcext:value-type="float">
            <text:p>13.69</text:p>
          </table:table-cell>
          <table:table-cell office:value-type="float" office:value="0.06" calcext:value-type="float">
            <text:p>0.06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2.51" calcext:value-type="float">
            <text:p>2.51</text:p>
          </table:table-cell>
          <table:table-cell office:value-type="float" office:value="5481.4" calcext:value-type="float">
            <text:p>5481.4</text:p>
          </table:table-cell>
          <table:table-cell office:value-type="float" office:value="216" calcext:value-type="float">
            <text:p>216</text:p>
          </table:table-cell>
          <table:table-cell office:value-type="float" office:value="5155.4" calcext:value-type="float">
            <text:p>5155.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26" calcext:value-type="float">
            <text:p>27.26</text:p>
          </table:table-cell>
          <table:table-cell office:value-type="float" office:value="0.07" calcext:value-type="float">
            <text:p>0.07</text:p>
          </table:table-cell>
          <table:table-cell office:value-type="float" office:value="1.19" calcext:value-type="float">
            <text:p>1.19</text:p>
          </table:table-cell>
          <table:table-cell office:value-type="float" office:value="2.2" calcext:value-type="float">
            <text:p>2.2</text:p>
          </table:table-cell>
          <table:table-cell office:value-type="float" office:value="3.46" calcext:value-type="float">
            <text:p>3.46</text:p>
          </table:table-cell>
          <table:table-cell office:value-type="float" office:value="10601.4" calcext:value-type="float">
            <text:p>10601.4</text:p>
          </table:table-cell>
          <table:table-cell office:value-type="float" office:value="216" calcext:value-type="float">
            <text:p>216</text:p>
          </table:table-cell>
          <table:table-cell office:value-type="float" office:value="10275.3" calcext:value-type="float">
            <text:p>10275.3</text:p>
          </table:table-cell>
          <table:table-cell table:number-columns-repeated="7"/>
        </table:table-row>
      </table:table>
      <table:table table:name="PENNYLANE" table:style-name="ta1"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init time</text:p>
          </table:table-cell>
          <table:table-cell office:value-type="string" calcext:value-type="string">
            <text:p>composition time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simulat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SS-peak</text:p>
          </table:table-cell>
          <table:table-cell office:value-type="string" calcext:value-type="string">
            <text:p>malloc-pea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nyLane</text:p>
          </table:table-cell>
          <table:table-cell office:value-type="string" calcext:value-type="string">
            <text:p>device:</text:p>
          </table:table-cell>
          <table:table-cell office:value-type="string" calcext:value-type="string">
            <text:p>default.qubit</text:p>
          </table:table-cell>
          <table:table-cell office:value-type="string" calcext:value-type="string">
            <text:p>shots=1024</text:p>
          </table:table-cell>
          <table:table-cell table:number-columns-repeated="6"/>
          <table:table-cell office:value-type="string" calcext:value-type="string">
            <text:p>DIM</text:p>
          </table:table-cell>
          <table:table-cell office:value-type="string" calcext:value-type="string">
            <text:p>pl_time_def</text:p>
          </table:table-cell>
          <table:table-cell office:value-type="string" calcext:value-type="string">
            <text:p>pl_time_lightning</text:p>
          </table:table-cell>
          <table:table-cell office:value-type="string" calcext:value-type="string">
            <text:p>pl_time_gpu</text:p>
          </table:table-cell>
          <table:table-cell office:value-type="string" calcext:value-type="string">
            <text:p>pl_mem_def</text:p>
          </table:table-cell>
          <table:table-cell office:value-type="string" calcext:value-type="string">
            <text:p>pl_mem_lightning</text:p>
          </table:table-cell>
          <table:table-cell office:value-type="string" calcext:value-type="string">
            <text:p>pl_mem_g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167.95" calcext:value-type="float">
            <text:p>167.95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3]" office:value-type="float" office:value="0.04" calcext:value-type="float">
            <text:p>0.04</text:p>
          </table:table-cell>
          <table:table-cell table:formula="of:=[.E65]" office:value-type="float" office:value="0.03" calcext:value-type="float">
            <text:p>0.03</text:p>
          </table:table-cell>
          <table:table-cell table:formula="of:=[.E34]" office:value-type="float" office:value="0.21" calcext:value-type="float">
            <text:p>0.21</text:p>
          </table:table-cell>
          <table:table-cell table:formula="of:=[.H3]" office:value-type="float" office:value="0.27" calcext:value-type="float">
            <text:p>0.27</text:p>
          </table:table-cell>
          <table:table-cell table:formula="of:=[.H65]" office:value-type="float" office:value="2.2" calcext:value-type="float">
            <text:p>2.2</text:p>
          </table:table-cell>
          <table:table-cell table:formula="of:=[.H34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68.53" calcext:value-type="float">
            <text:p>168.53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E4]" office:value-type="float" office:value="0.04" calcext:value-type="float">
            <text:p>0.04</text:p>
          </table:table-cell>
          <table:table-cell table:formula="of:=[.E66]" office:value-type="float" office:value="0.02" calcext:value-type="float">
            <text:p>0.02</text:p>
          </table:table-cell>
          <table:table-cell table:formula="of:=[.E35]" office:value-type="float" office:value="0.02" calcext:value-type="float">
            <text:p>0.02</text:p>
          </table:table-cell>
          <table:table-cell table:formula="of:=[.H4]" office:value-type="float" office:value="0.14" calcext:value-type="float">
            <text:p>0.14</text:p>
          </table:table-cell>
          <table:table-cell table:formula="of:=[.H66]" office:value-type="float" office:value="0.11" calcext:value-type="float">
            <text:p>0.11</text:p>
          </table:table-cell>
          <table:table-cell table:formula="of:=[.H35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68.59" calcext:value-type="float">
            <text:p>168.59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E5]" office:value-type="float" office:value="0.05" calcext:value-type="float">
            <text:p>0.05</text:p>
          </table:table-cell>
          <table:table-cell table:formula="of:=[.E67]" office:value-type="float" office:value="0.03" calcext:value-type="float">
            <text:p>0.03</text:p>
          </table:table-cell>
          <table:table-cell table:formula="of:=[.E36]" office:value-type="float" office:value="0.04" calcext:value-type="float">
            <text:p>0.04</text:p>
          </table:table-cell>
          <table:table-cell table:formula="of:=[.H5]" office:value-type="float" office:value="0.12" calcext:value-type="float">
            <text:p>0.12</text:p>
          </table:table-cell>
          <table:table-cell table:formula="of:=[.H67]" office:value-type="float" office:value="0.12" calcext:value-type="float">
            <text:p>0.12</text:p>
          </table:table-cell>
          <table:table-cell table:formula="of:=[.H36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168.66" calcext:value-type="float">
            <text:p>168.66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E6]" office:value-type="float" office:value="0.07" calcext:value-type="float">
            <text:p>0.07</text:p>
          </table:table-cell>
          <table:table-cell table:formula="of:=[.E68]" office:value-type="float" office:value="0.05" calcext:value-type="float">
            <text:p>0.05</text:p>
          </table:table-cell>
          <table:table-cell table:formula="of:=[.E37]" office:value-type="float" office:value="0.05" calcext:value-type="float">
            <text:p>0.05</text:p>
          </table:table-cell>
          <table:table-cell table:formula="of:=[.H6]" office:value-type="float" office:value="0.18" calcext:value-type="float">
            <text:p>0.18</text:p>
          </table:table-cell>
          <table:table-cell table:formula="of:=[.H68]" office:value-type="float" office:value="0.16" calcext:value-type="float">
            <text:p>0.16</text:p>
          </table:table-cell>
          <table:table-cell table:formula="of:=[.H37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68.67" calcext:value-type="float">
            <text:p>168.67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7]" office:value-type="float" office:value="0.1" calcext:value-type="float">
            <text:p>0.1</text:p>
          </table:table-cell>
          <table:table-cell table:formula="of:=[.E69]" office:value-type="float" office:value="0.06" calcext:value-type="float">
            <text:p>0.06</text:p>
          </table:table-cell>
          <table:table-cell table:formula="of:=[.E38]" office:value-type="float" office:value="0.07" calcext:value-type="float">
            <text:p>0.07</text:p>
          </table:table-cell>
          <table:table-cell table:formula="of:=[.H7]" office:value-type="float" office:value="0.19" calcext:value-type="float">
            <text:p>0.19</text:p>
          </table:table-cell>
          <table:table-cell table:formula="of:=[.H69]" office:value-type="float" office:value="0.16" calcext:value-type="float">
            <text:p>0.16</text:p>
          </table:table-cell>
          <table:table-cell table:formula="of:=[.H38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68.81" calcext:value-type="float">
            <text:p>168.8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E8]" office:value-type="float" office:value="0.13" calcext:value-type="float">
            <text:p>0.13</text:p>
          </table:table-cell>
          <table:table-cell table:formula="of:=[.E70]" office:value-type="float" office:value="0.08" calcext:value-type="float">
            <text:p>0.08</text:p>
          </table:table-cell>
          <table:table-cell table:formula="of:=[.E39]" office:value-type="float" office:value="0.09" calcext:value-type="float">
            <text:p>0.09</text:p>
          </table:table-cell>
          <table:table-cell table:formula="of:=[.H8]" office:value-type="float" office:value="0.22" calcext:value-type="float">
            <text:p>0.22</text:p>
          </table:table-cell>
          <table:table-cell table:formula="of:=[.H70]" office:value-type="float" office:value="0.2" calcext:value-type="float">
            <text:p>0.2</text:p>
          </table:table-cell>
          <table:table-cell table:formula="of:=[.H39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168.96" calcext:value-type="float">
            <text:p>168.96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E9]" office:value-type="float" office:value="0.17" calcext:value-type="float">
            <text:p>0.17</text:p>
          </table:table-cell>
          <table:table-cell table:formula="of:=[.E71]" office:value-type="float" office:value="0.11" calcext:value-type="float">
            <text:p>0.11</text:p>
          </table:table-cell>
          <table:table-cell table:formula="of:=[.E40]" office:value-type="float" office:value="0.12" calcext:value-type="float">
            <text:p>0.12</text:p>
          </table:table-cell>
          <table:table-cell table:formula="of:=[.H9]" office:value-type="float" office:value="0.26" calcext:value-type="float">
            <text:p>0.26</text:p>
          </table:table-cell>
          <table:table-cell table:formula="of:=[.H71]" office:value-type="float" office:value="0.2" calcext:value-type="float">
            <text:p>0.2</text:p>
          </table:table-cell>
          <table:table-cell table:formula="of:=[.H40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69.12" calcext:value-type="float">
            <text:p>169.1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E10]" office:value-type="float" office:value="0.22" calcext:value-type="float">
            <text:p>0.22</text:p>
          </table:table-cell>
          <table:table-cell table:formula="of:=[.E72]" office:value-type="float" office:value="0.14" calcext:value-type="float">
            <text:p>0.14</text:p>
          </table:table-cell>
          <table:table-cell table:formula="of:=[.E41]" office:value-type="float" office:value="0.16" calcext:value-type="float">
            <text:p>0.16</text:p>
          </table:table-cell>
          <table:table-cell table:formula="of:=[.H10]" office:value-type="float" office:value="0.3" calcext:value-type="float">
            <text:p>0.3</text:p>
          </table:table-cell>
          <table:table-cell table:formula="of:=[.H72]" office:value-type="float" office:value="0.22" calcext:value-type="float">
            <text:p>0.22</text:p>
          </table:table-cell>
          <table:table-cell table:formula="of:=[.H41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169.4" calcext:value-type="float">
            <text:p>169.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E11]" office:value-type="float" office:value="0.27" calcext:value-type="float">
            <text:p>0.27</text:p>
          </table:table-cell>
          <table:table-cell table:formula="of:=[.E73]" office:value-type="float" office:value="0.18" calcext:value-type="float">
            <text:p>0.18</text:p>
          </table:table-cell>
          <table:table-cell table:formula="of:=[.E42]" office:value-type="float" office:value="0.19" calcext:value-type="float">
            <text:p>0.19</text:p>
          </table:table-cell>
          <table:table-cell table:formula="of:=[.H11]" office:value-type="float" office:value="0.34" calcext:value-type="float">
            <text:p>0.34</text:p>
          </table:table-cell>
          <table:table-cell table:formula="of:=[.H73]" office:value-type="float" office:value="0.25" calcext:value-type="float">
            <text:p>0.25</text:p>
          </table:table-cell>
          <table:table-cell table:formula="of:=[.H42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69.55" calcext:value-type="float">
            <text:p>169.55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E12]" office:value-type="float" office:value="0.34" calcext:value-type="float">
            <text:p>0.34</text:p>
          </table:table-cell>
          <table:table-cell table:formula="of:=[.E74]" office:value-type="float" office:value="0.22" calcext:value-type="float">
            <text:p>0.22</text:p>
          </table:table-cell>
          <table:table-cell table:formula="of:=[.E43]" office:value-type="float" office:value="0.24" calcext:value-type="float">
            <text:p>0.24</text:p>
          </table:table-cell>
          <table:table-cell table:formula="of:=[.H12]" office:value-type="float" office:value="0.39" calcext:value-type="float">
            <text:p>0.39</text:p>
          </table:table-cell>
          <table:table-cell table:formula="of:=[.H74]" office:value-type="float" office:value="0.29" calcext:value-type="float">
            <text:p>0.29</text:p>
          </table:table-cell>
          <table:table-cell table:formula="of:=[.H43]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69.62" calcext:value-type="float">
            <text:p>169.62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E13]" office:value-type="float" office:value="0.41" calcext:value-type="float">
            <text:p>0.41</text:p>
          </table:table-cell>
          <table:table-cell table:formula="of:=[.E75]" office:value-type="float" office:value="0.27" calcext:value-type="float">
            <text:p>0.27</text:p>
          </table:table-cell>
          <table:table-cell table:formula="of:=[.E44]" office:value-type="float" office:value="0.29" calcext:value-type="float">
            <text:p>0.29</text:p>
          </table:table-cell>
          <table:table-cell table:formula="of:=[.H13]" office:value-type="float" office:value="0.43" calcext:value-type="float">
            <text:p>0.43</text:p>
          </table:table-cell>
          <table:table-cell table:formula="of:=[.H75]" office:value-type="float" office:value="0.35" calcext:value-type="float">
            <text:p>0.35</text:p>
          </table:table-cell>
          <table:table-cell table:formula="of:=[.H44]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169.84" calcext:value-type="float">
            <text:p>169.84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E14]" office:value-type="float" office:value="0.49" calcext:value-type="float">
            <text:p>0.49</text:p>
          </table:table-cell>
          <table:table-cell table:formula="of:=[.E76]" office:value-type="float" office:value="0.32" calcext:value-type="float">
            <text:p>0.32</text:p>
          </table:table-cell>
          <table:table-cell table:formula="of:=[.E45]" office:value-type="float" office:value="0.34" calcext:value-type="float">
            <text:p>0.34</text:p>
          </table:table-cell>
          <table:table-cell table:formula="of:=[.H14]" office:value-type="float" office:value="0.56" calcext:value-type="float">
            <text:p>0.56</text:p>
          </table:table-cell>
          <table:table-cell table:formula="of:=[.H76]" office:value-type="float" office:value="0.41" calcext:value-type="float">
            <text:p>0.41</text:p>
          </table:table-cell>
          <table:table-cell table:formula="of:=[.H45]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170.62" calcext:value-type="float">
            <text:p>170.62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E15]" office:value-type="float" office:value="0.77" calcext:value-type="float">
            <text:p>0.77</text:p>
          </table:table-cell>
          <table:table-cell table:formula="of:=[.E77]" office:value-type="float" office:value="0.37" calcext:value-type="float">
            <text:p>0.37</text:p>
          </table:table-cell>
          <table:table-cell table:formula="of:=[.E46]" office:value-type="float" office:value="0.4" calcext:value-type="float">
            <text:p>0.4</text:p>
          </table:table-cell>
          <table:table-cell table:formula="of:=[.H15]" office:value-type="float" office:value="0.92" calcext:value-type="float">
            <text:p>0.92</text:p>
          </table:table-cell>
          <table:table-cell table:formula="of:=[.H77]" office:value-type="float" office:value="0.5" calcext:value-type="float">
            <text:p>0.5</text:p>
          </table:table-cell>
          <table:table-cell table:formula="of:=[.H4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71.95" calcext:value-type="float">
            <text:p>171.95</text:p>
          </table:table-cell>
          <table:table-cell office:value-type="float" office:value="1.51" calcext:value-type="float">
            <text:p>1.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E16]" office:value-type="float" office:value="0.94" calcext:value-type="float">
            <text:p>0.94</text:p>
          </table:table-cell>
          <table:table-cell table:formula="of:=[.E78]" office:value-type="float" office:value="0.46" calcext:value-type="float">
            <text:p>0.46</text:p>
          </table:table-cell>
          <table:table-cell table:formula="of:=[.E47]" office:value-type="float" office:value="0.47" calcext:value-type="float">
            <text:p>0.47</text:p>
          </table:table-cell>
          <table:table-cell table:formula="of:=[.H16]" office:value-type="float" office:value="1.51" calcext:value-type="float">
            <text:p>1.51</text:p>
          </table:table-cell>
          <table:table-cell table:formula="of:=[.H78]" office:value-type="float" office:value="0.75" calcext:value-type="float">
            <text:p>0.75</text:p>
          </table:table-cell>
          <table:table-cell table:formula="of:=[.H47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173.23" calcext:value-type="float">
            <text:p>173.23</text:p>
          </table:table-cell>
          <table:table-cell office:value-type="float" office:value="2.68" calcext:value-type="float">
            <text:p>2.6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E17]" office:value-type="float" office:value="1.09" calcext:value-type="float">
            <text:p>1.09</text:p>
          </table:table-cell>
          <table:table-cell table:formula="of:=[.E79]" office:value-type="float" office:value="0.52" calcext:value-type="float">
            <text:p>0.52</text:p>
          </table:table-cell>
          <table:table-cell table:formula="of:=[.E48]" office:value-type="float" office:value="0.53" calcext:value-type="float">
            <text:p>0.53</text:p>
          </table:table-cell>
          <table:table-cell table:formula="of:=[.H17]" office:value-type="float" office:value="2.68" calcext:value-type="float">
            <text:p>2.68</text:p>
          </table:table-cell>
          <table:table-cell table:formula="of:=[.H79]" office:value-type="float" office:value="1.5" calcext:value-type="float">
            <text:p>1.5</text:p>
          </table:table-cell>
          <table:table-cell table:formula="of:=[.H48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39" calcext:value-type="float">
            <text:p>1.39</text:p>
          </table:table-cell>
          <table:table-cell office:value-type="float" office:value="176.5" calcext:value-type="float">
            <text:p>176.5</text:p>
          </table:table-cell>
          <table:table-cell office:value-type="float" office:value="5.19" calcext:value-type="float">
            <text:p>5.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E18]" office:value-type="float" office:value="1.39" calcext:value-type="float">
            <text:p>1.39</text:p>
          </table:table-cell>
          <table:table-cell table:formula="of:=[.E80]" office:value-type="float" office:value="0.6" calcext:value-type="float">
            <text:p>0.6</text:p>
          </table:table-cell>
          <table:table-cell table:formula="of:=[.E49]" office:value-type="float" office:value="0.61" calcext:value-type="float">
            <text:p>0.61</text:p>
          </table:table-cell>
          <table:table-cell table:formula="of:=[.H18]" office:value-type="float" office:value="5.19" calcext:value-type="float">
            <text:p>5.19</text:p>
          </table:table-cell>
          <table:table-cell table:formula="of:=[.H80]" office:value-type="float" office:value="3" calcext:value-type="float">
            <text:p>3</text:p>
          </table:table-cell>
          <table:table-cell table:formula="of:=[.H49]"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81.02" calcext:value-type="float">
            <text:p>181.02</text:p>
          </table:table-cell>
          <table:table-cell office:value-type="float" office:value="10.21" calcext:value-type="float">
            <text:p>10.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E19]" office:value-type="float" office:value="1.57" calcext:value-type="float">
            <text:p>1.57</text:p>
          </table:table-cell>
          <table:table-cell table:formula="of:=[.E81]" office:value-type="float" office:value="0.69" calcext:value-type="float">
            <text:p>0.69</text:p>
          </table:table-cell>
          <table:table-cell table:formula="of:=[.E50]" office:value-type="float" office:value="0.68" calcext:value-type="float">
            <text:p>0.68</text:p>
          </table:table-cell>
          <table:table-cell table:formula="of:=[.H19]" office:value-type="float" office:value="10.21" calcext:value-type="float">
            <text:p>10.21</text:p>
          </table:table-cell>
          <table:table-cell table:formula="of:=[.H81]" office:value-type="float" office:value="6" calcext:value-type="float">
            <text:p>6</text:p>
          </table:table-cell>
          <table:table-cell table:formula="of:=[.H5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191.43" calcext:value-type="float">
            <text:p>191.43</text:p>
          </table:table-cell>
          <table:table-cell office:value-type="float" office:value="20.23" calcext:value-type="float">
            <text:p>20.2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E20]" office:value-type="float" office:value="2.28" calcext:value-type="float">
            <text:p>2.28</text:p>
          </table:table-cell>
          <table:table-cell table:formula="of:=[.E82]" office:value-type="float" office:value="0.79" calcext:value-type="float">
            <text:p>0.79</text:p>
          </table:table-cell>
          <table:table-cell table:formula="of:=[.E51]" office:value-type="float" office:value="0.76" calcext:value-type="float">
            <text:p>0.76</text:p>
          </table:table-cell>
          <table:table-cell table:formula="of:=[.H20]" office:value-type="float" office:value="20.23" calcext:value-type="float">
            <text:p>20.23</text:p>
          </table:table-cell>
          <table:table-cell table:formula="of:=[.H82]" office:value-type="float" office:value="12.04" calcext:value-type="float">
            <text:p>12.04</text:p>
          </table:table-cell>
          <table:table-cell table:formula="of:=[.H5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209.45" calcext:value-type="float">
            <text:p>209.45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E21]" office:value-type="float" office:value="3.11" calcext:value-type="float">
            <text:p>3.11</text:p>
          </table:table-cell>
          <table:table-cell table:formula="of:=[.E83]" office:value-type="float" office:value="0.94" calcext:value-type="float">
            <text:p>0.94</text:p>
          </table:table-cell>
          <table:table-cell table:formula="of:=[.E52]" office:value-type="float" office:value="0.85" calcext:value-type="float">
            <text:p>0.85</text:p>
          </table:table-cell>
          <table:table-cell table:formula="of:=[.H21]" office:value-type="float" office:value="40.25" calcext:value-type="float">
            <text:p>40.25</text:p>
          </table:table-cell>
          <table:table-cell table:formula="of:=[.H83]" office:value-type="float" office:value="24.04" calcext:value-type="float">
            <text:p>24.04</text:p>
          </table:table-cell>
          <table:table-cell table:formula="of:=[.H52]"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" calcext:value-type="float">
            <text:p>4.84</text:p>
          </table:table-cell>
          <table:table-cell office:value-type="float" office:value="4.85" calcext:value-type="float">
            <text:p>4.85</text:p>
          </table:table-cell>
          <table:table-cell office:value-type="float" office:value="261.56" calcext:value-type="float">
            <text:p>261.56</text:p>
          </table:table-cell>
          <table:table-cell office:value-type="float" office:value="80.36" calcext:value-type="float">
            <text:p>80.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E22]" office:value-type="float" office:value="4.84" calcext:value-type="float">
            <text:p>4.84</text:p>
          </table:table-cell>
          <table:table-cell table:formula="of:=[.E84]" office:value-type="float" office:value="1.18" calcext:value-type="float">
            <text:p>1.18</text:p>
          </table:table-cell>
          <table:table-cell table:formula="of:=[.E53]" office:value-type="float" office:value="0.94" calcext:value-type="float">
            <text:p>0.94</text:p>
          </table:table-cell>
          <table:table-cell table:formula="of:=[.H22]" office:value-type="float" office:value="80.36" calcext:value-type="float">
            <text:p>80.36</text:p>
          </table:table-cell>
          <table:table-cell table:formula="of:=[.H84]" office:value-type="float" office:value="48.04" calcext:value-type="float">
            <text:p>48.04</text:p>
          </table:table-cell>
          <table:table-cell table:formula="of:=[.H5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331.64" calcext:value-type="float">
            <text:p>331.64</text:p>
          </table:table-cell>
          <table:table-cell office:value-type="float" office:value="160.3" calcext:value-type="float">
            <text:p>160.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E23]" office:value-type="float" office:value="11.95" calcext:value-type="float">
            <text:p>11.95</text:p>
          </table:table-cell>
          <table:table-cell table:formula="of:=[.E85]" office:value-type="float" office:value="1.72" calcext:value-type="float">
            <text:p>1.72</text:p>
          </table:table-cell>
          <table:table-cell table:formula="of:=[.E54]" office:value-type="float" office:value="1.05" calcext:value-type="float">
            <text:p>1.05</text:p>
          </table:table-cell>
          <table:table-cell table:formula="of:=[.H23]" office:value-type="float" office:value="160.3" calcext:value-type="float">
            <text:p>160.3</text:p>
          </table:table-cell>
          <table:table-cell table:formula="of:=[.H85]" office:value-type="float" office:value="96.04" calcext:value-type="float">
            <text:p>96.04</text:p>
          </table:table-cell>
          <table:table-cell table:formula="of:=[.H54]" office:value-type="float" office:value="96.04" calcext:value-type="float">
            <text:p>96.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.67" calcext:value-type="float">
            <text:p>23.67</text:p>
          </table:table-cell>
          <table:table-cell office:value-type="float" office:value="497.63" calcext:value-type="float">
            <text:p>497.63</text:p>
          </table:table-cell>
          <table:table-cell office:value-type="float" office:value="320.32" calcext:value-type="float">
            <text:p>320.3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E24]" office:value-type="float" office:value="23.67" calcext:value-type="float">
            <text:p>23.67</text:p>
          </table:table-cell>
          <table:table-cell table:formula="of:=[.E86]" office:value-type="float" office:value="2.86" calcext:value-type="float">
            <text:p>2.86</text:p>
          </table:table-cell>
          <table:table-cell table:formula="of:=[.E55]" office:value-type="float" office:value="1.19" calcext:value-type="float">
            <text:p>1.19</text:p>
          </table:table-cell>
          <table:table-cell table:formula="of:=[.H24]" office:value-type="float" office:value="320.32" calcext:value-type="float">
            <text:p>320.32</text:p>
          </table:table-cell>
          <table:table-cell table:formula="of:=[.H86]" office:value-type="float" office:value="192.04" calcext:value-type="float">
            <text:p>192.04</text:p>
          </table:table-cell>
          <table:table-cell table:formula="of:=[.H55]" office:value-type="float" office:value="192.04" calcext:value-type="float">
            <text:p>192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.62" calcext:value-type="float">
            <text:p>46.62</text:p>
          </table:table-cell>
          <table:table-cell office:value-type="float" office:value="821.66" calcext:value-type="float">
            <text:p>821.66</text:p>
          </table:table-cell>
          <table:table-cell office:value-type="float" office:value="640.35" calcext:value-type="float">
            <text:p>640.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E25]" office:value-type="float" office:value="46.62" calcext:value-type="float">
            <text:p>46.62</text:p>
          </table:table-cell>
          <table:table-cell table:formula="of:=[.E87]" office:value-type="float" office:value="4.96" calcext:value-type="float">
            <text:p>4.96</text:p>
          </table:table-cell>
          <table:table-cell table:formula="of:=[.E56]" office:value-type="float" office:value="1.37" calcext:value-type="float">
            <text:p>1.37</text:p>
          </table:table-cell>
          <table:table-cell table:formula="of:=[.H25]" office:value-type="float" office:value="640.35" calcext:value-type="float">
            <text:p>640.35</text:p>
          </table:table-cell>
          <table:table-cell table:formula="of:=[.H87]" office:value-type="float" office:value="384.04" calcext:value-type="float">
            <text:p>384.04</text:p>
          </table:table-cell>
          <table:table-cell table:formula="of:=[.H56]" office:value-type="float" office:value="384.04" calcext:value-type="float">
            <text:p>384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1" calcext:value-type="float">
            <text:p>94.1</text:p>
          </table:table-cell>
          <table:table-cell office:value-type="float" office:value="94.11" calcext:value-type="float">
            <text:p>94.11</text:p>
          </table:table-cell>
          <table:table-cell office:value-type="float" office:value="1469.7" calcext:value-type="float">
            <text:p>1469.7</text:p>
          </table:table-cell>
          <table:table-cell office:value-type="float" office:value="1280.37" calcext:value-type="float">
            <text:p>1280.3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E26]" office:value-type="float" office:value="94.1" calcext:value-type="float">
            <text:p>94.1</text:p>
          </table:table-cell>
          <table:table-cell table:formula="of:=[.E88]" office:value-type="float" office:value="9.3" calcext:value-type="float">
            <text:p>9.3</text:p>
          </table:table-cell>
          <table:table-cell table:formula="of:=[.E57]" office:value-type="float" office:value="1.62" calcext:value-type="float">
            <text:p>1.62</text:p>
          </table:table-cell>
          <table:table-cell table:formula="of:=[.H26]" office:value-type="float" office:value="1280.37" calcext:value-type="float">
            <text:p>1280.37</text:p>
          </table:table-cell>
          <table:table-cell table:formula="of:=[.H88]" office:value-type="float" office:value="768.04" calcext:value-type="float">
            <text:p>768.04</text:p>
          </table:table-cell>
          <table:table-cell table:formula="of:=[.H57]" office:value-type="float" office:value="768.04" calcext:value-type="float">
            <text:p>768.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2.64" calcext:value-type="float">
            <text:p>202.64</text:p>
          </table:table-cell>
          <table:table-cell office:value-type="float" office:value="2724.7" calcext:value-type="float">
            <text:p>2724.7</text:p>
          </table:table-cell>
          <table:table-cell office:value-type="float" office:value="2560.48" calcext:value-type="float">
            <text:p>2560.4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E27]" office:value-type="float" office:value="202.64" calcext:value-type="float">
            <text:p>202.64</text:p>
          </table:table-cell>
          <table:table-cell table:formula="of:=[.E89]" office:value-type="float" office:value="18.41" calcext:value-type="float">
            <text:p>18.41</text:p>
          </table:table-cell>
          <table:table-cell table:formula="of:=[.E58]" office:value-type="float" office:value="2.04" calcext:value-type="float">
            <text:p>2.04</text:p>
          </table:table-cell>
          <table:table-cell table:formula="of:=[.H27]" office:value-type="float" office:value="2560.48" calcext:value-type="float">
            <text:p>2560.48</text:p>
          </table:table-cell>
          <table:table-cell table:formula="of:=[.H89]" office:value-type="float" office:value="1536.04" calcext:value-type="float">
            <text:p>1536.04</text:p>
          </table:table-cell>
          <table:table-cell table:formula="of:=[.H58]" office:value-type="float" office:value="1536.04" calcext:value-type="float">
            <text:p>1536.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5.89" calcext:value-type="float">
            <text:p>415.89</text:p>
          </table:table-cell>
          <table:table-cell office:value-type="float" office:value="5284.81" calcext:value-type="float">
            <text:p>5284.81</text:p>
          </table:table-cell>
          <table:table-cell office:value-type="float" office:value="5120.43" calcext:value-type="float">
            <text:p>5120.4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E28]" office:value-type="float" office:value="415.89" calcext:value-type="float">
            <text:p>415.89</text:p>
          </table:table-cell>
          <table:table-cell table:formula="of:=[.E90]" office:value-type="float" office:value="36.91" calcext:value-type="float">
            <text:p>36.91</text:p>
          </table:table-cell>
          <table:table-cell table:formula="of:=[.E59]" office:value-type="float" office:value="2.81" calcext:value-type="float">
            <text:p>2.81</text:p>
          </table:table-cell>
          <table:table-cell table:formula="of:=[.H28]" office:value-type="float" office:value="5120.43" calcext:value-type="float">
            <text:p>5120.43</text:p>
          </table:table-cell>
          <table:table-cell table:formula="of:=[.H90]" office:value-type="float" office:value="3072.04" calcext:value-type="float">
            <text:p>3072.04</text:p>
          </table:table-cell>
          <table:table-cell table:formula="of:=[.H59]" office:value-type="float" office:value="3072.04" calcext:value-type="float">
            <text:p>3072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59" calcext:value-type="float">
            <text:p>13.5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64.55" calcext:value-type="float">
            <text:p>864.55</text:p>
          </table:table-cell>
          <table:table-cell office:value-type="float" office:value="864.56" calcext:value-type="float">
            <text:p>864.56</text:p>
          </table:table-cell>
          <table:table-cell office:value-type="float" office:value="10405.12" calcext:value-type="float">
            <text:p>10405.12</text:p>
          </table:table-cell>
          <table:table-cell office:value-type="float" office:value="10240.46" calcext:value-type="float">
            <text:p>10240.4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E29]" office:value-type="float" office:value="864.55" calcext:value-type="float">
            <text:p>864.55</text:p>
          </table:table-cell>
          <table:table-cell table:formula="of:=[.E91]" office:value-type="float" office:value="76.21" calcext:value-type="float">
            <text:p>76.21</text:p>
          </table:table-cell>
          <table:table-cell table:formula="of:=[.E60]" office:value-type="float" office:value="4.24" calcext:value-type="float">
            <text:p>4.24</text:p>
          </table:table-cell>
          <table:table-cell table:formula="of:=[.H29]" office:value-type="float" office:value="10240.46" calcext:value-type="float">
            <text:p>10240.46</text:p>
          </table:table-cell>
          <table:table-cell table:formula="of:=[.H91]" office:value-type="float" office:value="6144.04" calcext:value-type="float">
            <text:p>6144.04</text:p>
          </table:table-cell>
          <table:table-cell table:formula="of:=[.H60]" office:value-type="float" office:value="6144.04" calcext:value-type="float">
            <text:p>6144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2.49" calcext:value-type="float">
            <text:p>1842.49</text:p>
          </table:table-cell>
          <table:table-cell office:value-type="float" office:value="1842.5" calcext:value-type="float">
            <text:p>1842.5</text:p>
          </table:table-cell>
          <table:table-cell office:value-type="float" office:value="20645.12" calcext:value-type="float">
            <text:p>20645.12</text:p>
          </table:table-cell>
          <table:table-cell office:value-type="float" office:value="20480.49" calcext:value-type="float">
            <text:p>20480.4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E30]" office:value-type="float" office:value="1842.49" calcext:value-type="float">
            <text:p>1842.49</text:p>
          </table:table-cell>
          <table:table-cell table:formula="of:=[.E92]" office:value-type="float" office:value="161.53" calcext:value-type="float">
            <text:p>161.53</text:p>
          </table:table-cell>
          <table:table-cell table:formula="of:=[.E61]" office:value-type="float" office:value="7.17" calcext:value-type="float">
            <text:p>7.17</text:p>
          </table:table-cell>
          <table:table-cell table:formula="of:=[.H30]" office:value-type="float" office:value="20480.49" calcext:value-type="float">
            <text:p>20480.49</text:p>
          </table:table-cell>
          <table:table-cell table:formula="of:=[.H92]" office:value-type="float" office:value="12288.04" calcext:value-type="float">
            <text:p>12288.04</text:p>
          </table:table-cell>
          <table:table-cell table:formula="of:=[.H61]" office:value-type="float" office:value="12288.04" calcext:value-type="float">
            <text:p>12288.0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nnyLane</text:p>
          </table:table-cell>
          <table:table-cell office:value-type="string" calcext:value-type="string">
            <text:p>device:</text:p>
          </table:table-cell>
          <table:table-cell office:value-type="string" calcext:value-type="string">
            <text:p>lightning.gpu</text:p>
          </table:table-cell>
          <table:table-cell office:value-type="string" calcext:value-type="string">
            <text:p>shots=1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init time</text:p>
          </table:table-cell>
          <table:table-cell office:value-type="string" calcext:value-type="string">
            <text:p>composition time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simulat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SS-peak</text:p>
          </table:table-cell>
          <table:table-cell office:value-type="string" calcext:value-type="string">
            <text:p>malloc-peak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.05" calcext:value-type="float">
            <text:p>1.05</text:p>
          </table:table-cell>
          <table:table-cell office:value-type="float" office:value="537.16" calcext:value-type="float">
            <text:p>537.16</text:p>
          </table:table-cell>
          <table:table-cell office:value-type="float" office:value="2.25" calcext:value-type="float">
            <text:p>2.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537.29" calcext:value-type="float">
            <text:p>537.29</text:p>
          </table:table-cell>
          <table:table-cell office:value-type="float" office:value="0.13" calcext:value-type="float">
            <text:p>0.1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537.71" calcext:value-type="float">
            <text:p>537.71</text:p>
          </table:table-cell>
          <table:table-cell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537.71" calcext:value-type="float">
            <text:p>537.71</text:p>
          </table:table-cell>
          <table:table-cell office:value-type="float" office:value="0.14" calcext:value-type="float">
            <text:p>0.1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537.72" calcext:value-type="float">
            <text:p>537.72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537.72" calcext:value-type="float">
            <text:p>537.72</text:p>
          </table:table-cell>
          <table:table-cell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537.72" calcext:value-type="float">
            <text:p>537.72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537.83" calcext:value-type="float">
            <text:p>537.83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537.83" calcext:value-type="float">
            <text:p>537.83</text:p>
          </table:table-cell>
          <table:table-cell office:value-type="float" office:value="0.28" calcext:value-type="float">
            <text:p>0.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537.9" calcext:value-type="float">
            <text:p>537.9</text:p>
          </table:table-cell>
          <table:table-cell office:value-type="float" office:value="0.31" calcext:value-type="float">
            <text:p>0.3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537.9" calcext:value-type="float">
            <text:p>537.9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538.05" calcext:value-type="float">
            <text:p>538.05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538.34" calcext:value-type="float">
            <text:p>538.34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539.34" calcext:value-type="float">
            <text:p>539.34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540.34" calcext:value-type="float">
            <text:p>540.3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542.35" calcext:value-type="float">
            <text:p>542.35</text:p>
          </table:table-cell>
          <table:table-cell office:value-type="float" office:value="3.04" calcext:value-type="float">
            <text:p>3.0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546.36" calcext:value-type="float">
            <text:p>546.3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550.36" calcext:value-type="float">
            <text:p>550.3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office:value-type="float" office:value="559.46" calcext:value-type="float">
            <text:p>559.46</text:p>
          </table:table-cell>
          <table:table-cell office:value-type="float" office:value="24.04" calcext:value-type="float">
            <text:p>24.0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579.61" calcext:value-type="float">
            <text:p>579.6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643.77" calcext:value-type="float">
            <text:p>643.77</text:p>
          </table:table-cell>
          <table:table-cell office:value-type="float" office:value="96.04" calcext:value-type="float">
            <text:p>96.0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752.12" calcext:value-type="float">
            <text:p>752.12</text:p>
          </table:table-cell>
          <table:table-cell office:value-type="float" office:value="192.04" calcext:value-type="float">
            <text:p>192.0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.4" calcext:value-type="float">
            <text:p>1.4</text:p>
          </table:table-cell>
          <table:table-cell office:value-type="float" office:value="968.16" calcext:value-type="float">
            <text:p>968.16</text:p>
          </table:table-cell>
          <table:table-cell office:value-type="float" office:value="384.04" calcext:value-type="float">
            <text:p>384.0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5" calcext:value-type="float">
            <text:p>1.7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1.65" calcext:value-type="float">
            <text:p>1.65</text:p>
          </table:table-cell>
          <table:table-cell office:value-type="float" office:value="1424.21" calcext:value-type="float">
            <text:p>1424.21</text:p>
          </table:table-cell>
          <table:table-cell office:value-type="float" office:value="768.04" calcext:value-type="float">
            <text:p>768.0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7" calcext:value-type="float">
            <text:p>3.4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2318.52" calcext:value-type="float">
            <text:p>2318.52</text:p>
          </table:table-cell>
          <table:table-cell office:value-type="float" office:value="1536.04" calcext:value-type="float">
            <text:p>1536.0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91" calcext:value-type="float">
            <text:p>6.9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2.84" calcext:value-type="float">
            <text:p>2.84</text:p>
          </table:table-cell>
          <table:table-cell office:value-type="float" office:value="4123.71" calcext:value-type="float">
            <text:p>4123.71</text:p>
          </table:table-cell>
          <table:table-cell office:value-type="float" office:value="3072.04" calcext:value-type="float">
            <text:p>3072.0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66" calcext:value-type="float">
            <text:p>13.6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.24" calcext:value-type="float">
            <text:p>4.24</text:p>
          </table:table-cell>
          <table:table-cell office:value-type="float" office:value="4.27" calcext:value-type="float">
            <text:p>4.27</text:p>
          </table:table-cell>
          <table:table-cell office:value-type="float" office:value="7695.29" calcext:value-type="float">
            <text:p>7695.29</text:p>
          </table:table-cell>
          <table:table-cell office:value-type="float" office:value="6144.04" calcext:value-type="float">
            <text:p>6144.0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11" calcext:value-type="float">
            <text:p>27.1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7.17" calcext:value-type="float">
            <text:p>7.17</text:p>
          </table:table-cell>
          <table:table-cell office:value-type="float" office:value="7.21" calcext:value-type="float">
            <text:p>7.21</text:p>
          </table:table-cell>
          <table:table-cell office:value-type="float" office:value="14857.4" calcext:value-type="float">
            <text:p>14857.4</text:p>
          </table:table-cell>
          <table:table-cell office:value-type="float" office:value="12288.04" calcext:value-type="float">
            <text:p>12288.04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nnyLane</text:p>
          </table:table-cell>
          <table:table-cell office:value-type="string" calcext:value-type="string">
            <text:p>device:</text:p>
          </table:table-cell>
          <table:table-cell office:value-type="string" calcext:value-type="string">
            <text:p>lightning.qubit</text:p>
          </table:table-cell>
          <table:table-cell office:value-type="string" calcext:value-type="string">
            <text:p>shots=1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init time</text:p>
          </table:table-cell>
          <table:table-cell office:value-type="string" calcext:value-type="string">
            <text:p>composition time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simulat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SS-peak</text:p>
          </table:table-cell>
          <table:table-cell office:value-type="string" calcext:value-type="string">
            <text:p>malloc-peak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167.45" calcext:value-type="float">
            <text:p>167.45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166.77" calcext:value-type="float">
            <text:p>166.77</text:p>
          </table:table-cell>
          <table:table-cell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66.89" calcext:value-type="float">
            <text:p>166.89</text:p>
          </table:table-cell>
          <table:table-cell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66.89" calcext:value-type="float">
            <text:p>166.89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66.9" calcext:value-type="float">
            <text:p>166.9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166.9" calcext:value-type="float">
            <text:p>166.9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66.91" calcext:value-type="float">
            <text:p>166.91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166.91" calcext:value-type="float">
            <text:p>166.91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29" calcext:value-type="float">
            <text:p>0.2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67.35" calcext:value-type="float">
            <text:p>167.35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68.34" calcext:value-type="float">
            <text:p>168.3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70.84" calcext:value-type="float">
            <text:p>170.8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174.36" calcext:value-type="float">
            <text:p>174.3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82.56" calcext:value-type="float">
            <text:p>182.56</text:p>
          </table:table-cell>
          <table:table-cell office:value-type="float" office:value="12.04" calcext:value-type="float">
            <text:p>12.0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01.21" calcext:value-type="float">
            <text:p>201.21</text:p>
          </table:table-cell>
          <table:table-cell office:value-type="float" office:value="24.04" calcext:value-type="float">
            <text:p>24.0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238.3" calcext:value-type="float">
            <text:p>238.3</text:p>
          </table:table-cell>
          <table:table-cell office:value-type="float" office:value="48.04" calcext:value-type="float">
            <text:p>48.0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317.05" calcext:value-type="float">
            <text:p>317.05</text:p>
          </table:table-cell>
          <table:table-cell office:value-type="float" office:value="96.04" calcext:value-type="float">
            <text:p>96.0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86" calcext:value-type="float">
            <text:p>2.86</text:p>
          </table:table-cell>
          <table:table-cell office:value-type="float" office:value="2.87" calcext:value-type="float">
            <text:p>2.87</text:p>
          </table:table-cell>
          <table:table-cell office:value-type="float" office:value="442.57" calcext:value-type="float">
            <text:p>442.57</text:p>
          </table:table-cell>
          <table:table-cell office:value-type="float" office:value="192.04" calcext:value-type="float">
            <text:p>192.0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96" calcext:value-type="float">
            <text:p>4.96</text:p>
          </table:table-cell>
          <table:table-cell office:value-type="float" office:value="4.97" calcext:value-type="float">
            <text:p>4.97</text:p>
          </table:table-cell>
          <table:table-cell office:value-type="float" office:value="702.57" calcext:value-type="float">
            <text:p>702.57</text:p>
          </table:table-cell>
          <table:table-cell office:value-type="float" office:value="384.04" calcext:value-type="float">
            <text:p>384.0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.3" calcext:value-type="float">
            <text:p>9.3</text:p>
          </table:table-cell>
          <table:table-cell office:value-type="float" office:value="9.31" calcext:value-type="float">
            <text:p>9.31</text:p>
          </table:table-cell>
          <table:table-cell office:value-type="float" office:value="1247.88" calcext:value-type="float">
            <text:p>1247.88</text:p>
          </table:table-cell>
          <table:table-cell office:value-type="float" office:value="768.04" calcext:value-type="float">
            <text:p>768.0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.41" calcext:value-type="float">
            <text:p>18.41</text:p>
          </table:table-cell>
          <table:table-cell office:value-type="float" office:value="18.43" calcext:value-type="float">
            <text:p>18.43</text:p>
          </table:table-cell>
          <table:table-cell office:value-type="float" office:value="2338.74" calcext:value-type="float">
            <text:p>2338.74</text:p>
          </table:table-cell>
          <table:table-cell office:value-type="float" office:value="1536.04" calcext:value-type="float">
            <text:p>1536.0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6.91" calcext:value-type="float">
            <text:p>36.91</text:p>
          </table:table-cell>
          <table:table-cell office:value-type="float" office:value="36.94" calcext:value-type="float">
            <text:p>36.94</text:p>
          </table:table-cell>
          <table:table-cell office:value-type="float" office:value="4529.02" calcext:value-type="float">
            <text:p>4529.02</text:p>
          </table:table-cell>
          <table:table-cell office:value-type="float" office:value="3072.04" calcext:value-type="float">
            <text:p>3072.0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49" calcext:value-type="float">
            <text:p>14.4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76.21" calcext:value-type="float">
            <text:p>76.21</text:p>
          </table:table-cell>
          <table:table-cell office:value-type="float" office:value="76.28" calcext:value-type="float">
            <text:p>76.28</text:p>
          </table:table-cell>
          <table:table-cell office:value-type="float" office:value="8875.18" calcext:value-type="float">
            <text:p>8875.18</text:p>
          </table:table-cell>
          <table:table-cell office:value-type="float" office:value="6144.04" calcext:value-type="float">
            <text:p>6144.0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69" calcext:value-type="float">
            <text:p>28.6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61.53" calcext:value-type="float">
            <text:p>161.53</text:p>
          </table:table-cell>
          <table:table-cell office:value-type="float" office:value="161.66" calcext:value-type="float">
            <text:p>161.66</text:p>
          </table:table-cell>
          <table:table-cell office:value-type="float" office:value="17607.2" calcext:value-type="float">
            <text:p>17607.2</text:p>
          </table:table-cell>
          <table:table-cell office:value-type="float" office:value="12288.04" calcext:value-type="float">
            <text:p>12288.04</text:p>
          </table:table-cell>
          <table:table-cell table:number-columns-repeated="9"/>
        </table:table-row>
      </table:table>
      <table:table table:name="ZUSAMMENFASSUNG" table:style-name="ta1">
        <table:table-column table:style-name="co5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ython (QFT) vs. Matlab (QFT1) vs. Qiskit (Qkd*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deep QFT circuit using dense matr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</text:p>
          </table:table-cell>
          <table:table-cell office:value-type="string" calcext:value-type="string">
            <text:p>QFT1</text:p>
          </table:table-cell>
          <table:table-cell office:value-type="string" calcext:value-type="string">
            <text:p>Qkd</text:p>
          </table:table-cell>
          <table:table-cell office:value-type="string" calcext:value-type="string">
            <text:p>Qkd_GPU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1688000000003" calcext:value-type="float">
            <text:p>0.000171688000000003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5560000000062" calcext:value-type="float">
            <text:p>0.000495560000000062</text:p>
          </table:table-cell>
          <table:table-cell office:value-type="float" office:value="0.038293" calcext:value-type="float">
            <text:p>0.03829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1446299999995" calcext:value-type="float">
            <text:p>0.00111446299999995</text:p>
          </table:table-cell>
          <table:table-cell office:value-type="float" office:value="0.012424" calcext:value-type="float">
            <text:p>0.01242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5909800000032" calcext:value-type="float">
            <text:p>0.00255909800000032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3008600000008" calcext:value-type="float">
            <text:p>0.00523008600000008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1751342" calcext:value-type="float">
            <text:p>0.251751342</text:p>
          </table:table-cell>
          <table:table-cell office:value-type="float" office:value="0.015691" calcext:value-type="float">
            <text:p>0.01569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473701" calcext:value-type="float">
            <text:p>0.419473701</text:p>
          </table:table-cell>
          <table:table-cell office:value-type="float" office:value="0.027721" calcext:value-type="float">
            <text:p>0.02772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1285453" calcext:value-type="float">
            <text:p>2.021285453</text:p>
          </table:table-cell>
          <table:table-cell office:value-type="float" office:value="0.057505" calcext:value-type="float">
            <text:p>0.057505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5044653" calcext:value-type="float">
            <text:p>8.405044653</text:p>
          </table:table-cell>
          <table:table-cell office:value-type="float" office:value="0.13041" calcext:value-type="float">
            <text:p>0.1304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82557429" calcext:value-type="float">
            <text:p>36.082557429</text:p>
          </table:table-cell>
          <table:table-cell office:value-type="float" office:value="0.45921" calcext:value-type="float">
            <text:p>0.4592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987955965" calcext:value-type="float">
            <text:p>110.987955965</text:p>
          </table:table-cell>
          <table:table-cell office:value-type="float" office:value="3.1274" calcext:value-type="float">
            <text:p>3.1274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.025001307" calcext:value-type="float">
            <text:p>190.025001307</text:p>
          </table:table-cell>
          <table:table-cell office:value-type="float" office:value="13.381" calcext:value-type="float">
            <text:p>13.381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015500905" calcext:value-type="float">
            <text:p>470.015500905</text:p>
          </table:table-cell>
          <table:table-cell office:value-type="float" office:value="57.6189" calcext:value-type="float">
            <text:p>57.618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6.566247064" calcext:value-type="float">
            <text:p>1536.566247064</text:p>
          </table:table-cell>
          <table:table-cell office:value-type="float" office:value="256.1021" calcext:value-type="float">
            <text:p>256.10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4.234840733" calcext:value-type="float">
            <text:p>6374.234840733</text:p>
          </table:table-cell>
          <table:table-cell office:value-type="float" office:value="1144.3" calcext:value-type="float">
            <text:p>1144.3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124.4" calcext:value-type="float">
            <text:p>5124.4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0.39" calcext:value-type="float">
            <text:p>0.39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.45" calcext:value-type="float">
            <text:p>3.45</text:p>
          </table:table-cell>
          <table:table-cell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6.91" calcext:value-type="float">
            <text:p>6.91</text:p>
          </table:table-cell>
          <table:table-cell office:value-type="float" office:value="0.78" calcext:value-type="float">
            <text:p>0.78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.23" calcext:value-type="float">
            <text:p>15.23</text:p>
          </table:table-cell>
          <table:table-cell office:value-type="float" office:value="1.25" calcext:value-type="float">
            <text:p>1.2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0.38" calcext:value-type="float">
            <text:p>30.38</text:p>
          </table:table-cell>
          <table:table-cell office:value-type="float" office:value="2.2" calcext:value-type="float">
            <text:p>2.2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1.39" calcext:value-type="float">
            <text:p>71.3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37.42" calcext:value-type="float">
            <text:p>137.42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48.66" calcext:value-type="float">
            <text:p>248.66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01.99" calcext:value-type="float">
            <text:p>501.99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ython (QFTS) vs.Matlab (QFT2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deep QFT circuit using sparse matr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S</text:p>
          </table:table-cell>
          <table:table-cell office:value-type="string" calcext:value-type="string">
            <text:p>QFT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14801000000053" calcext:value-type="float">
            <text:p>0.000114801000000053</text:p>
          </table:table-cell>
          <table:table-cell office:value-type="float" office:value="0.005329" calcext:value-type="float">
            <text:p>0.00532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27578299999987" calcext:value-type="float">
            <text:p>0.00327578299999987</text:p>
          </table:table-cell>
          <table:table-cell office:value-type="float" office:value="0.012179" calcext:value-type="float">
            <text:p>0.01217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33945800000002" calcext:value-type="float">
            <text:p>0.00833945800000002</text:p>
          </table:table-cell>
          <table:table-cell office:value-type="float" office:value="0.008713" calcext:value-type="float">
            <text:p>0.00871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3297499999999" calcext:value-type="float">
            <text:p>0.0183297499999999</text:p>
          </table:table-cell>
          <table:table-cell office:value-type="float" office:value="0.004879" calcext:value-type="float">
            <text:p>0.00487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63350040000001" calcext:value-type="float">
            <text:p>0.0363350040000001</text:p>
          </table:table-cell>
          <table:table-cell office:value-type="float" office:value="0.002339" calcext:value-type="float">
            <text:p>0.00233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3096430000002" calcext:value-type="float">
            <text:p>0.0593096430000002</text:p>
          </table:table-cell>
          <table:table-cell office:value-type="float" office:value="0.001902" calcext:value-type="float">
            <text:p>0.001902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49551819999996" calcext:value-type="float">
            <text:p>0.0949551819999996</text:p>
          </table:table-cell>
          <table:table-cell office:value-type="float" office:value="0.002868" calcext:value-type="float">
            <text:p>0.002868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6920777" calcext:value-type="float">
            <text:p>0.156920777</text:p>
          </table:table-cell>
          <table:table-cell office:value-type="float" office:value="0.004134" calcext:value-type="float">
            <text:p>0.004134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4739497999997" calcext:value-type="float">
            <text:p>0.264739497999997</text:p>
          </table:table-cell>
          <table:table-cell office:value-type="float" office:value="0.006213" calcext:value-type="float">
            <text:p>0.006213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9188014000001" calcext:value-type="float">
            <text:p>0.589188014000001</text:p>
          </table:table-cell>
          <table:table-cell office:value-type="float" office:value="0.009679" calcext:value-type="float">
            <text:p>0.00967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0299739499999" calcext:value-type="float">
            <text:p>3.00299739499999</text:p>
          </table:table-cell>
          <table:table-cell office:value-type="float" office:value="0.013955" calcext:value-type="float">
            <text:p>0.01395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94359663" calcext:value-type="float">
            <text:p>11.594359663</text:p>
          </table:table-cell>
          <table:table-cell office:value-type="float" office:value="0.022378" calcext:value-type="float">
            <text:p>0.0223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0323794180001" calcext:value-type="float">
            <text:p>54.0323794180001</text:p>
          </table:table-cell>
          <table:table-cell office:value-type="float" office:value="0.040324" calcext:value-type="float">
            <text:p>0.040324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.39071911" calcext:value-type="float">
            <text:p>244.39071911</text:p>
          </table:table-cell>
          <table:table-cell office:value-type="float" office:value="0.099358" calcext:value-type="float">
            <text:p>0.099358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3.073620707" calcext:value-type="float">
            <text:p>1073.073620707</text:p>
          </table:table-cell>
          <table:table-cell office:value-type="float" office:value="0.17838" calcext:value-type="float">
            <text:p>0.17838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7.875621269" calcext:value-type="float">
            <text:p>4817.875621269</text:p>
          </table:table-cell>
          <table:table-cell office:value-type="float" office:value="0.37456" calcext:value-type="float">
            <text:p>0.3745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80855" calcext:value-type="float">
            <text:p>0.8085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.0682" calcext:value-type="float">
            <text:p>2.0682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5.1055" calcext:value-type="float">
            <text:p>5.1055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.385" calcext:value-type="float">
            <text:p>13.385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2.7997" calcext:value-type="float">
            <text:p>42.7997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98.7821" calcext:value-type="float">
            <text:p>98.7821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4.9669" calcext:value-type="float">
            <text:p>234.9669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43.6723" calcext:value-type="float">
            <text:p>543.6723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26.9" calcext:value-type="float">
            <text:p>1226.9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86.8" calcext:value-type="float">
            <text:p>2686.8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5854.8" calcext:value-type="float">
            <text:p>5854.8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757" calcext:value-type="float">
            <text:p>1275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8338" calcext:value-type="float">
            <text:p>2833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Python (SQFTS) vs.Matlab (QFT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SQFT using sparse matr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SQFTS_time</text:p>
          </table:table-cell>
          <table:table-cell office:value-type="string" calcext:value-type="string">
            <text:p>QFT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61380000000211" calcext:value-type="float">
            <text:p>0.000161380000000211</text:p>
          </table:table-cell>
          <table:table-cell office:value-type="float" office:value="0.016163" calcext:value-type="float">
            <text:p>0.016163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36104599999987" calcext:value-type="float">
            <text:p>0.00236104599999987</text:p>
          </table:table-cell>
          <table:table-cell office:value-type="float" office:value="0.007696" calcext:value-type="float">
            <text:p>0.00769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97309400000023" calcext:value-type="float">
            <text:p>0.00597309400000023</text:p>
          </table:table-cell>
          <table:table-cell office:value-type="float" office:value="0.008623" calcext:value-type="float">
            <text:p>0.00862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9329669999996" calcext:value-type="float">
            <text:p>0.0109329669999996</text:p>
          </table:table-cell>
          <table:table-cell office:value-type="float" office:value="0.003463" calcext:value-type="float">
            <text:p>0.003463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4122899999998" calcext:value-type="float">
            <text:p>0.0174122899999998</text:p>
          </table:table-cell>
          <table:table-cell office:value-type="float" office:value="0.003767" calcext:value-type="float">
            <text:p>0.00376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53591050000002" calcext:value-type="float">
            <text:p>0.0253591050000002</text:p>
          </table:table-cell>
          <table:table-cell office:value-type="float" office:value="0.000887" calcext:value-type="float">
            <text:p>0.000887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9069960000005" calcext:value-type="float">
            <text:p>0.0359069960000005</text:p>
          </table:table-cell>
          <table:table-cell office:value-type="float" office:value="0.001065" calcext:value-type="float">
            <text:p>0.00106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452779" calcext:value-type="float">
            <text:p>0.054452779</text:p>
          </table:table-cell>
          <table:table-cell office:value-type="float" office:value="0.00148" calcext:value-type="float">
            <text:p>0.0014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8650960999999" calcext:value-type="float">
            <text:p>0.088650960999999</text:p>
          </table:table-cell>
          <table:table-cell office:value-type="float" office:value="0.001974" calcext:value-type="float">
            <text:p>0.001974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7172559" calcext:value-type="float">
            <text:p>0.207172559</text:p>
          </table:table-cell>
          <table:table-cell office:value-type="float" office:value="0.00261" calcext:value-type="float">
            <text:p>0.00261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9027596999988" calcext:value-type="float">
            <text:p>0.959027596999988</text:p>
          </table:table-cell>
          <table:table-cell office:value-type="float" office:value="0.004481" calcext:value-type="float">
            <text:p>0.00448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7286263000002" calcext:value-type="float">
            <text:p>3.77286263000002</text:p>
          </table:table-cell>
          <table:table-cell office:value-type="float" office:value="0.005415" calcext:value-type="float">
            <text:p>0.00541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480354282" calcext:value-type="float">
            <text:p>16.480354282</text:p>
          </table:table-cell>
          <table:table-cell office:value-type="float" office:value="0.008943" calcext:value-type="float">
            <text:p>0.00894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.981933476" calcext:value-type="float">
            <text:p>69.981933476</text:p>
          </table:table-cell>
          <table:table-cell office:value-type="float" office:value="0.016587" calcext:value-type="float">
            <text:p>0.016587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4.031957383" calcext:value-type="float">
            <text:p>294.031957383</text:p>
          </table:table-cell>
          <table:table-cell office:value-type="float" office:value="0.03441" calcext:value-type="float">
            <text:p>0.03441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95.963723542" calcext:value-type="float">
            <text:p>1295.963723542</text:p>
          </table:table-cell>
          <table:table-cell office:value-type="float" office:value="0.06892" calcext:value-type="float">
            <text:p>0.0689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13986" calcext:value-type="float">
            <text:p>0.1398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33738" calcext:value-type="float">
            <text:p>0.33738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91824" calcext:value-type="float">
            <text:p>0.91824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.7649" calcext:value-type="float">
            <text:p>1.7649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.2733" calcext:value-type="float">
            <text:p>6.2733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5.908" calcext:value-type="float">
            <text:p>15.90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6.146" calcext:value-type="float">
            <text:p>36.146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7.918" calcext:value-type="float">
            <text:p>77.918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7.81" calcext:value-type="float">
            <text:p>167.81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53.14" calcext:value-type="float">
            <text:p>353.1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55.89" calcext:value-type="float">
            <text:p>755.89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549" calcext:value-type="float">
            <text:p>1549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338.2" calcext:value-type="float">
            <text:p>3338.2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098.3" calcext:value-type="float">
            <text:p>7098.3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Runtime summ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all availab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</text:p>
          </table:table-cell>
          <table:table-cell office:value-type="string" calcext:value-type="string">
            <text:p>SQFT</text:p>
          </table:table-cell>
          <table:table-cell office:value-type="string" calcext:value-type="string">
            <text:p>QFTS</text:p>
          </table:table-cell>
          <table:table-cell office:value-type="string" calcext:value-type="string">
            <text:p>SQFTS</text:p>
          </table:table-cell>
          <table:table-cell office:value-type="string" calcext:value-type="string">
            <text:p>QFT1</text:p>
          </table:table-cell>
          <table:table-cell office:value-type="string" calcext:value-type="string">
            <text:p>QFT2</text:p>
          </table:table-cell>
          <table:table-cell office:value-type="string" calcext:value-type="string">
            <text:p>QFT3</text:p>
          </table:table-cell>
          <table:table-cell office:value-type="string" calcext:value-type="string">
            <text:p>QFT4</text:p>
          </table:table-cell>
          <table:table-cell office:value-type="string" calcext:value-type="string">
            <text:p>QFT5</text:p>
          </table:table-cell>
          <table:table-cell office:value-type="string" calcext:value-type="string">
            <text:p>QFT6</text:p>
          </table:table-cell>
          <table:table-cell office:value-type="string" calcext:value-type="string">
            <text:p>QFT6_GPU</text:p>
          </table:table-cell>
          <table:table-cell office:value-type="string" calcext:value-type="string">
            <text:p>QFT7</text:p>
          </table:table-cell>
          <table:table-cell office:value-type="string" calcext:value-type="string">
            <text:p>QK_state_cpu</text:p>
          </table:table-cell>
          <table:table-cell office:value-type="string" calcext:value-type="string">
            <text:p>QK_state_gpu</text:p>
          </table:table-cell>
          <table:table-cell office:value-type="string" calcext:value-type="string">
            <text:p>PL_default</text:p>
          </table:table-cell>
          <table:table-cell office:value-type="string" calcext:value-type="string">
            <text:p>PL_lightning</text:p>
          </table:table-cell>
          <table:table-cell office:value-type="string" calcext:value-type="string">
            <text:p>PL_gp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1688000000003" calcext:value-type="float">
            <text:p>0.000171688000000003</text:p>
          </table:table-cell>
          <table:table-cell office:value-type="float" office:value="0.00016741900000028" calcext:value-type="float">
            <text:p>0.00016741900000028</text:p>
          </table:table-cell>
          <table:table-cell office:value-type="float" office:value="0.000114801000000053" calcext:value-type="float">
            <text:p>0.000114801000000053</text:p>
          </table:table-cell>
          <table:table-cell office:value-type="float" office:value="0.000161380000000211" calcext:value-type="float">
            <text:p>0.000161380000000211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81282" calcext:value-type="float">
            <text:p>0.81282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5560000000062" calcext:value-type="float">
            <text:p>0.000495560000000062</text:p>
          </table:table-cell>
          <table:table-cell office:value-type="float" office:value="0.000480866999999829" calcext:value-type="float">
            <text:p>0.000480866999999829</text:p>
          </table:table-cell>
          <table:table-cell office:value-type="float" office:value="0.00327578299999987" calcext:value-type="float">
            <text:p>0.00327578299999987</text:p>
          </table:table-cell>
          <table:table-cell office:value-type="float" office:value="0.00236104599999987" calcext:value-type="float">
            <text:p>0.00236104599999987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011334" calcext:value-type="float">
            <text:p>0.011334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13145" calcext:value-type="float">
            <text:p>0.013145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1446299999995" calcext:value-type="float">
            <text:p>0.00111446299999995</text:p>
          </table:table-cell>
          <table:table-cell office:value-type="float" office:value="0.000985757000000032" calcext:value-type="float">
            <text:p>0.000985757000000032</text:p>
          </table:table-cell>
          <table:table-cell office:value-type="float" office:value="0.00833945800000002" calcext:value-type="float">
            <text:p>0.00833945800000002</text:p>
          </table:table-cell>
          <table:table-cell office:value-type="float" office:value="0.00597309400000023" calcext:value-type="float">
            <text:p>0.00597309400000023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008623" calcext:value-type="float">
            <text:p>0.008623</text:p>
          </table:table-cell>
          <table:table-cell office:value-type="float" office:value="0.011986" calcext:value-type="float">
            <text:p>0.011986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5909800000032" calcext:value-type="float">
            <text:p>0.00255909800000032</text:p>
          </table:table-cell>
          <table:table-cell office:value-type="float" office:value="0.00176221899999973" calcext:value-type="float">
            <text:p>0.00176221899999973</text:p>
          </table:table-cell>
          <table:table-cell office:value-type="float" office:value="0.0183297499999999" calcext:value-type="float">
            <text:p>0.0183297499999999</text:p>
          </table:table-cell>
          <table:table-cell office:value-type="float" office:value="0.0109329669999996" calcext:value-type="float">
            <text:p>0.0109329669999996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3008600000008" calcext:value-type="float">
            <text:p>0.00523008600000008</text:p>
          </table:table-cell>
          <table:table-cell office:value-type="float" office:value="0.00295303599999963" calcext:value-type="float">
            <text:p>0.00295303599999963</text:p>
          </table:table-cell>
          <table:table-cell office:value-type="float" office:value="0.0363350040000001" calcext:value-type="float">
            <text:p>0.0363350040000001</text:p>
          </table:table-cell>
          <table:table-cell office:value-type="float" office:value="0.0174122899999998" calcext:value-type="float">
            <text:p>0.0174122899999998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3331" calcext:value-type="float">
            <text:p>0.003331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1751342" calcext:value-type="float">
            <text:p>0.251751342</text:p>
          </table:table-cell>
          <table:table-cell office:value-type="float" office:value="0.085738761" calcext:value-type="float">
            <text:p>0.085738761</text:p>
          </table:table-cell>
          <table:table-cell office:value-type="float" office:value="0.0593096430000002" calcext:value-type="float">
            <text:p>0.0593096430000002</text:p>
          </table:table-cell>
          <table:table-cell office:value-type="float" office:value="0.0253591050000002" calcext:value-type="float">
            <text:p>0.0253591050000002</text:p>
          </table:table-cell>
          <table:table-cell office:value-type="float" office:value="0.015691" calcext:value-type="float">
            <text:p>0.015691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383" calcext:value-type="float">
            <text:p>0.00383</text:p>
          </table:table-cell>
          <table:table-cell table:style-name="ce2" office:value-type="float" office:value="0.000062" calcext:value-type="float">
            <text:p>6.20E-05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473701" calcext:value-type="float">
            <text:p>0.419473701</text:p>
          </table:table-cell>
          <table:table-cell office:value-type="float" office:value="0.214264434" calcext:value-type="float">
            <text:p>0.214264434</text:p>
          </table:table-cell>
          <table:table-cell office:value-type="float" office:value="0.0949551819999996" calcext:value-type="float">
            <text:p>0.0949551819999996</text:p>
          </table:table-cell>
          <table:table-cell office:value-type="float" office:value="0.0359069960000005" calcext:value-type="float">
            <text:p>0.0359069960000005</text:p>
          </table:table-cell>
          <table:table-cell office:value-type="float" office:value="0.027721" calcext:value-type="float">
            <text:p>0.027721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409" calcext:value-type="float">
            <text:p>0.00409</text:p>
          </table:table-cell>
          <table:table-cell table:style-name="ce2" office:value-type="float" office:value="0.000071" calcext:value-type="float">
            <text:p>7.10E-05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1285453" calcext:value-type="float">
            <text:p>2.021285453</text:p>
          </table:table-cell>
          <table:table-cell office:value-type="float" office:value="0.865781939" calcext:value-type="float">
            <text:p>0.865781939</text:p>
          </table:table-cell>
          <table:table-cell office:value-type="float" office:value="0.156920777" calcext:value-type="float">
            <text:p>0.156920777</text:p>
          </table:table-cell>
          <table:table-cell office:value-type="float" office:value="0.054452779" calcext:value-type="float">
            <text:p>0.054452779</text:p>
          </table:table-cell>
          <table:table-cell office:value-type="float" office:value="0.057505" calcext:value-type="float">
            <text:p>0.057505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464" calcext:value-type="float">
            <text:p>0.00464</text:p>
          </table:table-cell>
          <table:table-cell table:style-name="ce2" office:value-type="float" office:value="0.000088" calcext:value-type="float">
            <text:p>8.80E-05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5044653" calcext:value-type="float">
            <text:p>8.405044653</text:p>
          </table:table-cell>
          <table:table-cell office:value-type="float" office:value="2.041178836" calcext:value-type="float">
            <text:p>2.041178836</text:p>
          </table:table-cell>
          <table:table-cell office:value-type="float" office:value="0.264739497999997" calcext:value-type="float">
            <text:p>0.264739497999997</text:p>
          </table:table-cell>
          <table:table-cell office:value-type="float" office:value="0.088650960999999" calcext:value-type="float">
            <text:p>0.088650960999999</text:p>
          </table:table-cell>
          <table:table-cell office:value-type="float" office:value="0.13041" calcext:value-type="float">
            <text:p>0.13041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0.010589" calcext:value-type="float">
            <text:p>0.010589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82557429" calcext:value-type="float">
            <text:p>36.082557429</text:p>
          </table:table-cell>
          <table:table-cell office:value-type="float" office:value="8.659485035" calcext:value-type="float">
            <text:p>8.659485035</text:p>
          </table:table-cell>
          <table:table-cell office:value-type="float" office:value="0.589188014000001" calcext:value-type="float">
            <text:p>0.589188014000001</text:p>
          </table:table-cell>
          <table:table-cell office:value-type="float" office:value="0.207172559" calcext:value-type="float">
            <text:p>0.207172559</text:p>
          </table:table-cell>
          <table:table-cell office:value-type="float" office:value="0.45921" calcext:value-type="float">
            <text:p>0.45921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06" calcext:value-type="float">
            <text:p>0.06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987955965" calcext:value-type="float">
            <text:p>110.987955965</text:p>
          </table:table-cell>
          <table:table-cell office:value-type="float" office:value="32.036285731" calcext:value-type="float">
            <text:p>32.036285731</text:p>
          </table:table-cell>
          <table:table-cell office:value-type="float" office:value="3.00299739499999" calcext:value-type="float">
            <text:p>3.00299739499999</text:p>
          </table:table-cell>
          <table:table-cell office:value-type="float" office:value="0.959027596999988" calcext:value-type="float">
            <text:p>0.959027596999988</text:p>
          </table:table-cell>
          <table:table-cell office:value-type="float" office:value="3.1274" calcext:value-type="float">
            <text:p>3.1274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37566" calcext:value-type="float">
            <text:p>0.037566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4695" calcext:value-type="float">
            <text:p>0.00469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14319" calcext:value-type="float">
            <text:p>0.014319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.025001307" calcext:value-type="float">
            <text:p>190.025001307</text:p>
          </table:table-cell>
          <table:table-cell office:value-type="float" office:value="52.17048939" calcext:value-type="float">
            <text:p>52.17048939</text:p>
          </table:table-cell>
          <table:table-cell office:value-type="float" office:value="11.594359663" calcext:value-type="float">
            <text:p>11.594359663</text:p>
          </table:table-cell>
          <table:table-cell office:value-type="float" office:value="3.77286263000002" calcext:value-type="float">
            <text:p>3.77286263000002</text:p>
          </table:table-cell>
          <table:table-cell office:value-type="float" office:value="13.381" calcext:value-type="float">
            <text:p>13.381</text:p>
          </table:table-cell>
          <table:table-cell office:value-type="float" office:value="0.022378" calcext:value-type="float">
            <text:p>0.022378</text:p>
          </table:table-cell>
          <table:table-cell office:value-type="float" office:value="0.072724" calcext:value-type="float">
            <text:p>0.072724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06895" calcext:value-type="float">
            <text:p>0.006895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08" calcext:value-type="float">
            <text:p>0.08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015500905" calcext:value-type="float">
            <text:p>470.015500905</text:p>
          </table:table-cell>
          <table:table-cell office:value-type="float" office:value="113.970224151" calcext:value-type="float">
            <text:p>113.970224151</text:p>
          </table:table-cell>
          <table:table-cell office:value-type="float" office:value="54.0323794180001" calcext:value-type="float">
            <text:p>54.0323794180001</text:p>
          </table:table-cell>
          <table:table-cell office:value-type="float" office:value="16.480354282" calcext:value-type="float">
            <text:p>16.480354282</text:p>
          </table:table-cell>
          <table:table-cell office:value-type="float" office:value="57.6189" calcext:value-type="float">
            <text:p>57.6189</text:p>
          </table:table-cell>
          <table:table-cell office:value-type="float" office:value="0.040324" calcext:value-type="float">
            <text:p>0.040324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11265" calcext:value-type="float">
            <text:p>0.011265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17631" calcext:value-type="float">
            <text:p>0.017631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6.566247064" calcext:value-type="float">
            <text:p>1536.566247064</text:p>
          </table:table-cell>
          <table:table-cell office:value-type="float" office:value="342.373922298" calcext:value-type="float">
            <text:p>342.373922298</text:p>
          </table:table-cell>
          <table:table-cell office:value-type="float" office:value="244.39071911" calcext:value-type="float">
            <text:p>244.39071911</text:p>
          </table:table-cell>
          <table:table-cell office:value-type="float" office:value="69.981933476" calcext:value-type="float">
            <text:p>69.981933476</text:p>
          </table:table-cell>
          <table:table-cell office:value-type="float" office:value="256.1021" calcext:value-type="float">
            <text:p>256.1021</text:p>
          </table:table-cell>
          <table:table-cell office:value-type="float" office:value="0.099358" calcext:value-type="float">
            <text:p>0.099358</text:p>
          </table:table-cell>
          <table:table-cell office:value-type="float" office:value="0.29929" calcext:value-type="float">
            <text:p>0.29929</text:p>
          </table:table-cell>
          <table:table-cell office:value-type="float" office:value="0.016587" calcext:value-type="float">
            <text:p>0.016587</text:p>
          </table:table-cell>
          <table:table-cell office:value-type="float" office:value="0.019548" calcext:value-type="float">
            <text:p>0.019548</text:p>
          </table:table-cell>
          <table:table-cell office:value-type="float" office:value="0.005234" calcext:value-type="float">
            <text:p>0.005234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26147" calcext:value-type="float">
            <text:p>0.026147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4.234840733" calcext:value-type="float">
            <text:p>6374.234840733</text:p>
          </table:table-cell>
          <table:table-cell office:value-type="float" office:value="1262.680070161" calcext:value-type="float">
            <text:p>1262.680070161</text:p>
          </table:table-cell>
          <table:table-cell office:value-type="float" office:value="1073.073620707" calcext:value-type="float">
            <text:p>1073.073620707</text:p>
          </table:table-cell>
          <table:table-cell office:value-type="float" office:value="294.031957383" calcext:value-type="float">
            <text:p>294.031957383</text:p>
          </table:table-cell>
          <table:table-cell office:value-type="float" office:value="1144.3" calcext:value-type="float">
            <text:p>1144.3</text:p>
          </table:table-cell>
          <table:table-cell office:value-type="float" office:value="0.17838" calcext:value-type="float">
            <text:p>0.17838</text:p>
          </table:table-cell>
          <table:table-cell office:value-type="float" office:value="0.58014" calcext:value-type="float">
            <text:p>0.58014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34605" calcext:value-type="float">
            <text:p>0.03460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26521" calcext:value-type="float">
            <text:p>0.026521</text:p>
          </table:table-cell>
          <table:table-cell office:value-type="float" office:value="0.12" calcext:value-type="float">
            <text:p>0.12</text:p>
          </table:table-cell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817.875621269" calcext:value-type="float">
            <text:p>4817.875621269</text:p>
          </table:table-cell>
          <table:table-cell office:value-type="float" office:value="1295.963723542" calcext:value-type="float">
            <text:p>1295.963723542</text:p>
          </table:table-cell>
          <table:table-cell office:value-type="float" office:value="5124.4" calcext:value-type="float">
            <text:p>5124.4</text:p>
          </table:table-cell>
          <table:table-cell office:value-type="float" office:value="0.37456" calcext:value-type="float">
            <text:p>0.37456</text:p>
          </table:table-cell>
          <table:table-cell office:value-type="float" office:value="1.1619" calcext:value-type="float">
            <text:p>1.1619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57134" calcext:value-type="float">
            <text:p>0.057134</text:p>
          </table:table-cell>
          <table:table-cell office:value-type="float" office:value="0.015136" calcext:value-type="float">
            <text:p>0.01513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030293" calcext:value-type="float">
            <text:p>0.030293</text:p>
          </table:table-cell>
          <table:table-cell office:value-type="float" office:value="0.13" calcext:value-type="float">
            <text:p>0.13</text:p>
          </table:table-cell>
          <table:table-cell office:value-type="float" office:value="1.39" calcext:value-type="float">
            <text:p>1.3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0.80855" calcext:value-type="float">
            <text:p>0.80855</text:p>
          </table:table-cell>
          <table:table-cell office:value-type="float" office:value="2.3141" calcext:value-type="float">
            <text:p>2.3141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025074" calcext:value-type="float">
            <text:p>0.02507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38241" calcext:value-type="float">
            <text:p>0.038241</text:p>
          </table:table-cell>
          <table:table-cell office:value-type="float" office:value="0.15" calcext:value-type="float">
            <text:p>0.15</text:p>
          </table:table-cell>
          <table:table-cell office:value-type="float" office:value="1.57" calcext:value-type="float">
            <text:p>1.5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.0682" calcext:value-type="float">
            <text:p>2.0682</text:p>
          </table:table-cell>
          <table:table-cell office:value-type="float" office:value="4.7166" calcext:value-type="float">
            <text:p>4.7166</text:p>
          </table:table-cell>
          <table:table-cell office:value-type="float" office:value="0.33738" calcext:value-type="float">
            <text:p>0.33738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.041681" calcext:value-type="float">
            <text:p>0.041681</text:p>
          </table:table-cell>
          <table:table-cell office:value-type="float" office:value="0.16" calcext:value-type="float">
            <text:p>0.16</text:p>
          </table:table-cell>
          <table:table-cell office:value-type="float" office:value="2.28" calcext:value-type="float">
            <text:p>2.28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5.1055" calcext:value-type="float">
            <text:p>5.1055</text:p>
          </table:table-cell>
          <table:table-cell office:value-type="float" office:value="9.5474" calcext:value-type="float">
            <text:p>9.5474</text:p>
          </table:table-cell>
          <table:table-cell office:value-type="float" office:value="0.91824" calcext:value-type="float">
            <text:p>0.91824</text:p>
          </table:table-cell>
          <table:table-cell office:value-type="float" office:value="0.40954" calcext:value-type="float">
            <text:p>0.40954</text:p>
          </table:table-cell>
          <table:table-cell office:value-type="float" office:value="0.11339" calcext:value-type="float">
            <text:p>0.1133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663" calcext:value-type="float">
            <text:p>0.012663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0.19" calcext:value-type="float">
            <text:p>0.19</text:p>
          </table:table-cell>
          <table:table-cell office:value-type="float" office:value="3.11" calcext:value-type="float">
            <text:p>3.1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3.385" calcext:value-type="float">
            <text:p>13.385</text:p>
          </table:table-cell>
          <table:table-cell office:value-type="float" office:value="19.058" calcext:value-type="float">
            <text:p>19.058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87702" calcext:value-type="float">
            <text:p>0.87702</text:p>
          </table:table-cell>
          <table:table-cell office:value-type="float" office:value="0.30517" calcext:value-type="float">
            <text:p>0.30517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22101" calcext:value-type="float">
            <text:p>0.022101</text:p>
          </table:table-cell>
          <table:table-cell office:value-type="float" office:value="0.096837" calcext:value-type="float">
            <text:p>0.096837</text:p>
          </table:table-cell>
          <table:table-cell office:value-type="float" office:value="0.21" calcext:value-type="float">
            <text:p>0.21</text:p>
          </table:table-cell>
          <table:table-cell office:value-type="float" office:value="4.84" calcext:value-type="float">
            <text:p>4.84</text:p>
          </table:table-cell>
          <table:table-cell office:value-type="float" office:value="1.18" calcext:value-type="float">
            <text:p>1.18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.7997" calcext:value-type="float">
            <text:p>42.7997</text:p>
          </table:table-cell>
          <table:table-cell office:value-type="float" office:value="37.972" calcext:value-type="float">
            <text:p>37.972</text:p>
          </table:table-cell>
          <table:table-cell office:value-type="float" office:value="6.2733" calcext:value-type="float">
            <text:p>6.2733</text:p>
          </table:table-cell>
          <table:table-cell office:value-type="float" office:value="1.9635" calcext:value-type="float">
            <text:p>1.9635</text:p>
          </table:table-cell>
          <table:table-cell office:value-type="float" office:value="0.85657" calcext:value-type="float">
            <text:p>0.856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166531" calcext:value-type="float">
            <text:p>0.166531</text:p>
          </table:table-cell>
          <table:table-cell office:value-type="float" office:value="0.23" calcext:value-type="float">
            <text:p>0.23</text:p>
          </table:table-cell>
          <table:table-cell office:value-type="float" office:value="11.95" calcext:value-type="float">
            <text:p>11.95</text:p>
          </table:table-cell>
          <table:table-cell office:value-type="float" office:value="1.72" calcext:value-type="float">
            <text:p>1.72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98.7821" calcext:value-type="float">
            <text:p>98.7821</text:p>
          </table:table-cell>
          <table:table-cell office:value-type="float" office:value="76.403" calcext:value-type="float">
            <text:p>76.403</text:p>
          </table:table-cell>
          <table:table-cell office:value-type="float" office:value="15.908" calcext:value-type="float">
            <text:p>15.908</text:p>
          </table:table-cell>
          <table:table-cell office:value-type="float" office:value="4.2757" calcext:value-type="float">
            <text:p>4.2757</text:p>
          </table:table-cell>
          <table:table-cell office:value-type="float" office:value="2.2289" calcext:value-type="float">
            <text:p>2.2289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11314" calcext:value-type="float">
            <text:p>0.11314</text:p>
          </table:table-cell>
          <table:table-cell office:value-type="float" office:value="0.332608" calcext:value-type="float">
            <text:p>0.332608</text:p>
          </table:table-cell>
          <table:table-cell office:value-type="float" office:value="0.26" calcext:value-type="float">
            <text:p>0.26</text:p>
          </table:table-cell>
          <table:table-cell office:value-type="float" office:value="23.67" calcext:value-type="float">
            <text:p>23.67</text:p>
          </table:table-cell>
          <table:table-cell office:value-type="float" office:value="2.86" calcext:value-type="float">
            <text:p>2.86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4.9669" calcext:value-type="float">
            <text:p>234.9669</text:p>
          </table:table-cell>
          <table:table-cell office:value-type="float" office:value="154.27" calcext:value-type="float">
            <text:p>154.27</text:p>
          </table:table-cell>
          <table:table-cell office:value-type="float" office:value="36.146" calcext:value-type="float">
            <text:p>36.146</text:p>
          </table:table-cell>
          <table:table-cell office:value-type="float" office:value="8.6649" calcext:value-type="float">
            <text:p>8.6649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05798" calcext:value-type="float">
            <text:p>0.05798</text:p>
          </table:table-cell>
          <table:table-cell office:value-type="float" office:value="0.20842" calcext:value-type="float">
            <text:p>0.20842</text:p>
          </table:table-cell>
          <table:table-cell office:value-type="float" office:value="0.843609" calcext:value-type="float">
            <text:p>0.843609</text:p>
          </table:table-cell>
          <table:table-cell office:value-type="float" office:value="0.31" calcext:value-type="float">
            <text:p>0.31</text:p>
          </table:table-cell>
          <table:table-cell office:value-type="float" office:value="46.62" calcext:value-type="float">
            <text:p>46.62</text:p>
          </table:table-cell>
          <table:table-cell office:value-type="float" office:value="4.96" calcext:value-type="float">
            <text:p>4.96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543.6723" calcext:value-type="float">
            <text:p>543.6723</text:p>
          </table:table-cell>
          <table:table-cell office:value-type="float" office:value="308.01" calcext:value-type="float">
            <text:p>308.01</text:p>
          </table:table-cell>
          <table:table-cell office:value-type="float" office:value="77.918" calcext:value-type="float">
            <text:p>77.918</text:p>
          </table:table-cell>
          <table:table-cell office:value-type="float" office:value="17.973" calcext:value-type="float">
            <text:p>17.973</text:p>
          </table:table-cell>
          <table:table-cell office:value-type="float" office:value="9.3439" calcext:value-type="float">
            <text:p>9.3439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0.40211" calcext:value-type="float">
            <text:p>0.40211</text:p>
          </table:table-cell>
          <table:table-cell office:value-type="float" office:value="1.698419" calcext:value-type="float">
            <text:p>1.698419</text:p>
          </table:table-cell>
          <table:table-cell office:value-type="float" office:value="0.39" calcext:value-type="float">
            <text:p>0.39</text:p>
          </table:table-cell>
          <table:table-cell office:value-type="float" office:value="94.1" calcext:value-type="float">
            <text:p>94.1</text:p>
          </table:table-cell>
          <table:table-cell office:value-type="float" office:value="9.3" calcext:value-type="float">
            <text:p>9.3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226.9" calcext:value-type="float">
            <text:p>1226.9</text:p>
          </table:table-cell>
          <table:table-cell office:value-type="float" office:value="611.76" calcext:value-type="float">
            <text:p>611.76</text:p>
          </table:table-cell>
          <table:table-cell office:value-type="float" office:value="167.81" calcext:value-type="float">
            <text:p>167.81</text:p>
          </table:table-cell>
          <table:table-cell office:value-type="float" office:value="36.693" calcext:value-type="float">
            <text:p>36.693</text:p>
          </table:table-cell>
          <table:table-cell office:value-type="float" office:value="19.1" calcext:value-type="float">
            <text:p>19.1</text:p>
          </table:table-cell>
          <table:table-cell office:value-type="float" office:value="0.34735" calcext:value-type="float">
            <text:p>0.34735</text:p>
          </table:table-cell>
          <table:table-cell office:value-type="float" office:value="0.76956" calcext:value-type="float">
            <text:p>0.76956</text:p>
          </table:table-cell>
          <table:table-cell office:value-type="float" office:value="3.443609" calcext:value-type="float">
            <text:p>3.443609</text:p>
          </table:table-cell>
          <table:table-cell office:value-type="float" office:value="0.51" calcext:value-type="float">
            <text:p>0.51</text:p>
          </table:table-cell>
          <table:table-cell office:value-type="float" office:value="202.64" calcext:value-type="float">
            <text:p>202.64</text:p>
          </table:table-cell>
          <table:table-cell office:value-type="float" office:value="18.41" calcext:value-type="float">
            <text:p>18.41</text:p>
          </table:table-cell>
          <table:table-cell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86.8" calcext:value-type="float">
            <text:p>2686.8</text:p>
          </table:table-cell>
          <table:table-cell office:value-type="float" office:value="1215.5" calcext:value-type="float">
            <text:p>1215.5</text:p>
          </table:table-cell>
          <table:table-cell office:value-type="float" office:value="353.14" calcext:value-type="float">
            <text:p>353.14</text:p>
          </table:table-cell>
          <table:table-cell office:value-type="float" office:value="75.869" calcext:value-type="float">
            <text:p>75.869</text:p>
          </table:table-cell>
          <table:table-cell office:value-type="float" office:value="39.469" calcext:value-type="float">
            <text:p>39.469</text:p>
          </table:table-cell>
          <table:table-cell office:value-type="float" office:value="0.8288" calcext:value-type="float">
            <text:p>0.8288</text:p>
          </table:table-cell>
          <table:table-cell office:value-type="float" office:value="1.5306" calcext:value-type="float">
            <text:p>1.5306</text:p>
          </table:table-cell>
          <table:table-cell office:value-type="float" office:value="6.33769" calcext:value-type="float">
            <text:p>6.33769</text:p>
          </table:table-cell>
          <table:table-cell office:value-type="float" office:value="0.75" calcext:value-type="float">
            <text:p>0.75</text:p>
          </table:table-cell>
          <table:table-cell office:value-type="float" office:value="415.89" calcext:value-type="float">
            <text:p>415.89</text:p>
          </table:table-cell>
          <table:table-cell office:value-type="float" office:value="36.91" calcext:value-type="float">
            <text:p>36.91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5854.8" calcext:value-type="float">
            <text:p>5854.8</text:p>
          </table:table-cell>
          <table:table-cell office:value-type="float" office:value="2459.8" calcext:value-type="float">
            <text:p>2459.8</text:p>
          </table:table-cell>
          <table:table-cell office:value-type="float" office:value="755.89" calcext:value-type="float">
            <text:p>755.89</text:p>
          </table:table-cell>
          <table:table-cell office:value-type="float" office:value="159.03" calcext:value-type="float">
            <text:p>159.03</text:p>
          </table:table-cell>
          <table:table-cell office:value-type="float" office:value="81.882" calcext:value-type="float">
            <text:p>81.882</text:p>
          </table:table-cell>
          <table:table-cell office:value-type="float" office:value="1.66636" calcext:value-type="float">
            <text:p>1.66636</text:p>
          </table:table-cell>
          <table:table-cell office:value-type="float" office:value="2.9449" calcext:value-type="float">
            <text:p>2.9449</text:p>
          </table:table-cell>
          <table:table-cell office:value-type="float" office:value="13.307583" calcext:value-type="float">
            <text:p>13.307583</text:p>
          </table:table-cell>
          <table:table-cell office:value-type="float" office:value="1.23" calcext:value-type="float">
            <text:p>1.23</text:p>
          </table:table-cell>
          <table:table-cell office:value-type="float" office:value="864.55" calcext:value-type="float">
            <text:p>864.55</text:p>
          </table:table-cell>
          <table:table-cell office:value-type="float" office:value="76.21" calcext:value-type="float">
            <text:p>76.21</text:p>
          </table:table-cell>
          <table:table-cell office:value-type="float" office:value="4.24" calcext:value-type="float">
            <text:p>4.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2757" calcext:value-type="float">
            <text:p>12757</text:p>
          </table:table-cell>
          <table:table-cell office:value-type="float" office:value="4899.7" calcext:value-type="float">
            <text:p>4899.7</text:p>
          </table:table-cell>
          <table:table-cell office:value-type="float" office:value="1549" calcext:value-type="float">
            <text:p>1549</text:p>
          </table:table-cell>
          <table:table-cell office:value-type="float" office:value="331.44" calcext:value-type="float">
            <text:p>331.44</text:p>
          </table:table-cell>
          <table:table-cell office:value-type="float" office:value="174.19" calcext:value-type="float">
            <text:p>174.19</text:p>
          </table:table-cell>
          <table:table-cell/>
          <table:table-cell office:value-type="float" office:value="6.0094" calcext:value-type="float">
            <text:p>6.0094</text:p>
          </table:table-cell>
          <table:table-cell office:value-type="float" office:value="27.332357" calcext:value-type="float">
            <text:p>27.332357</text:p>
          </table:table-cell>
          <table:table-cell office:value-type="float" office:value="2.2" calcext:value-type="float">
            <text:p>2.2</text:p>
          </table:table-cell>
          <table:table-cell office:value-type="float" office:value="1842.49" calcext:value-type="float">
            <text:p>1842.49</text:p>
          </table:table-cell>
          <table:table-cell office:value-type="float" office:value="161.53" calcext:value-type="float">
            <text:p>161.53</text:p>
          </table:table-cell>
          <table:table-cell office:value-type="float" office:value="7.17" calcext:value-type="float">
            <text:p>7.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9792.8" calcext:value-type="float">
            <text:p>9792.8</text:p>
          </table:table-cell>
          <table:table-cell office:value-type="float" office:value="3338.2" calcext:value-type="float">
            <text:p>3338.2</text:p>
          </table:table-cell>
          <table:table-cell office:value-type="float" office:value="678.05" calcext:value-type="float">
            <text:p>678.05</text:p>
          </table:table-cell>
          <table:table-cell office:value-type="float" office:value="363.54" calcext:value-type="float">
            <text:p>363.54</text:p>
          </table:table-cell>
          <table:table-cell/>
          <table:table-cell office:value-type="float" office:value="12.124" calcext:value-type="float">
            <text:p>12.124</text:p>
          </table:table-cell>
          <table:table-cell office:value-type="float" office:value="60.837341" calcext:value-type="float">
            <text:p>60.83734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9506" calcext:value-type="float">
            <text:p>19506</text:p>
          </table:table-cell>
          <table:table-cell office:value-type="float" office:value="7098.3" calcext:value-type="float">
            <text:p>7098.3</text:p>
          </table:table-cell>
          <table:table-cell office:value-type="float" office:value="1438.6" calcext:value-type="float">
            <text:p>1438.6</text:p>
          </table:table-cell>
          <table:table-cell office:value-type="float" office:value="892.51" calcext:value-type="float">
            <text:p>892.51</text:p>
          </table:table-cell>
          <table:table-cell/>
          <table:table-cell office:value-type="float" office:value="30.011" calcext:value-type="float">
            <text:p>30.011</text:p>
          </table:table-cell>
          <table:table-cell office:value-type="float" office:value="127.82519" calcext:value-type="float">
            <text:p>127.8251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  <table:table-cell office:value-type="float" office:value="251.241962" calcext:value-type="float">
            <text:p>251.24196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  <table:table-cell office:value-type="float" office:value="529.436972" calcext:value-type="float">
            <text:p>529.43697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  <table:table-cell office:value-type="float" office:value="1118.068713" calcext:value-type="float">
            <text:p>1118.068713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emory peak summ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all availab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mory peak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_mem</text:p>
          </table:table-cell>
          <table:table-cell office:value-type="string" calcext:value-type="string">
            <text:p>SQFT_mem</text:p>
          </table:table-cell>
          <table:table-cell office:value-type="string" calcext:value-type="string">
            <text:p>QFTS_mem</text:p>
          </table:table-cell>
          <table:table-cell office:value-type="string" calcext:value-type="string">
            <text:p>SQFTS_mem</text:p>
          </table:table-cell>
          <table:table-cell office:value-type="string" calcext:value-type="string">
            <text:p>QFT1*</text:p>
          </table:table-cell>
          <table:table-cell office:value-type="string" calcext:value-type="string">
            <text:p>QFT2*</text:p>
          </table:table-cell>
          <table:table-cell office:value-type="string" calcext:value-type="string">
            <text:p>QFT3*</text:p>
          </table:table-cell>
          <table:table-cell office:value-type="string" calcext:value-type="string">
            <text:p>QFT4*</text:p>
          </table:table-cell>
          <table:table-cell office:value-type="string" calcext:value-type="string">
            <text:p>QFT5*</text:p>
          </table:table-cell>
          <table:table-cell office:value-type="string" calcext:value-type="string">
            <text:p>QFT6*</text:p>
          </table:table-cell>
          <table:table-cell office:value-type="string" calcext:value-type="string">
            <text:p>QFT6_GPU*</text:p>
          </table:table-cell>
          <table:table-cell office:value-type="string" calcext:value-type="string">
            <text:p>QFT7*</text:p>
          </table:table-cell>
          <table:table-cell office:value-type="string" calcext:value-type="string">
            <text:p>QFT7_GPU*</text:p>
          </table:table-cell>
          <table:table-cell office:value-type="string" calcext:value-type="string">
            <text:p>QK_state_cpu</text:p>
          </table:table-cell>
          <table:table-cell office:value-type="string" calcext:value-type="string">
            <text:p>QK_state_gpu</text:p>
          </table:table-cell>
          <table:table-cell office:value-type="string" calcext:value-type="string">
            <text:p>PL_default</text:p>
          </table:table-cell>
          <table:table-cell office:value-type="string" calcext:value-type="string">
            <text:p>PL_lightning</text:p>
          </table:table-cell>
          <table:table-cell office:value-type="string" calcext:value-type="string">
            <text:p>PL_g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76" calcext:value-type="float">
            <text:p>0.001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048576" calcext:value-type="float">
            <text:p>1.0485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32" calcext:value-type="float">
            <text:p>0.000032</text:p>
          </table:table-cell>
          <table:table-cell office:value-type="float" office:value="128.96" calcext:value-type="float">
            <text:p>128.96</text:p>
          </table:table-cell>
          <table:table-cell office:value-type="float" office:value="342.0078125" calcext:value-type="float">
            <text:p>342.0078125</text:p>
          </table:table-cell>
          <table:table-cell office:value-type="float" office:value="0.27" calcext:value-type="float">
            <text:p>0.27</text:p>
          </table:table-cell>
          <table:table-cell office:value-type="float" office:value="2.2" calcext:value-type="float">
            <text:p>2.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4288" calcext:value-type="float">
            <text:p>0.004288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0.04096" calcext:value-type="float">
            <text:p>0.040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0064" calcext:value-type="float">
            <text:p>0.000064</text:p>
          </table:table-cell>
          <table:table-cell office:value-type="float" office:value="129.28" calcext:value-type="float">
            <text:p>129.28</text:p>
          </table:table-cell>
          <table:table-cell office:value-type="float" office:value="342.2421875" calcext:value-type="float">
            <text:p>342.242187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208" calcext:value-type="float">
            <text:p>0.009208</text:p>
          </table:table-cell>
          <table:table-cell office:value-type="float" office:value="0.009112" calcext:value-type="float">
            <text:p>0.009112</text:p>
          </table:table-cell>
          <table:table-cell office:value-type="float" office:value="0.016332" calcext:value-type="float">
            <text:p>0.016332</text:p>
          </table:table-cell>
          <table:table-cell office:value-type="float" office:value="0.014342" calcext:value-type="float">
            <text:p>0.01434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128" calcext:value-type="float">
            <text:p>0.000128</text:p>
          </table:table-cell>
          <table:table-cell office:value-type="float" office:value="129.26" calcext:value-type="float">
            <text:p>129.26</text:p>
          </table:table-cell>
          <table:table-cell office:value-type="float" office:value="342.515625" calcext:value-type="float">
            <text:p>342.515625</text:p>
          </table:table-cell>
          <table:table-cell table:number-columns-repeated="3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648" calcext:value-type="float">
            <text:p>0.025648</text:p>
          </table:table-cell>
          <table:table-cell office:value-type="float" office:value="0.024256" calcext:value-type="float">
            <text:p>0.024256</text:p>
          </table:table-cell>
          <table:table-cell office:value-type="float" office:value="0.035047" calcext:value-type="float">
            <text:p>0.035047</text:p>
          </table:table-cell>
          <table:table-cell office:value-type="float" office:value="0.026493" calcext:value-type="float">
            <text:p>0.0264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256" calcext:value-type="float">
            <text:p>0.000256</text:p>
          </table:table-cell>
          <table:table-cell office:value-type="float" office:value="129.38" calcext:value-type="float">
            <text:p>129.38</text:p>
          </table:table-cell>
          <table:table-cell office:value-type="float" office:value="342.59765625" calcext:value-type="float">
            <text:p>342.59765625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912" calcext:value-type="float">
            <text:p>0.083912</text:p>
          </table:table-cell>
          <table:table-cell office:value-type="float" office:value="0.079416" calcext:value-type="float">
            <text:p>0.079416</text:p>
          </table:table-cell>
          <table:table-cell office:value-type="float" office:value="0.078085" calcext:value-type="float">
            <text:p>0.078085</text:p>
          </table:table-cell>
          <table:table-cell office:value-type="float" office:value="0.065594" calcext:value-type="float">
            <text:p>0.0655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512" calcext:value-type="float">
            <text:p>0.000512</text:p>
          </table:table-cell>
          <table:table-cell office:value-type="float" office:value="129.38" calcext:value-type="float">
            <text:p>129.38</text:p>
          </table:table-cell>
          <table:table-cell office:value-type="float" office:value="342.66015625" calcext:value-type="float">
            <text:p>342.6601562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2176" calcext:value-type="float">
            <text:p>0.302176</text:p>
          </table:table-cell>
          <table:table-cell office:value-type="float" office:value="0.29216" calcext:value-type="float">
            <text:p>0.29216</text:p>
          </table:table-cell>
          <table:table-cell office:value-type="float" office:value="0.240976" calcext:value-type="float">
            <text:p>0.240976</text:p>
          </table:table-cell>
          <table:table-cell office:value-type="float" office:value="0.242136" calcext:value-type="float">
            <text:p>0.24213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.001024" calcext:value-type="float">
            <text:p>1.02E-03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129.48" calcext:value-type="float">
            <text:p>129.48</text:p>
          </table:table-cell>
          <table:table-cell office:value-type="float" office:value="342.77734375" calcext:value-type="float">
            <text:p>342.7773437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9304" calcext:value-type="float">
            <text:p>0.889304</text:p>
          </table:table-cell>
          <table:table-cell office:value-type="float" office:value="0.870584" calcext:value-type="float">
            <text:p>0.870584</text:p>
          </table:table-cell>
          <table:table-cell office:value-type="float" office:value="0.814118" calcext:value-type="float">
            <text:p>0.814118</text:p>
          </table:table-cell>
          <table:table-cell office:value-type="float" office:value="0.815102" calcext:value-type="float">
            <text:p>0.815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.002048" calcext:value-type="float">
            <text:p>2.05E-03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129.45" calcext:value-type="float">
            <text:p>129.45</text:p>
          </table:table-cell>
          <table:table-cell office:value-type="float" office:value="342.84765625" calcext:value-type="float">
            <text:p>342.8476562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00904" calcext:value-type="float">
            <text:p>3.200904</text:p>
          </table:table-cell>
          <table:table-cell office:value-type="float" office:value="3.169688" calcext:value-type="float">
            <text:p>3.169688</text:p>
          </table:table-cell>
          <table:table-cell office:value-type="float" office:value="2.84231" calcext:value-type="float">
            <text:p>2.84231</text:p>
          </table:table-cell>
          <table:table-cell office:value-type="float" office:value="2.84367" calcext:value-type="float">
            <text:p>2.84367</text:p>
          </table:table-cell>
          <table:table-cell office:value-type="float" office:value="0.26624" calcext:value-type="float">
            <text:p>0.266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.004096" calcext:value-type="float">
            <text:p>4.10E-03</text:p>
          </table:table-cell>
          <table:table-cell office:value-type="float" office:value="0.004096" calcext:value-type="float">
            <text:p>0.004096</text:p>
          </table:table-cell>
          <table:table-cell office:value-type="float" office:value="129.46" calcext:value-type="float">
            <text:p>129.46</text:p>
          </table:table-cell>
          <table:table-cell office:value-type="float" office:value="342.95703125" calcext:value-type="float">
            <text:p>342.9570312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6646" calcext:value-type="float">
            <text:p>12.6646</text:p>
          </table:table-cell>
          <table:table-cell office:value-type="float" office:value="12.616392" calcext:value-type="float">
            <text:p>12.616392</text:p>
          </table:table-cell>
          <table:table-cell office:value-type="float" office:value="10.953482" calcext:value-type="float">
            <text:p>10.953482</text:p>
          </table:table-cell>
          <table:table-cell office:value-type="float" office:value="10.955126" calcext:value-type="float">
            <text:p>10.955126</text:p>
          </table:table-cell>
          <table:table-cell office:value-type="float" office:value="7.35232" calcext:value-type="float">
            <text:p>7.352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8192" calcext:value-type="float">
            <text:p>0.008192</text:p>
          </table:table-cell>
          <table:table-cell office:value-type="float" office:value="129.57" calcext:value-type="float">
            <text:p>129.57</text:p>
          </table:table-cell>
          <table:table-cell office:value-type="float" office:value="343.015625" calcext:value-type="float">
            <text:p>343.015625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44964" calcext:value-type="float">
            <text:p>50.44964</text:p>
          </table:table-cell>
          <table:table-cell office:value-type="float" office:value="50.379368" calcext:value-type="float">
            <text:p>50.379368</text:p>
          </table:table-cell>
          <table:table-cell office:value-type="float" office:value="43.395874" calcext:value-type="float">
            <text:p>43.395874</text:p>
          </table:table-cell>
          <table:table-cell office:value-type="float" office:value="43.397682" calcext:value-type="float">
            <text:p>43.397682</text:p>
          </table:table-cell>
          <table:table-cell office:value-type="float" office:value="29.372416" calcext:value-type="float">
            <text:p>29.3724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16384" calcext:value-type="float">
            <text:p>0.016384</text:p>
          </table:table-cell>
          <table:table-cell office:value-type="float" office:value="129.7" calcext:value-type="float">
            <text:p>129.7</text:p>
          </table:table-cell>
          <table:table-cell office:value-type="float" office:value="343.1953125" calcext:value-type="float">
            <text:p>343.1953125</text:p>
          </table:table-cell>
          <table:table-cell office:value-type="float" office:value="0.39" calcext:value-type="float">
            <text:p>0.39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472896" calcext:value-type="float">
            <text:p>201.472896</text:p>
          </table:table-cell>
          <table:table-cell office:value-type="float" office:value="201.397336" calcext:value-type="float">
            <text:p>201.397336</text:p>
          </table:table-cell>
          <table:table-cell office:value-type="float" office:value="173.160192" calcext:value-type="float">
            <text:p>173.160192</text:p>
          </table:table-cell>
          <table:table-cell office:value-type="float" office:value="173.162376" calcext:value-type="float">
            <text:p>173.162376</text:p>
          </table:table-cell>
          <table:table-cell office:value-type="float" office:value="117.4528" calcext:value-type="float">
            <text:p>117.45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32768" calcext:value-type="float">
            <text:p>0.032768</text:p>
          </table:table-cell>
          <table:table-cell office:value-type="float" office:value="129.59" calcext:value-type="float">
            <text:p>129.59</text:p>
          </table:table-cell>
          <table:table-cell office:value-type="float" office:value="343.3828125" calcext:value-type="float">
            <text:p>343.3828125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5.48544" calcext:value-type="float">
            <text:p>805.48544</text:p>
          </table:table-cell>
          <table:table-cell office:value-type="float" office:value="805.417208" calcext:value-type="float">
            <text:p>805.417208</text:p>
          </table:table-cell>
          <table:table-cell office:value-type="float" office:value="692.212066" calcext:value-type="float">
            <text:p>692.212066</text:p>
          </table:table-cell>
          <table:table-cell office:value-type="float" office:value="692.214212" calcext:value-type="float">
            <text:p>692.214212</text:p>
          </table:table-cell>
          <table:table-cell office:value-type="float" office:value="402.665472" calcext:value-type="float">
            <text:p>402.6654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65536" calcext:value-type="float">
            <text:p>0.065536</text:p>
          </table:table-cell>
          <table:table-cell office:value-type="float" office:value="129.65" calcext:value-type="float">
            <text:p>129.65</text:p>
          </table:table-cell>
          <table:table-cell office:value-type="float" office:value="343.6484375" calcext:value-type="float">
            <text:p>343.648437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1.47008" calcext:value-type="float">
            <text:p>3221.47008</text:p>
          </table:table-cell>
          <table:table-cell office:value-type="float" office:value="3221.409832" calcext:value-type="float">
            <text:p>3221.409832</text:p>
          </table:table-cell>
          <table:table-cell office:value-type="float" office:value="2768.405168" calcext:value-type="float">
            <text:p>2768.405168</text:p>
          </table:table-cell>
          <table:table-cell office:value-type="float" office:value="2768.407598" calcext:value-type="float">
            <text:p>2768.407598</text:p>
          </table:table-cell>
          <table:table-cell office:value-type="float" office:value="1611.247616" calcext:value-type="float">
            <text:p>1611.2476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131072" calcext:value-type="float">
            <text:p>0.131072</text:p>
          </table:table-cell>
          <table:table-cell office:value-type="float" office:value="129.78" calcext:value-type="float">
            <text:p>129.78</text:p>
          </table:table-cell>
          <table:table-cell office:value-type="float" office:value="344.15625" calcext:value-type="float">
            <text:p>344.1562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85.277568" calcext:value-type="float">
            <text:p>12885.277568</text:p>
          </table:table-cell>
          <table:table-cell office:value-type="float" office:value="12885.225992" calcext:value-type="float">
            <text:p>12885.225992</text:p>
          </table:table-cell>
          <table:table-cell office:value-type="float" office:value="11073.151998" calcext:value-type="float">
            <text:p>11073.151998</text:p>
          </table:table-cell>
          <table:table-cell office:value-type="float" office:value="11073.154528" calcext:value-type="float">
            <text:p>11073.154528</text:p>
          </table:table-cell>
          <table:table-cell office:value-type="float" office:value="6444.118016" calcext:value-type="float">
            <text:p>6444.118016</text:p>
          </table:table-cell>
          <table:table-cell office:value-type="float" office:value="1.200128" calcext:value-type="float">
            <text:p>1.2001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262144" calcext:value-type="float">
            <text:p>0.262144</text:p>
          </table:table-cell>
          <table:table-cell office:value-type="float" office:value="129.95" calcext:value-type="float">
            <text:p>129.95</text:p>
          </table:table-cell>
          <table:table-cell office:value-type="float" office:value="345.01953125" calcext:value-type="float">
            <text:p>345.01953125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540.245376" calcext:value-type="float">
            <text:p>51540.245376</text:p>
          </table:table-cell>
          <table:table-cell office:value-type="float" office:value="51540.203128" calcext:value-type="float">
            <text:p>51540.203128</text:p>
          </table:table-cell>
          <table:table-cell office:value-type="float" office:value="44292.088934" calcext:value-type="float">
            <text:p>44292.088934</text:p>
          </table:table-cell>
          <table:table-cell office:value-type="float" office:value="44292.091794" calcext:value-type="float">
            <text:p>44292.091794</text:p>
          </table:table-cell>
          <table:table-cell office:value-type="float" office:value="25769.844736" calcext:value-type="float">
            <text:p>25769.844736</text:p>
          </table:table-cell>
          <table:table-cell office:value-type="float" office:value="2.78528" calcext:value-type="float">
            <text:p>2.785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524288" calcext:value-type="float">
            <text:p>0.524288</text:p>
          </table:table-cell>
          <table:table-cell office:value-type="float" office:value="130.46" calcext:value-type="float">
            <text:p>130.46</text:p>
          </table:table-cell>
          <table:table-cell office:value-type="float" office:value="346.1328125" calcext:value-type="float">
            <text:p>346.1328125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167.73866" calcext:value-type="float">
            <text:p>177167.73866</text:p>
          </table:table-cell>
          <table:table-cell office:value-type="float" office:value="177167.74162" calcext:value-type="float">
            <text:p>177167.74162</text:p>
          </table:table-cell>
          <table:table-cell office:value-type="float" office:value="0" calcext:value-type="float">
            <text:p>0</text:p>
          </table:table-cell>
          <table:table-cell office:value-type="float" office:value="4.743168" calcext:value-type="float">
            <text:p>4.743168</text:p>
          </table:table-cell>
          <table:table-cell office:value-type="float" office:value="8.003584" calcext:value-type="float">
            <text:p>8.003584</text:p>
          </table:table-cell>
          <table:table-cell office:value-type="float" office:value="2.637824" calcext:value-type="float">
            <text:p>2.637824</text:p>
          </table:table-cell>
          <table:table-cell office:value-type="float" office:value="1.052672" calcext:value-type="float">
            <text:p>1.052672</text:p>
          </table:table-cell>
          <table:table-cell office:value-type="float" office:value="2.248704" calcext:value-type="float">
            <text:p>2.248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48576" calcext:value-type="float">
            <text:p>1.048576</text:p>
          </table:table-cell>
          <table:table-cell office:value-type="float" office:value="130.58" calcext:value-type="float">
            <text:p>130.58</text:p>
          </table:table-cell>
          <table:table-cell office:value-type="float" office:value="347.609375" calcext:value-type="float">
            <text:p>347.609375</text:p>
          </table:table-cell>
          <table:table-cell office:value-type="float" office:value="5.19" calcext:value-type="float">
            <text:p>5.19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.746112" calcext:value-type="float">
            <text:p>6.746112</text:p>
          </table:table-cell>
          <table:table-cell office:value-type="float" office:value="5.267456" calcext:value-type="float">
            <text:p>5.267456</text:p>
          </table:table-cell>
          <table:table-cell office:value-type="float" office:value="7.356416" calcext:value-type="float">
            <text:p>7.356416</text:p>
          </table:table-cell>
          <table:table-cell office:value-type="float" office:value="4.206592" calcext:value-type="float">
            <text:p>4.206592</text:p>
          </table:table-cell>
          <table:table-cell office:value-type="float" office:value="5.259264" calcext:value-type="float">
            <text:p>5.259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97152" calcext:value-type="float">
            <text:p>2.097152</text:p>
          </table:table-cell>
          <table:table-cell office:value-type="float" office:value="131.55" calcext:value-type="float">
            <text:p>131.55</text:p>
          </table:table-cell>
          <table:table-cell office:value-type="float" office:value="350.6875" calcext:value-type="float">
            <text:p>350.6875</text:p>
          </table:table-cell>
          <table:table-cell office:value-type="float" office:value="10.21" calcext:value-type="float">
            <text:p>10.2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7.8176" calcext:value-type="float">
            <text:p>17.8176</text:p>
          </table:table-cell>
          <table:table-cell office:value-type="float" office:value="15.732736" calcext:value-type="float">
            <text:p>15.732736</text:p>
          </table:table-cell>
          <table:table-cell office:value-type="float" office:value="17.866752" calcext:value-type="float">
            <text:p>17.866752</text:p>
          </table:table-cell>
          <table:table-cell office:value-type="float" office:value="12.599296" calcext:value-type="float">
            <text:p>12.599296</text:p>
          </table:table-cell>
          <table:table-cell office:value-type="float" office:value="10.502144" calcext:value-type="float">
            <text:p>10.502144</text:p>
          </table:table-cell>
          <table:table-cell office:value-type="float" office:value="8.388608" calcext:value-type="float">
            <text:p>8.388608</text:p>
          </table:table-cell>
          <table:table-cell table:number-columns-repeated="2" office:value-type="float" office:value="4.194304" calcext:value-type="float">
            <text:p>4.194304</text:p>
          </table:table-cell>
          <table:table-cell office:value-type="float" office:value="133.7" calcext:value-type="float">
            <text:p>133.7</text:p>
          </table:table-cell>
          <table:table-cell office:value-type="float" office:value="356.78515625" calcext:value-type="float">
            <text:p>356.78515625</text:p>
          </table:table-cell>
          <table:table-cell office:value-type="float" office:value="20.23" calcext:value-type="float">
            <text:p>20.23</text:p>
          </table:table-cell>
          <table:table-cell office:value-type="float" office:value="12.04" calcext:value-type="float">
            <text:p>12.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5.647488" calcext:value-type="float">
            <text:p>35.647488</text:p>
          </table:table-cell>
          <table:table-cell office:value-type="float" office:value="36.769792" calcext:value-type="float">
            <text:p>36.769792</text:p>
          </table:table-cell>
          <table:table-cell office:value-type="float" office:value="35.680256" calcext:value-type="float">
            <text:p>35.680256</text:p>
          </table:table-cell>
          <table:table-cell office:value-type="float" office:value="25.182208" calcext:value-type="float">
            <text:p>25.182208</text:p>
          </table:table-cell>
          <table:table-cell office:value-type="float" office:value="20.987904" calcext:value-type="float">
            <text:p>20.987904</text:p>
          </table:table-cell>
          <table:table-cell office:value-type="float" office:value="16.777216" calcext:value-type="float">
            <text:p>16.777216</text:p>
          </table:table-cell>
          <table:table-cell table:number-columns-repeated="2" office:value-type="float" office:value="8.388608" calcext:value-type="float">
            <text:p>8.388608</text:p>
          </table:table-cell>
          <table:table-cell office:value-type="float" office:value="137.66" calcext:value-type="float">
            <text:p>137.66</text:p>
          </table:table-cell>
          <table:table-cell office:value-type="float" office:value="365.3125" calcext:value-type="float">
            <text:p>365.3125</text:p>
          </table:table-cell>
          <table:table-cell office:value-type="float" office:value="40.25" calcext:value-type="float">
            <text:p>40.25</text:p>
          </table:table-cell>
          <table:table-cell table:number-columns-repeated="2"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1.33184" calcext:value-type="float">
            <text:p>71.33184</text:p>
          </table:table-cell>
          <table:table-cell office:value-type="float" office:value="78.76608" calcext:value-type="float">
            <text:p>78.76608</text:p>
          </table:table-cell>
          <table:table-cell office:value-type="float" office:value="71.29088" calcext:value-type="float">
            <text:p>71.29088</text:p>
          </table:table-cell>
          <table:table-cell office:value-type="float" office:value="41.955328" calcext:value-type="float">
            <text:p>41.955328</text:p>
          </table:table-cell>
          <table:table-cell office:value-type="float" office:value="46.424064" calcext:value-type="float">
            <text:p>46.424064</text:p>
          </table:table-cell>
          <table:table-cell office:value-type="float" office:value="41.94304" calcext:value-type="float">
            <text:p>41.94304</text:p>
          </table:table-cell>
          <table:table-cell office:value-type="float" office:value="33.558528" calcext:value-type="float">
            <text:p>33.558528</text:p>
          </table:table-cell>
          <table:table-cell office:value-type="float" office:value="16.777216" calcext:value-type="float">
            <text:p>16.777216</text:p>
          </table:table-cell>
          <table:table-cell office:value-type="float" office:value="145.71" calcext:value-type="float">
            <text:p>145.71</text:p>
          </table:table-cell>
          <table:table-cell office:value-type="float" office:value="385.3984375" calcext:value-type="float">
            <text:p>385.3984375</text:p>
          </table:table-cell>
          <table:table-cell office:value-type="float" office:value="80.36" calcext:value-type="float">
            <text:p>80.36</text:p>
          </table:table-cell>
          <table:table-cell office:value-type="float" office:value="48.04" calcext:value-type="float">
            <text:p>48.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2.635008" calcext:value-type="float">
            <text:p>142.635008</text:p>
          </table:table-cell>
          <table:table-cell office:value-type="float" office:value="163.135488" calcext:value-type="float">
            <text:p>163.135488</text:p>
          </table:table-cell>
          <table:table-cell office:value-type="float" office:value="142.635008" calcext:value-type="float">
            <text:p>142.635008</text:p>
          </table:table-cell>
          <table:table-cell office:value-type="float" office:value="83.898368" calcext:value-type="float">
            <text:p>83.898368</text:p>
          </table:table-cell>
          <table:table-cell office:value-type="float" office:value="79.74912" calcext:value-type="float">
            <text:p>79.74912</text:p>
          </table:table-cell>
          <table:table-cell office:value-type="float" office:value="67.108864" calcext:value-type="float">
            <text:p>67.108864</text:p>
          </table:table-cell>
          <table:table-cell office:value-type="float" office:value="67.11296" calcext:value-type="float">
            <text:p>67.11296</text:p>
          </table:table-cell>
          <table:table-cell office:value-type="float" office:value="33.554432" calcext:value-type="float">
            <text:p>33.554432</text:p>
          </table:table-cell>
          <table:table-cell office:value-type="float" office:value="162" calcext:value-type="float">
            <text:p>162</text:p>
          </table:table-cell>
          <table:table-cell office:value-type="float" office:value="425.55859375" calcext:value-type="float">
            <text:p>425.55859375</text:p>
          </table:table-cell>
          <table:table-cell office:value-type="float" office:value="160.3" calcext:value-type="float">
            <text:p>160.3</text:p>
          </table:table-cell>
          <table:table-cell table:number-columns-repeated="2" office:value-type="float" office:value="96.04" calcext:value-type="float">
            <text:p>96.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85.241344" calcext:value-type="float">
            <text:p>285.241344</text:p>
          </table:table-cell>
          <table:table-cell office:value-type="float" office:value="330.432512" calcext:value-type="float">
            <text:p>330.432512</text:p>
          </table:table-cell>
          <table:table-cell office:value-type="float" office:value="285.241344" calcext:value-type="float">
            <text:p>285.241344</text:p>
          </table:table-cell>
          <table:table-cell office:value-type="float" office:value="167.784448" calcext:value-type="float">
            <text:p>167.784448</text:p>
          </table:table-cell>
          <table:table-cell office:value-type="float" office:value="176.840704" calcext:value-type="float">
            <text:p>176.840704</text:p>
          </table:table-cell>
          <table:table-cell office:value-type="float" office:value="134.217728" calcext:value-type="float">
            <text:p>134.217728</text:p>
          </table:table-cell>
          <table:table-cell office:value-type="float" office:value="134.221824" calcext:value-type="float">
            <text:p>134.221824</text:p>
          </table:table-cell>
          <table:table-cell office:value-type="float" office:value="201.326592" calcext:value-type="float">
            <text:p>201.326592</text:p>
          </table:table-cell>
          <table:table-cell office:value-type="float" office:value="193.95" calcext:value-type="float">
            <text:p>193.95</text:p>
          </table:table-cell>
          <table:table-cell office:value-type="float" office:value="505.6796875" calcext:value-type="float">
            <text:p>505.6796875</text:p>
          </table:table-cell>
          <table:table-cell office:value-type="float" office:value="320.32" calcext:value-type="float">
            <text:p>320.32</text:p>
          </table:table-cell>
          <table:table-cell table:number-columns-repeated="2" office:value-type="float" office:value="192.04" calcext:value-type="float">
            <text:p>192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70.454016" calcext:value-type="float">
            <text:p>570.454016</text:p>
          </table:table-cell>
          <table:table-cell office:value-type="float" office:value="668.667904" calcext:value-type="float">
            <text:p>668.667904</text:p>
          </table:table-cell>
          <table:table-cell office:value-type="float" office:value="570.454016" calcext:value-type="float">
            <text:p>570.454016</text:p>
          </table:table-cell>
          <table:table-cell office:value-type="float" office:value="335.556608" calcext:value-type="float">
            <text:p>335.556608</text:p>
          </table:table-cell>
          <table:table-cell office:value-type="float" office:value="369.082368" calcext:value-type="float">
            <text:p>369.082368</text:p>
          </table:table-cell>
          <table:table-cell office:value-type="float" office:value="268.435456" calcext:value-type="float">
            <text:p>268.435456</text:p>
          </table:table-cell>
          <table:table-cell office:value-type="float" office:value="268.439552" calcext:value-type="float">
            <text:p>268.439552</text:p>
          </table:table-cell>
          <table:table-cell office:value-type="float" office:value="402.653184" calcext:value-type="float">
            <text:p>402.653184</text:p>
          </table:table-cell>
          <table:table-cell office:value-type="float" office:value="258.15" calcext:value-type="float">
            <text:p>258.15</text:p>
          </table:table-cell>
          <table:table-cell office:value-type="float" office:value="665.8515625" calcext:value-type="float">
            <text:p>665.8515625</text:p>
          </table:table-cell>
          <table:table-cell office:value-type="float" office:value="640.35" calcext:value-type="float">
            <text:p>640.35</text:p>
          </table:table-cell>
          <table:table-cell table:number-columns-repeated="2" office:value-type="float" office:value="384.04" calcext:value-type="float">
            <text:p>384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40.912128" calcext:value-type="float">
            <text:p>1140.912128</text:p>
          </table:table-cell>
          <table:table-cell office:value-type="float" office:value="1340.84608" calcext:value-type="float">
            <text:p>1340.84608</text:p>
          </table:table-cell>
          <table:table-cell office:value-type="float" office:value="1140.912128" calcext:value-type="float">
            <text:p>1140.912128</text:p>
          </table:table-cell>
          <table:table-cell office:value-type="float" office:value="671.100928" calcext:value-type="float">
            <text:p>671.100928</text:p>
          </table:table-cell>
          <table:table-cell office:value-type="float" office:value="738.349056" calcext:value-type="float">
            <text:p>738.349056</text:p>
          </table:table-cell>
          <table:table-cell office:value-type="float" office:value="671.08864" calcext:value-type="float">
            <text:p>671.08864</text:p>
          </table:table-cell>
          <table:table-cell office:value-type="float" office:value="536.875008" calcext:value-type="float">
            <text:p>536.875008</text:p>
          </table:table-cell>
          <table:table-cell office:value-type="float" office:value="805.306368" calcext:value-type="float">
            <text:p>805.306368</text:p>
          </table:table-cell>
          <table:table-cell office:value-type="float" office:value="386.19" calcext:value-type="float">
            <text:p>386.19</text:p>
          </table:table-cell>
          <table:table-cell office:value-type="float" office:value="986.015625" calcext:value-type="float">
            <text:p>986.015625</text:p>
          </table:table-cell>
          <table:table-cell office:value-type="float" office:value="1280.37" calcext:value-type="float">
            <text:p>1280.37</text:p>
          </table:table-cell>
          <table:table-cell table:number-columns-repeated="2" office:value-type="float" office:value="768.04" calcext:value-type="float">
            <text:p>768.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81.69728" calcext:value-type="float">
            <text:p>2281.69728</text:p>
          </table:table-cell>
          <table:table-cell office:value-type="float" office:value="2681.393152" calcext:value-type="float">
            <text:p>2681.393152</text:p>
          </table:table-cell>
          <table:table-cell office:value-type="float" office:value="2281.69728" calcext:value-type="float">
            <text:p>2281.69728</text:p>
          </table:table-cell>
          <table:table-cell office:value-type="float" office:value="1342.222336" calcext:value-type="float">
            <text:p>1342.222336</text:p>
          </table:table-cell>
          <table:table-cell office:value-type="float" office:value="1476.54656" calcext:value-type="float">
            <text:p>1476.54656</text:p>
          </table:table-cell>
          <table:table-cell office:value-type="float" office:value="1342.17728" calcext:value-type="float">
            <text:p>1342.17728</text:p>
          </table:table-cell>
          <table:table-cell office:value-type="float" office:value="1073.74592" calcext:value-type="float">
            <text:p>1073.74592</text:p>
          </table:table-cell>
          <table:table-cell office:value-type="float" office:value="1610.612736" calcext:value-type="float">
            <text:p>1610.612736</text:p>
          </table:table-cell>
          <table:table-cell office:value-type="float" office:value="642.12" calcext:value-type="float">
            <text:p>642.12</text:p>
          </table:table-cell>
          <table:table-cell office:value-type="float" office:value="1626.15234375" calcext:value-type="float">
            <text:p>1626.15234375</text:p>
          </table:table-cell>
          <table:table-cell office:value-type="float" office:value="2560.48" calcext:value-type="float">
            <text:p>2560.48</text:p>
          </table:table-cell>
          <table:table-cell table:number-columns-repeated="2" office:value-type="float" office:value="1536.04" calcext:value-type="float">
            <text:p>1536.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4563.431424" calcext:value-type="float">
            <text:p>4563.431424</text:p>
          </table:table-cell>
          <table:table-cell office:value-type="float" office:value="2684.399616" calcext:value-type="float">
            <text:p>2684.399616</text:p>
          </table:table-cell>
          <table:table-cell office:value-type="float" office:value="2952.810496" calcext:value-type="float">
            <text:p>2952.810496</text:p>
          </table:table-cell>
          <table:table-cell office:value-type="float" office:value="2684.35456" calcext:value-type="float">
            <text:p>2684.35456</text:p>
          </table:table-cell>
          <table:table-cell office:value-type="float" office:value="2150.13376" calcext:value-type="float">
            <text:p>2150.13376</text:p>
          </table:table-cell>
          <table:table-cell office:value-type="float" office:value="3221.225472" calcext:value-type="float">
            <text:p>3221.225472</text:p>
          </table:table-cell>
          <table:table-cell office:value-type="float" office:value="1154.17" calcext:value-type="float">
            <text:p>1154.17</text:p>
          </table:table-cell>
          <table:table-cell office:value-type="float" office:value="2906.40625" calcext:value-type="float">
            <text:p>2906.40625</text:p>
          </table:table-cell>
          <table:table-cell office:value-type="float" office:value="5120.43" calcext:value-type="float">
            <text:p>5120.43</text:p>
          </table:table-cell>
          <table:table-cell table:number-columns-repeated="2" office:value-type="float" office:value="3072.04" calcext:value-type="float">
            <text:p>3072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9126.834176" calcext:value-type="float">
            <text:p>9126.834176</text:p>
          </table:table-cell>
          <table:table-cell office:value-type="float" office:value="5368.721408" calcext:value-type="float">
            <text:p>5368.721408</text:p>
          </table:table-cell>
          <table:table-cell office:value-type="float" office:value="5905.600512" calcext:value-type="float">
            <text:p>5905.600512</text:p>
          </table:table-cell>
          <table:table-cell office:value-type="float" office:value="5939.134464" calcext:value-type="float">
            <text:p>5939.134464</text:p>
          </table:table-cell>
          <table:table-cell office:value-type="float" office:value="4295.462912" calcext:value-type="float">
            <text:p>4295.462912</text:p>
          </table:table-cell>
          <table:table-cell office:value-type="float" office:value="4491.575296" calcext:value-type="float">
            <text:p>4491.575296</text:p>
          </table:table-cell>
          <table:table-cell office:value-type="float" office:value="2178.46" calcext:value-type="float">
            <text:p>2178.46</text:p>
          </table:table-cell>
          <table:table-cell office:value-type="float" office:value="5466.48046875" calcext:value-type="float">
            <text:p>5466.48046875</text:p>
          </table:table-cell>
          <table:table-cell office:value-type="float" office:value="10240.46" calcext:value-type="float">
            <text:p>10240.46</text:p>
          </table:table-cell>
          <table:table-cell table:number-columns-repeated="2" office:value-type="float" office:value="6144.04" calcext:value-type="float">
            <text:p>6144.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8253.672448" calcext:value-type="float">
            <text:p>18253.672448</text:p>
          </table:table-cell>
          <table:table-cell office:value-type="float" office:value="10737.496064" calcext:value-type="float">
            <text:p>10737.496064</text:p>
          </table:table-cell>
          <table:table-cell office:value-type="float" office:value="11811.442688" calcext:value-type="float">
            <text:p>11811.442688</text:p>
          </table:table-cell>
          <table:table-cell office:value-type="float" office:value="12884.901888" calcext:value-type="float">
            <text:p>12884.901888</text:p>
          </table:table-cell>
          <table:table-cell office:value-type="float" office:value="8589.938688" calcext:value-type="float">
            <text:p>8589.938688</text:p>
          </table:table-cell>
          <table:table-cell office:value-type="float" office:value="8858.370048" calcext:value-type="float">
            <text:p>8858.370048</text:p>
          </table:table-cell>
          <table:table-cell office:value-type="float" office:value="4226.33" calcext:value-type="float">
            <text:p>4226.33</text:p>
          </table:table-cell>
          <table:table-cell office:value-type="float" office:value="10586.58203125" calcext:value-type="float">
            <text:p>10586.58203125</text:p>
          </table:table-cell>
          <table:table-cell office:value-type="float" office:value="20480.49" calcext:value-type="float">
            <text:p>20480.49</text:p>
          </table:table-cell>
          <table:table-cell table:number-columns-repeated="2" office:value-type="float" office:value="12288.04" calcext:value-type="float">
            <text:p>12288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  <table:table-cell office:value-type="float" office:value="8322.42" calcext:value-type="float">
            <text:p>8322.4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16514.52" calcext:value-type="float">
            <text:p>16514.5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"/>
          <table:table-cell office:value-type="float" office:value="32898.66" calcext:value-type="float">
            <text:p>32898.6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65666.64" calcext:value-type="float">
            <text:p>65666.6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  <table:table-cell office:value-type="float" office:value="131202.79" calcext:value-type="float">
            <text:p>131202.79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PU vs. GP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Qiskit, PennyLane and MATLA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K_cpu</text:p>
          </table:table-cell>
          <table:table-cell office:value-type="string" calcext:value-type="string">
            <text:p>QK_gpu</text:p>
          </table:table-cell>
          <table:table-cell office:value-type="string" calcext:value-type="string">
            <text:p>PL_defaut</text:p>
          </table:table-cell>
          <table:table-cell office:value-type="string" calcext:value-type="string">
            <text:p>PL_lightning</text:p>
          </table:table-cell>
          <table:table-cell office:value-type="string" calcext:value-type="string">
            <text:p>PL_gpu</text:p>
          </table:table-cell>
          <table:table-cell office:value-type="string" calcext:value-type="string">
            <text:p>QFT6</text:p>
          </table:table-cell>
          <table:table-cell office:value-type="string" calcext:value-type="string">
            <text:p>QFT6_GPU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81282" calcext:value-type="float">
            <text:p>0.8128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538" calcext:value-type="float">
            <text:p>0.004538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.04068" calcext:value-type="float">
            <text:p>0.0406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04344" calcext:value-type="float">
            <text:p>0.004344</text:p>
          </table:table-cell>
          <table:table-cell office:value-type="float" office:value="0.03313" calcext:value-type="float">
            <text:p>0.0331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476" calcext:value-type="float">
            <text:p>0.0047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895" calcext:value-type="float">
            <text:p>0.0089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383" calcext:value-type="float">
            <text:p>0.0038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409" calcext:value-type="float">
            <text:p>0.0040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464" calcext:value-type="float">
            <text:p>0.0046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935" calcext:value-type="float">
            <text:p>0.014935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527" calcext:value-type="float">
            <text:p>0.0052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06" calcext:value-type="float">
            <text:p>0.06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588" calcext:value-type="float">
            <text:p>0.00588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319" calcext:value-type="float">
            <text:p>0.014319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636" calcext:value-type="float">
            <text:p>0.00636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14" calcext:value-type="float">
            <text:p>0.015214</text:p>
          </table:table-cell>
          <table:table-cell office:value-type="float" office:value="0.08" calcext:value-type="float">
            <text:p>0.08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785" calcext:value-type="float">
            <text:p>0.0078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31" calcext:value-type="float">
            <text:p>0.017631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793" calcext:value-type="float">
            <text:p>0.0079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6147" calcext:value-type="float">
            <text:p>0.026147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005234" calcext:value-type="float">
            <text:p>0.005234</text:p>
          </table:table-cell>
          <table:table-cell office:value-type="float" office:value="0.00872" calcext:value-type="float">
            <text:p>0.00872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6521" calcext:value-type="float">
            <text:p>0.026521</text:p>
          </table:table-cell>
          <table:table-cell office:value-type="float" office:value="0.12" calcext:value-type="float">
            <text:p>0.12</text:p>
          </table:table-cell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0962" calcext:value-type="float">
            <text:p>0.0096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0293" calcext:value-type="float">
            <text:p>0.030293</text:p>
          </table:table-cell>
          <table:table-cell office:value-type="float" office:value="0.13" calcext:value-type="float">
            <text:p>0.13</text:p>
          </table:table-cell>
          <table:table-cell office:value-type="float" office:value="1.39" calcext:value-type="float">
            <text:p>1.3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015136" calcext:value-type="float">
            <text:p>0.015136</text:p>
          </table:table-cell>
          <table:table-cell office:value-type="float" office:value="0.0103" calcext:value-type="float">
            <text:p>0.0103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8241" calcext:value-type="float">
            <text:p>0.038241</text:p>
          </table:table-cell>
          <table:table-cell office:value-type="float" office:value="0.15" calcext:value-type="float">
            <text:p>0.15</text:p>
          </table:table-cell>
          <table:table-cell office:value-type="float" office:value="1.57" calcext:value-type="float">
            <text:p>1.5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025074" calcext:value-type="float">
            <text:p>0.025074</text:p>
          </table:table-cell>
          <table:table-cell office:value-type="float" office:value="0.01095" calcext:value-type="float">
            <text:p>0.0109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1681" calcext:value-type="float">
            <text:p>0.041681</text:p>
          </table:table-cell>
          <table:table-cell office:value-type="float" office:value="0.16" calcext:value-type="float">
            <text:p>0.16</text:p>
          </table:table-cell>
          <table:table-cell office:value-type="float" office:value="2.28" calcext:value-type="float">
            <text:p>2.28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1215" calcext:value-type="float">
            <text:p>0.0121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331" calcext:value-type="float">
            <text:p>0.055331</text:p>
          </table:table-cell>
          <table:table-cell office:value-type="float" office:value="0.19" calcext:value-type="float">
            <text:p>0.19</text:p>
          </table:table-cell>
          <table:table-cell office:value-type="float" office:value="3.11" calcext:value-type="float">
            <text:p>3.1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11339" calcext:value-type="float">
            <text:p>0.11339</text:p>
          </table:table-cell>
          <table:table-cell office:value-type="float" office:value="0.0141" calcext:value-type="float">
            <text:p>0.014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6837" calcext:value-type="float">
            <text:p>0.096837</text:p>
          </table:table-cell>
          <table:table-cell office:value-type="float" office:value="0.21" calcext:value-type="float">
            <text:p>0.21</text:p>
          </table:table-cell>
          <table:table-cell office:value-type="float" office:value="4.84" calcext:value-type="float">
            <text:p>4.84</text:p>
          </table:table-cell>
          <table:table-cell office:value-type="float" office:value="1.18" calcext:value-type="float">
            <text:p>1.18</text:p>
          </table:table-cell>
          <table:table-cell office:value-type="float" office:value="0.94" calcext:value-type="float">
            <text:p>0.94</text:p>
          </table:table-cell>
          <table:table-cell office:value-type="float" office:value="0.30517" calcext:value-type="float">
            <text:p>0.30517</text:p>
          </table:table-cell>
          <table:table-cell office:value-type="float" office:value="0.01916" calcext:value-type="float">
            <text:p>0.01916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66531" calcext:value-type="float">
            <text:p>0.166531</text:p>
          </table:table-cell>
          <table:table-cell office:value-type="float" office:value="0.23" calcext:value-type="float">
            <text:p>0.23</text:p>
          </table:table-cell>
          <table:table-cell office:value-type="float" office:value="11.95" calcext:value-type="float">
            <text:p>11.95</text:p>
          </table:table-cell>
          <table:table-cell office:value-type="float" office:value="1.72" calcext:value-type="float">
            <text:p>1.72</text:p>
          </table:table-cell>
          <table:table-cell office:value-type="float" office:value="1.05" calcext:value-type="float">
            <text:p>1.05</text:p>
          </table:table-cell>
          <table:table-cell office:value-type="float" office:value="0.85657" calcext:value-type="float">
            <text:p>0.85657</text:p>
          </table:table-cell>
          <table:table-cell office:value-type="float" office:value="0.02389" calcext:value-type="float">
            <text:p>0.02389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2608" calcext:value-type="float">
            <text:p>0.332608</text:p>
          </table:table-cell>
          <table:table-cell office:value-type="float" office:value="0.26" calcext:value-type="float">
            <text:p>0.26</text:p>
          </table:table-cell>
          <table:table-cell office:value-type="float" office:value="23.67" calcext:value-type="float">
            <text:p>23.67</text:p>
          </table:table-cell>
          <table:table-cell office:value-type="float" office:value="2.86" calcext:value-type="float">
            <text:p>2.86</text:p>
          </table:table-cell>
          <table:table-cell office:value-type="float" office:value="1.19" calcext:value-type="float">
            <text:p>1.19</text:p>
          </table:table-cell>
          <table:table-cell office:value-type="float" office:value="2.2289" calcext:value-type="float">
            <text:p>2.2289</text:p>
          </table:table-cell>
          <table:table-cell office:value-type="float" office:value="0.03415" calcext:value-type="float">
            <text:p>0.0341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3609" calcext:value-type="float">
            <text:p>0.843609</text:p>
          </table:table-cell>
          <table:table-cell office:value-type="float" office:value="0.31" calcext:value-type="float">
            <text:p>0.31</text:p>
          </table:table-cell>
          <table:table-cell office:value-type="float" office:value="46.62" calcext:value-type="float">
            <text:p>46.62</text:p>
          </table:table-cell>
          <table:table-cell office:value-type="float" office:value="4.96" calcext:value-type="float">
            <text:p>4.96</text:p>
          </table:table-cell>
          <table:table-cell office:value-type="float" office:value="1.37" calcext:value-type="float">
            <text:p>1.37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05798" calcext:value-type="float">
            <text:p>0.0579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698419" calcext:value-type="float">
            <text:p>1.698419</text:p>
          </table:table-cell>
          <table:table-cell office:value-type="float" office:value="0.39" calcext:value-type="float">
            <text:p>0.39</text:p>
          </table:table-cell>
          <table:table-cell office:value-type="float" office:value="94.1" calcext:value-type="float">
            <text:p>94.1</text:p>
          </table:table-cell>
          <table:table-cell office:value-type="float" office:value="9.3" calcext:value-type="float">
            <text:p>9.3</text:p>
          </table:table-cell>
          <table:table-cell office:value-type="float" office:value="1.62" calcext:value-type="float">
            <text:p>1.62</text:p>
          </table:table-cell>
          <table:table-cell office:value-type="float" office:value="9.3439" calcext:value-type="float">
            <text:p>9.3439</text:p>
          </table:table-cell>
          <table:table-cell office:value-type="float" office:value="0.15041" calcext:value-type="float">
            <text:p>0.15041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443609" calcext:value-type="float">
            <text:p>3.443609</text:p>
          </table:table-cell>
          <table:table-cell office:value-type="float" office:value="0.51" calcext:value-type="float">
            <text:p>0.51</text:p>
          </table:table-cell>
          <table:table-cell office:value-type="float" office:value="202.64" calcext:value-type="float">
            <text:p>202.64</text:p>
          </table:table-cell>
          <table:table-cell office:value-type="float" office:value="18.41" calcext:value-type="float">
            <text:p>18.41</text:p>
          </table:table-cell>
          <table:table-cell office:value-type="float" office:value="2.04" calcext:value-type="float">
            <text:p>2.04</text:p>
          </table:table-cell>
          <table:table-cell office:value-type="float" office:value="19.1" calcext:value-type="float">
            <text:p>19.1</text:p>
          </table:table-cell>
          <table:table-cell office:value-type="float" office:value="0.34735" calcext:value-type="float">
            <text:p>0.3473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33769" calcext:value-type="float">
            <text:p>6.33769</text:p>
          </table:table-cell>
          <table:table-cell office:value-type="float" office:value="0.75" calcext:value-type="float">
            <text:p>0.75</text:p>
          </table:table-cell>
          <table:table-cell office:value-type="float" office:value="415.89" calcext:value-type="float">
            <text:p>415.89</text:p>
          </table:table-cell>
          <table:table-cell office:value-type="float" office:value="36.91" calcext:value-type="float">
            <text:p>36.91</text:p>
          </table:table-cell>
          <table:table-cell office:value-type="float" office:value="2.81" calcext:value-type="float">
            <text:p>2.81</text:p>
          </table:table-cell>
          <table:table-cell office:value-type="float" office:value="39.469" calcext:value-type="float">
            <text:p>39.469</text:p>
          </table:table-cell>
          <table:table-cell office:value-type="float" office:value="0.8288" calcext:value-type="float">
            <text:p>0.8288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307583" calcext:value-type="float">
            <text:p>13.307583</text:p>
          </table:table-cell>
          <table:table-cell office:value-type="float" office:value="1.23" calcext:value-type="float">
            <text:p>1.23</text:p>
          </table:table-cell>
          <table:table-cell office:value-type="float" office:value="864.55" calcext:value-type="float">
            <text:p>864.55</text:p>
          </table:table-cell>
          <table:table-cell office:value-type="float" office:value="76.21" calcext:value-type="float">
            <text:p>76.21</text:p>
          </table:table-cell>
          <table:table-cell office:value-type="float" office:value="4.24" calcext:value-type="float">
            <text:p>4.24</text:p>
          </table:table-cell>
          <table:table-cell office:value-type="float" office:value="81.882" calcext:value-type="float">
            <text:p>81.882</text:p>
          </table:table-cell>
          <table:table-cell office:value-type="float" office:value="1.66636" calcext:value-type="float">
            <text:p>1.66636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332357" calcext:value-type="float">
            <text:p>27.332357</text:p>
          </table:table-cell>
          <table:table-cell office:value-type="float" office:value="2.2" calcext:value-type="float">
            <text:p>2.2</text:p>
          </table:table-cell>
          <table:table-cell office:value-type="float" office:value="1842.49" calcext:value-type="float">
            <text:p>1842.49</text:p>
          </table:table-cell>
          <table:table-cell office:value-type="float" office:value="161.53" calcext:value-type="float">
            <text:p>161.53</text:p>
          </table:table-cell>
          <table:table-cell office:value-type="float" office:value="7.17" calcext:value-type="float">
            <text:p>7.17</text:p>
          </table:table-cell>
          <table:table-cell office:value-type="float" office:value="174.19" calcext:value-type="float">
            <text:p>174.19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.837341" calcext:value-type="float">
            <text:p>60.837341</text:p>
          </table:table-cell>
          <table:table-cell table:number-columns-repeated="4"/>
          <table:table-cell office:value-type="float" office:value="363.54" calcext:value-type="float">
            <text:p>363.54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82519" calcext:value-type="float">
            <text:p>127.82519</text:p>
          </table:table-cell>
          <table:table-cell table:number-columns-repeated="4"/>
          <table:table-cell office:value-type="float" office:value="892.51" calcext:value-type="float">
            <text:p>892.51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1.241962" calcext:value-type="float">
            <text:p>251.24196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9.436972" calcext:value-type="float">
            <text:p>529.43697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8.068713" calcext:value-type="float">
            <text:p>1118.06871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mparism runtime Python, Matla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deep QFT circuit using dense, sparse and SQFT sparse matr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</text:p>
          </table:table-cell>
          <table:table-cell office:value-type="string" calcext:value-type="string">
            <text:p>QFTS</text:p>
          </table:table-cell>
          <table:table-cell office:value-type="string" calcext:value-type="string">
            <text:p>SQFTS</text:p>
          </table:table-cell>
          <table:table-cell office:value-type="string" calcext:value-type="string">
            <text:p>QFT1</text:p>
          </table:table-cell>
          <table:table-cell office:value-type="string" calcext:value-type="string">
            <text:p>QFT2</text:p>
          </table:table-cell>
          <table:table-cell office:value-type="string" calcext:value-type="string">
            <text:p>QFT4</text:p>
          </table:table-cell>
          <table:table-cell office:value-type="string" calcext:value-type="string">
            <text:p>QFT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1688000000003" calcext:value-type="float">
            <text:p>0.000171688000000003</text:p>
          </table:table-cell>
          <table:table-cell office:value-type="float" office:value="0.000114801000000053" calcext:value-type="float">
            <text:p>0.000114801000000053</text:p>
          </table:table-cell>
          <table:table-cell office:value-type="float" office:value="0.000161380000000211" calcext:value-type="float">
            <text:p>0.000161380000000211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16289" calcext:value-type="float">
            <text:p>0.01628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5560000000062" calcext:value-type="float">
            <text:p>0.000495560000000062</text:p>
          </table:table-cell>
          <table:table-cell office:value-type="float" office:value="0.00327578299999987" calcext:value-type="float">
            <text:p>0.00327578299999987</text:p>
          </table:table-cell>
          <table:table-cell office:value-type="float" office:value="0.00236104599999987" calcext:value-type="float">
            <text:p>0.00236104599999987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00212" calcext:value-type="float">
            <text:p>0.00021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1446299999995" calcext:value-type="float">
            <text:p>0.00111446299999995</text:p>
          </table:table-cell>
          <table:table-cell office:value-type="float" office:value="0.00833945800000002" calcext:value-type="float">
            <text:p>0.00833945800000002</text:p>
          </table:table-cell>
          <table:table-cell office:value-type="float" office:value="0.00597309400000023" calcext:value-type="float">
            <text:p>0.00597309400000023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08623" calcext:value-type="float">
            <text:p>0.008623</text:p>
          </table:table-cell>
          <table:table-cell office:value-type="float" office:value="0.000193" calcext:value-type="float">
            <text:p>0.0001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5909800000032" calcext:value-type="float">
            <text:p>0.00255909800000032</text:p>
          </table:table-cell>
          <table:table-cell office:value-type="float" office:value="0.0183297499999999" calcext:value-type="float">
            <text:p>0.0183297499999999</text:p>
          </table:table-cell>
          <table:table-cell office:value-type="float" office:value="0.0109329669999996" calcext:value-type="float">
            <text:p>0.0109329669999996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0233" calcext:value-type="float">
            <text:p>0.00023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3008600000008" calcext:value-type="float">
            <text:p>0.00523008600000008</text:p>
          </table:table-cell>
          <table:table-cell office:value-type="float" office:value="0.0363350040000001" calcext:value-type="float">
            <text:p>0.0363350040000001</text:p>
          </table:table-cell>
          <table:table-cell office:value-type="float" office:value="0.0174122899999998" calcext:value-type="float">
            <text:p>0.0174122899999998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1026" calcext:value-type="float">
            <text:p>0.00102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1751342" calcext:value-type="float">
            <text:p>0.251751342</text:p>
          </table:table-cell>
          <table:table-cell office:value-type="float" office:value="0.0593096430000002" calcext:value-type="float">
            <text:p>0.0593096430000002</text:p>
          </table:table-cell>
          <table:table-cell office:value-type="float" office:value="0.0253591050000002" calcext:value-type="float">
            <text:p>0.0253591050000002</text:p>
          </table:table-cell>
          <table:table-cell office:value-type="float" office:value="0.015691" calcext:value-type="float">
            <text:p>0.015691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0887" calcext:value-type="float">
            <text:p>0.000887</text:p>
          </table:table-cell>
          <table:table-cell table:style-name="ce2" office:value-type="float" office:value="0.000062" calcext:value-type="float">
            <text:p>6.20E-0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473701" calcext:value-type="float">
            <text:p>0.419473701</text:p>
          </table:table-cell>
          <table:table-cell office:value-type="float" office:value="0.0949551819999996" calcext:value-type="float">
            <text:p>0.0949551819999996</text:p>
          </table:table-cell>
          <table:table-cell office:value-type="float" office:value="0.0359069960000005" calcext:value-type="float">
            <text:p>0.0359069960000005</text:p>
          </table:table-cell>
          <table:table-cell office:value-type="float" office:value="0.027721" calcext:value-type="float">
            <text:p>0.027721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1065" calcext:value-type="float">
            <text:p>0.001065</text:p>
          </table:table-cell>
          <table:table-cell table:style-name="ce2" office:value-type="float" office:value="0.000071" calcext:value-type="float">
            <text:p>7.10E-0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1285453" calcext:value-type="float">
            <text:p>2.021285453</text:p>
          </table:table-cell>
          <table:table-cell office:value-type="float" office:value="0.156920777" calcext:value-type="float">
            <text:p>0.156920777</text:p>
          </table:table-cell>
          <table:table-cell office:value-type="float" office:value="0.054452779" calcext:value-type="float">
            <text:p>0.054452779</text:p>
          </table:table-cell>
          <table:table-cell office:value-type="float" office:value="0.057505" calcext:value-type="float">
            <text:p>0.057505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0.00148" calcext:value-type="float">
            <text:p>0.00148</text:p>
          </table:table-cell>
          <table:table-cell table:style-name="ce2" office:value-type="float" office:value="0.000088" calcext:value-type="float">
            <text:p>8.80E-0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5044653" calcext:value-type="float">
            <text:p>8.405044653</text:p>
          </table:table-cell>
          <table:table-cell office:value-type="float" office:value="0.264739497999997" calcext:value-type="float">
            <text:p>0.264739497999997</text:p>
          </table:table-cell>
          <table:table-cell office:value-type="float" office:value="0.088650960999999" calcext:value-type="float">
            <text:p>0.088650960999999</text:p>
          </table:table-cell>
          <table:table-cell office:value-type="float" office:value="0.13041" calcext:value-type="float">
            <text:p>0.13041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0151" calcext:value-type="float">
            <text:p>0.00015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82557429" calcext:value-type="float">
            <text:p>36.082557429</text:p>
          </table:table-cell>
          <table:table-cell office:value-type="float" office:value="0.589188014000001" calcext:value-type="float">
            <text:p>0.589188014000001</text:p>
          </table:table-cell>
          <table:table-cell office:value-type="float" office:value="0.207172559" calcext:value-type="float">
            <text:p>0.207172559</text:p>
          </table:table-cell>
          <table:table-cell office:value-type="float" office:value="0.45921" calcext:value-type="float">
            <text:p>0.45921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0142" calcext:value-type="float">
            <text:p>0.00014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987955965" calcext:value-type="float">
            <text:p>110.987955965</text:p>
          </table:table-cell>
          <table:table-cell office:value-type="float" office:value="3.00299739499999" calcext:value-type="float">
            <text:p>3.00299739499999</text:p>
          </table:table-cell>
          <table:table-cell office:value-type="float" office:value="0.959027596999988" calcext:value-type="float">
            <text:p>0.959027596999988</text:p>
          </table:table-cell>
          <table:table-cell office:value-type="float" office:value="3.1274" calcext:value-type="float">
            <text:p>3.1274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0216" calcext:value-type="float">
            <text:p>0.000216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.025001307" calcext:value-type="float">
            <text:p>190.025001307</text:p>
          </table:table-cell>
          <table:table-cell office:value-type="float" office:value="11.594359663" calcext:value-type="float">
            <text:p>11.594359663</text:p>
          </table:table-cell>
          <table:table-cell office:value-type="float" office:value="3.77286263000002" calcext:value-type="float">
            <text:p>3.77286263000002</text:p>
          </table:table-cell>
          <table:table-cell office:value-type="float" office:value="13.381" calcext:value-type="float">
            <text:p>13.381</text:p>
          </table:table-cell>
          <table:table-cell office:value-type="float" office:value="0.022378" calcext:value-type="float">
            <text:p>0.022378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00299" calcext:value-type="float">
            <text:p>0.00029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015500905" calcext:value-type="float">
            <text:p>470.015500905</text:p>
          </table:table-cell>
          <table:table-cell office:value-type="float" office:value="54.0323794180001" calcext:value-type="float">
            <text:p>54.0323794180001</text:p>
          </table:table-cell>
          <table:table-cell office:value-type="float" office:value="16.480354282" calcext:value-type="float">
            <text:p>16.480354282</text:p>
          </table:table-cell>
          <table:table-cell office:value-type="float" office:value="57.6189" calcext:value-type="float">
            <text:p>57.6189</text:p>
          </table:table-cell>
          <table:table-cell office:value-type="float" office:value="0.040324" calcext:value-type="float">
            <text:p>0.040324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00464" calcext:value-type="float">
            <text:p>0.00046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6.566247064" calcext:value-type="float">
            <text:p>1536.566247064</text:p>
          </table:table-cell>
          <table:table-cell office:value-type="float" office:value="244.39071911" calcext:value-type="float">
            <text:p>244.39071911</text:p>
          </table:table-cell>
          <table:table-cell office:value-type="float" office:value="69.981933476" calcext:value-type="float">
            <text:p>69.981933476</text:p>
          </table:table-cell>
          <table:table-cell office:value-type="float" office:value="256.1021" calcext:value-type="float">
            <text:p>256.1021</text:p>
          </table:table-cell>
          <table:table-cell office:value-type="float" office:value="0.099358" calcext:value-type="float">
            <text:p>0.099358</text:p>
          </table:table-cell>
          <table:table-cell office:value-type="float" office:value="0.016587" calcext:value-type="float">
            <text:p>0.016587</text:p>
          </table:table-cell>
          <table:table-cell office:value-type="float" office:value="0.00059" calcext:value-type="float">
            <text:p>0.00059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4.234840733" calcext:value-type="float">
            <text:p>6374.234840733</text:p>
          </table:table-cell>
          <table:table-cell office:value-type="float" office:value="1073.073620707" calcext:value-type="float">
            <text:p>1073.073620707</text:p>
          </table:table-cell>
          <table:table-cell office:value-type="float" office:value="294.031957383" calcext:value-type="float">
            <text:p>294.031957383</text:p>
          </table:table-cell>
          <table:table-cell office:value-type="float" office:value="1144.3" calcext:value-type="float">
            <text:p>1144.3</text:p>
          </table:table-cell>
          <table:table-cell office:value-type="float" office:value="0.17838" calcext:value-type="float">
            <text:p>0.17838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01146" calcext:value-type="float">
            <text:p>0.001146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817.875621269" calcext:value-type="float">
            <text:p>4817.875621269</text:p>
          </table:table-cell>
          <table:table-cell office:value-type="float" office:value="1295.963723542" calcext:value-type="float">
            <text:p>1295.963723542</text:p>
          </table:table-cell>
          <table:table-cell office:value-type="float" office:value="5124.4" calcext:value-type="float">
            <text:p>5124.4</text:p>
          </table:table-cell>
          <table:table-cell office:value-type="float" office:value="0.37456" calcext:value-type="float">
            <text:p>0.37456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02875" calcext:value-type="float">
            <text:p>0.00287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.80855" calcext:value-type="float">
            <text:p>0.80855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0.002975" calcext:value-type="float">
            <text:p>0.00297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.0682" calcext:value-type="float">
            <text:p>2.0682</text:p>
          </table:table-cell>
          <table:table-cell office:value-type="float" office:value="0.33738" calcext:value-type="float">
            <text:p>0.33738</text:p>
          </table:table-cell>
          <table:table-cell office:value-type="float" office:value="0.004192" calcext:value-type="float">
            <text:p>0.004192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5.1055" calcext:value-type="float">
            <text:p>5.1055</text:p>
          </table:table-cell>
          <table:table-cell office:value-type="float" office:value="0.91824" calcext:value-type="float">
            <text:p>0.91824</text:p>
          </table:table-cell>
          <table:table-cell office:value-type="float" office:value="0.012663" calcext:value-type="float">
            <text:p>0.012663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3.385" calcext:value-type="float">
            <text:p>13.385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022101" calcext:value-type="float">
            <text:p>0.02210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42.7997" calcext:value-type="float">
            <text:p>42.7997</text:p>
          </table:table-cell>
          <table:table-cell office:value-type="float" office:value="6.2733" calcext:value-type="float">
            <text:p>6.2733</text:p>
          </table:table-cell>
          <table:table-cell office:value-type="float" office:value="0.047841" calcext:value-type="float">
            <text:p>0.04784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98.7821" calcext:value-type="float">
            <text:p>98.7821</text:p>
          </table:table-cell>
          <table:table-cell office:value-type="float" office:value="15.908" calcext:value-type="float">
            <text:p>15.908</text:p>
          </table:table-cell>
          <table:table-cell office:value-type="float" office:value="0.11314" calcext:value-type="float">
            <text:p>0.1131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4.9669" calcext:value-type="float">
            <text:p>234.9669</text:p>
          </table:table-cell>
          <table:table-cell office:value-type="float" office:value="36.146" calcext:value-type="float">
            <text:p>36.146</text:p>
          </table:table-cell>
          <table:table-cell office:value-type="float" office:value="0.20842" calcext:value-type="float">
            <text:p>0.20842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43.6723" calcext:value-type="float">
            <text:p>543.6723</text:p>
          </table:table-cell>
          <table:table-cell office:value-type="float" office:value="77.918" calcext:value-type="float">
            <text:p>77.918</text:p>
          </table:table-cell>
          <table:table-cell office:value-type="float" office:value="0.40211" calcext:value-type="float">
            <text:p>0.40211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26.9" calcext:value-type="float">
            <text:p>1226.9</text:p>
          </table:table-cell>
          <table:table-cell office:value-type="float" office:value="167.81" calcext:value-type="float">
            <text:p>167.81</text:p>
          </table:table-cell>
          <table:table-cell office:value-type="float" office:value="0.76956" calcext:value-type="float">
            <text:p>0.7695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686.8" calcext:value-type="float">
            <text:p>2686.8</text:p>
          </table:table-cell>
          <table:table-cell office:value-type="float" office:value="353.14" calcext:value-type="float">
            <text:p>353.14</text:p>
          </table:table-cell>
          <table:table-cell office:value-type="float" office:value="1.5306" calcext:value-type="float">
            <text:p>1.530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854.8" calcext:value-type="float">
            <text:p>5854.8</text:p>
          </table:table-cell>
          <table:table-cell office:value-type="float" office:value="755.89" calcext:value-type="float">
            <text:p>755.89</text:p>
          </table:table-cell>
          <table:table-cell office:value-type="float" office:value="2.9449" calcext:value-type="float">
            <text:p>2.9449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2757" calcext:value-type="float">
            <text:p>12757</text:p>
          </table:table-cell>
          <table:table-cell office:value-type="float" office:value="1549" calcext:value-type="float">
            <text:p>1549</text:p>
          </table:table-cell>
          <table:table-cell office:value-type="float" office:value="6.0094" calcext:value-type="float">
            <text:p>6.0094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8338" calcext:value-type="float">
            <text:p>28338</text:p>
          </table:table-cell>
          <table:table-cell office:value-type="float" office:value="3338.2" calcext:value-type="float">
            <text:p>3338.2</text:p>
          </table:table-cell>
          <table:table-cell office:value-type="float" office:value="12.124" calcext:value-type="float">
            <text:p>12.124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7098.3" calcext:value-type="float">
            <text:p>7098.3</text:p>
          </table:table-cell>
          <table:table-cell office:value-type="float" office:value="30.011" calcext:value-type="float">
            <text:p>30.011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mparism runtime Pyth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deep QFT circuit using dense, sparse and SQFT sparse matr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</text:p>
          </table:table-cell>
          <table:table-cell office:value-type="string" calcext:value-type="string">
            <text:p>QFTS</text:p>
          </table:table-cell>
          <table:table-cell office:value-type="string" calcext:value-type="string">
            <text:p>SQFTS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1688000000003" calcext:value-type="float">
            <text:p>0.000171688000000003</text:p>
          </table:table-cell>
          <table:table-cell office:value-type="float" office:value="0.000114801000000053" calcext:value-type="float">
            <text:p>0.000114801000000053</text:p>
          </table:table-cell>
          <table:table-cell office:value-type="float" office:value="0.000161380000000211" calcext:value-type="float">
            <text:p>0.0001613800000002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5560000000062" calcext:value-type="float">
            <text:p>0.000495560000000062</text:p>
          </table:table-cell>
          <table:table-cell office:value-type="float" office:value="0.00327578299999987" calcext:value-type="float">
            <text:p>0.00327578299999987</text:p>
          </table:table-cell>
          <table:table-cell office:value-type="float" office:value="0.00236104599999987" calcext:value-type="float">
            <text:p>0.0023610459999998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1446299999995" calcext:value-type="float">
            <text:p>0.00111446299999995</text:p>
          </table:table-cell>
          <table:table-cell office:value-type="float" office:value="0.00833945800000002" calcext:value-type="float">
            <text:p>0.00833945800000002</text:p>
          </table:table-cell>
          <table:table-cell office:value-type="float" office:value="0.00597309400000023" calcext:value-type="float">
            <text:p>0.0059730940000002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5909800000032" calcext:value-type="float">
            <text:p>0.00255909800000032</text:p>
          </table:table-cell>
          <table:table-cell office:value-type="float" office:value="0.0183297499999999" calcext:value-type="float">
            <text:p>0.0183297499999999</text:p>
          </table:table-cell>
          <table:table-cell office:value-type="float" office:value="0.0109329669999996" calcext:value-type="float">
            <text:p>0.010932966999999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3008600000008" calcext:value-type="float">
            <text:p>0.00523008600000008</text:p>
          </table:table-cell>
          <table:table-cell office:value-type="float" office:value="0.0363350040000001" calcext:value-type="float">
            <text:p>0.0363350040000001</text:p>
          </table:table-cell>
          <table:table-cell office:value-type="float" office:value="0.0174122899999998" calcext:value-type="float">
            <text:p>0.0174122899999998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1751342" calcext:value-type="float">
            <text:p>0.251751342</text:p>
          </table:table-cell>
          <table:table-cell office:value-type="float" office:value="0.0593096430000002" calcext:value-type="float">
            <text:p>0.0593096430000002</text:p>
          </table:table-cell>
          <table:table-cell office:value-type="float" office:value="0.0253591050000002" calcext:value-type="float">
            <text:p>0.0253591050000002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473701" calcext:value-type="float">
            <text:p>0.419473701</text:p>
          </table:table-cell>
          <table:table-cell office:value-type="float" office:value="0.0949551819999996" calcext:value-type="float">
            <text:p>0.0949551819999996</text:p>
          </table:table-cell>
          <table:table-cell office:value-type="float" office:value="0.0359069960000005" calcext:value-type="float">
            <text:p>0.035906996000000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1285453" calcext:value-type="float">
            <text:p>2.021285453</text:p>
          </table:table-cell>
          <table:table-cell office:value-type="float" office:value="0.156920777" calcext:value-type="float">
            <text:p>0.156920777</text:p>
          </table:table-cell>
          <table:table-cell office:value-type="float" office:value="0.054452779" calcext:value-type="float">
            <text:p>0.054452779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5044653" calcext:value-type="float">
            <text:p>8.405044653</text:p>
          </table:table-cell>
          <table:table-cell office:value-type="float" office:value="0.264739497999997" calcext:value-type="float">
            <text:p>0.264739497999997</text:p>
          </table:table-cell>
          <table:table-cell office:value-type="float" office:value="0.088650960999999" calcext:value-type="float">
            <text:p>0.08865096099999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82557429" calcext:value-type="float">
            <text:p>36.082557429</text:p>
          </table:table-cell>
          <table:table-cell office:value-type="float" office:value="0.589188014000001" calcext:value-type="float">
            <text:p>0.589188014000001</text:p>
          </table:table-cell>
          <table:table-cell office:value-type="float" office:value="0.207172559" calcext:value-type="float">
            <text:p>0.20717255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987955965" calcext:value-type="float">
            <text:p>110.987955965</text:p>
          </table:table-cell>
          <table:table-cell office:value-type="float" office:value="3.00299739499999" calcext:value-type="float">
            <text:p>3.00299739499999</text:p>
          </table:table-cell>
          <table:table-cell office:value-type="float" office:value="0.959027596999988" calcext:value-type="float">
            <text:p>0.95902759699998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.025001307" calcext:value-type="float">
            <text:p>190.025001307</text:p>
          </table:table-cell>
          <table:table-cell office:value-type="float" office:value="11.594359663" calcext:value-type="float">
            <text:p>11.594359663</text:p>
          </table:table-cell>
          <table:table-cell office:value-type="float" office:value="3.77286263000002" calcext:value-type="float">
            <text:p>3.77286263000002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015500905" calcext:value-type="float">
            <text:p>470.015500905</text:p>
          </table:table-cell>
          <table:table-cell office:value-type="float" office:value="54.0323794180001" calcext:value-type="float">
            <text:p>54.0323794180001</text:p>
          </table:table-cell>
          <table:table-cell office:value-type="float" office:value="16.480354282" calcext:value-type="float">
            <text:p>16.480354282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6.566247064" calcext:value-type="float">
            <text:p>1536.566247064</text:p>
          </table:table-cell>
          <table:table-cell office:value-type="float" office:value="244.39071911" calcext:value-type="float">
            <text:p>244.39071911</text:p>
          </table:table-cell>
          <table:table-cell office:value-type="float" office:value="69.981933476" calcext:value-type="float">
            <text:p>69.981933476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4.234840733" calcext:value-type="float">
            <text:p>6374.234840733</text:p>
          </table:table-cell>
          <table:table-cell office:value-type="float" office:value="1073.073620707" calcext:value-type="float">
            <text:p>1073.073620707</text:p>
          </table:table-cell>
          <table:table-cell office:value-type="float" office:value="294.031957383" calcext:value-type="float">
            <text:p>294.03195738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817.875621269" calcext:value-type="float">
            <text:p>4817.875621269</text:p>
          </table:table-cell>
          <table:table-cell office:value-type="float" office:value="1295.963723542" calcext:value-type="float">
            <text:p>1295.96372354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mparism runtime Python, Matlab, Qiskit, Penny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deep QFT circuit using dense, sparse and SQFT sparse matric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QFT</text:p>
          </table:table-cell>
          <table:table-cell office:value-type="string" calcext:value-type="string">
            <text:p>QFTS</text:p>
          </table:table-cell>
          <table:table-cell office:value-type="string" calcext:value-type="string">
            <text:p>SQFTS</text:p>
          </table:table-cell>
          <table:table-cell office:value-type="string" calcext:value-type="string">
            <text:p>QFT1</text:p>
          </table:table-cell>
          <table:table-cell office:value-type="string" calcext:value-type="string">
            <text:p>QFT2</text:p>
          </table:table-cell>
          <table:table-cell office:value-type="string" calcext:value-type="string">
            <text:p>QFT4</text:p>
          </table:table-cell>
          <table:table-cell office:value-type="string" calcext:value-type="string">
            <text:p>QFT7</text:p>
          </table:table-cell>
          <table:table-cell office:value-type="string" calcext:value-type="string">
            <text:p>QK_state_cpu</text:p>
          </table:table-cell>
          <table:table-cell office:value-type="string" calcext:value-type="string">
            <text:p>PL_lightn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1688000000003" calcext:value-type="float">
            <text:p>0.000171688000000003</text:p>
          </table:table-cell>
          <table:table-cell office:value-type="float" office:value="0.000114801000000053" calcext:value-type="float">
            <text:p>0.000114801000000053</text:p>
          </table:table-cell>
          <table:table-cell office:value-type="float" office:value="0.000161380000000211" calcext:value-type="float">
            <text:p>0.000161380000000211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128.96" calcext:value-type="float">
            <text:p>128.96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95560000000062" calcext:value-type="float">
            <text:p>0.000495560000000062</text:p>
          </table:table-cell>
          <table:table-cell office:value-type="float" office:value="0.00327578299999987" calcext:value-type="float">
            <text:p>0.00327578299999987</text:p>
          </table:table-cell>
          <table:table-cell office:value-type="float" office:value="0.00236104599999987" calcext:value-type="float">
            <text:p>0.00236104599999987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129.28" calcext:value-type="float">
            <text:p>129.28</text:p>
          </table:table-cell>
          <table:table-cell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11446299999995" calcext:value-type="float">
            <text:p>0.00111446299999995</text:p>
          </table:table-cell>
          <table:table-cell office:value-type="float" office:value="0.00833945800000002" calcext:value-type="float">
            <text:p>0.00833945800000002</text:p>
          </table:table-cell>
          <table:table-cell office:value-type="float" office:value="0.00597309400000023" calcext:value-type="float">
            <text:p>0.00597309400000023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08623" calcext:value-type="float">
            <text:p>0.00862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129.26" calcext:value-type="float">
            <text:p>129.26</text:p>
          </table:table-cell>
          <table:table-cell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55909800000032" calcext:value-type="float">
            <text:p>0.00255909800000032</text:p>
          </table:table-cell>
          <table:table-cell office:value-type="float" office:value="0.0183297499999999" calcext:value-type="float">
            <text:p>0.0183297499999999</text:p>
          </table:table-cell>
          <table:table-cell office:value-type="float" office:value="0.0109329669999996" calcext:value-type="float">
            <text:p>0.0109329669999996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04879" calcext:value-type="float">
            <text:p>0.004879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129.38" calcext:value-type="float">
            <text:p>129.38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3008600000008" calcext:value-type="float">
            <text:p>0.00523008600000008</text:p>
          </table:table-cell>
          <table:table-cell office:value-type="float" office:value="0.0363350040000001" calcext:value-type="float">
            <text:p>0.0363350040000001</text:p>
          </table:table-cell>
          <table:table-cell office:value-type="float" office:value="0.0174122899999998" calcext:value-type="float">
            <text:p>0.0174122899999998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129.38" calcext:value-type="float">
            <text:p>129.38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1751342" calcext:value-type="float">
            <text:p>0.251751342</text:p>
          </table:table-cell>
          <table:table-cell office:value-type="float" office:value="0.0593096430000002" calcext:value-type="float">
            <text:p>0.0593096430000002</text:p>
          </table:table-cell>
          <table:table-cell office:value-type="float" office:value="0.0253591050000002" calcext:value-type="float">
            <text:p>0.0253591050000002</text:p>
          </table:table-cell>
          <table:table-cell office:value-type="float" office:value="0.015691" calcext:value-type="float">
            <text:p>0.015691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0887" calcext:value-type="float">
            <text:p>0.000887</text:p>
          </table:table-cell>
          <table:table-cell table:style-name="ce2" office:value-type="float" office:value="0.000062" calcext:value-type="float">
            <text:p>6.20E-05</text:p>
          </table:table-cell>
          <table:table-cell office:value-type="float" office:value="129.48" calcext:value-type="float">
            <text:p>129.48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9473701" calcext:value-type="float">
            <text:p>0.419473701</text:p>
          </table:table-cell>
          <table:table-cell office:value-type="float" office:value="0.0949551819999996" calcext:value-type="float">
            <text:p>0.0949551819999996</text:p>
          </table:table-cell>
          <table:table-cell office:value-type="float" office:value="0.0359069960000005" calcext:value-type="float">
            <text:p>0.0359069960000005</text:p>
          </table:table-cell>
          <table:table-cell office:value-type="float" office:value="0.027721" calcext:value-type="float">
            <text:p>0.027721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1065" calcext:value-type="float">
            <text:p>0.001065</text:p>
          </table:table-cell>
          <table:table-cell table:style-name="ce2" office:value-type="float" office:value="0.000071" calcext:value-type="float">
            <text:p>7.10E-05</text:p>
          </table:table-cell>
          <table:table-cell office:value-type="float" office:value="129.45" calcext:value-type="float">
            <text:p>129.45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21285453" calcext:value-type="float">
            <text:p>2.021285453</text:p>
          </table:table-cell>
          <table:table-cell office:value-type="float" office:value="0.156920777" calcext:value-type="float">
            <text:p>0.156920777</text:p>
          </table:table-cell>
          <table:table-cell office:value-type="float" office:value="0.054452779" calcext:value-type="float">
            <text:p>0.054452779</text:p>
          </table:table-cell>
          <table:table-cell office:value-type="float" office:value="0.057505" calcext:value-type="float">
            <text:p>0.057505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0.00148" calcext:value-type="float">
            <text:p>0.00148</text:p>
          </table:table-cell>
          <table:table-cell table:style-name="ce2" office:value-type="float" office:value="0.000088" calcext:value-type="float">
            <text:p>8.80E-05</text:p>
          </table:table-cell>
          <table:table-cell office:value-type="float" office:value="129.46" calcext:value-type="float">
            <text:p>129.46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5044653" calcext:value-type="float">
            <text:p>8.405044653</text:p>
          </table:table-cell>
          <table:table-cell office:value-type="float" office:value="0.264739497999997" calcext:value-type="float">
            <text:p>0.264739497999997</text:p>
          </table:table-cell>
          <table:table-cell office:value-type="float" office:value="0.088650960999999" calcext:value-type="float">
            <text:p>0.088650960999999</text:p>
          </table:table-cell>
          <table:table-cell office:value-type="float" office:value="0.13041" calcext:value-type="float">
            <text:p>0.13041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29.57" calcext:value-type="float">
            <text:p>129.57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82557429" calcext:value-type="float">
            <text:p>36.082557429</text:p>
          </table:table-cell>
          <table:table-cell office:value-type="float" office:value="0.589188014000001" calcext:value-type="float">
            <text:p>0.589188014000001</text:p>
          </table:table-cell>
          <table:table-cell office:value-type="float" office:value="0.207172559" calcext:value-type="float">
            <text:p>0.207172559</text:p>
          </table:table-cell>
          <table:table-cell office:value-type="float" office:value="0.45921" calcext:value-type="float">
            <text:p>0.45921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129.7" calcext:value-type="float">
            <text:p>129.7</text:p>
          </table:table-cell>
          <table:table-cell office:value-type="float" office:value="0.29" calcext:value-type="float">
            <text:p>0.2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987955965" calcext:value-type="float">
            <text:p>110.987955965</text:p>
          </table:table-cell>
          <table:table-cell office:value-type="float" office:value="3.00299739499999" calcext:value-type="float">
            <text:p>3.00299739499999</text:p>
          </table:table-cell>
          <table:table-cell office:value-type="float" office:value="0.959027596999988" calcext:value-type="float">
            <text:p>0.959027596999988</text:p>
          </table:table-cell>
          <table:table-cell office:value-type="float" office:value="3.1274" calcext:value-type="float">
            <text:p>3.1274</text:p>
          </table:table-cell>
          <table:table-cell office:value-type="float" office:value="0.013955" calcext:value-type="float">
            <text:p>0.01395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129.59" calcext:value-type="float">
            <text:p>129.59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.025001307" calcext:value-type="float">
            <text:p>190.025001307</text:p>
          </table:table-cell>
          <table:table-cell office:value-type="float" office:value="11.594359663" calcext:value-type="float">
            <text:p>11.594359663</text:p>
          </table:table-cell>
          <table:table-cell office:value-type="float" office:value="3.77286263000002" calcext:value-type="float">
            <text:p>3.77286263000002</text:p>
          </table:table-cell>
          <table:table-cell office:value-type="float" office:value="13.381" calcext:value-type="float">
            <text:p>13.381</text:p>
          </table:table-cell>
          <table:table-cell office:value-type="float" office:value="0.022378" calcext:value-type="float">
            <text:p>0.022378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129.65" calcext:value-type="float">
            <text:p>129.65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0.015500905" calcext:value-type="float">
            <text:p>470.015500905</text:p>
          </table:table-cell>
          <table:table-cell office:value-type="float" office:value="54.0323794180001" calcext:value-type="float">
            <text:p>54.0323794180001</text:p>
          </table:table-cell>
          <table:table-cell office:value-type="float" office:value="16.480354282" calcext:value-type="float">
            <text:p>16.480354282</text:p>
          </table:table-cell>
          <table:table-cell office:value-type="float" office:value="57.6189" calcext:value-type="float">
            <text:p>57.6189</text:p>
          </table:table-cell>
          <table:table-cell office:value-type="float" office:value="0.040324" calcext:value-type="float">
            <text:p>0.040324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129.78" calcext:value-type="float">
            <text:p>129.78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36.566247064" calcext:value-type="float">
            <text:p>1536.566247064</text:p>
          </table:table-cell>
          <table:table-cell office:value-type="float" office:value="244.39071911" calcext:value-type="float">
            <text:p>244.39071911</text:p>
          </table:table-cell>
          <table:table-cell office:value-type="float" office:value="69.981933476" calcext:value-type="float">
            <text:p>69.981933476</text:p>
          </table:table-cell>
          <table:table-cell office:value-type="float" office:value="256.1021" calcext:value-type="float">
            <text:p>256.1021</text:p>
          </table:table-cell>
          <table:table-cell office:value-type="float" office:value="0.099358" calcext:value-type="float">
            <text:p>0.099358</text:p>
          </table:table-cell>
          <table:table-cell office:value-type="float" office:value="0.016587" calcext:value-type="float">
            <text:p>0.01658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129.95" calcext:value-type="float">
            <text:p>129.95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74.234840733" calcext:value-type="float">
            <text:p>6374.234840733</text:p>
          </table:table-cell>
          <table:table-cell office:value-type="float" office:value="1073.073620707" calcext:value-type="float">
            <text:p>1073.073620707</text:p>
          </table:table-cell>
          <table:table-cell office:value-type="float" office:value="294.031957383" calcext:value-type="float">
            <text:p>294.031957383</text:p>
          </table:table-cell>
          <table:table-cell office:value-type="float" office:value="1144.3" calcext:value-type="float">
            <text:p>1144.3</text:p>
          </table:table-cell>
          <table:table-cell office:value-type="float" office:value="0.17838" calcext:value-type="float">
            <text:p>0.17838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130.46" calcext:value-type="float">
            <text:p>130.46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817.875621269" calcext:value-type="float">
            <text:p>4817.875621269</text:p>
          </table:table-cell>
          <table:table-cell office:value-type="float" office:value="1295.963723542" calcext:value-type="float">
            <text:p>1295.963723542</text:p>
          </table:table-cell>
          <table:table-cell office:value-type="float" office:value="5124.4" calcext:value-type="float">
            <text:p>5124.4</text:p>
          </table:table-cell>
          <table:table-cell office:value-type="float" office:value="0.37456" calcext:value-type="float">
            <text:p>0.37456</text:p>
          </table:table-cell>
          <table:table-cell office:value-type="float" office:value="0.06892" calcext:value-type="float">
            <text:p>0.06892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130.58" calcext:value-type="float">
            <text:p>130.5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0.80855" calcext:value-type="float">
            <text:p>0.80855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131.55" calcext:value-type="float">
            <text:p>131.5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.0682" calcext:value-type="float">
            <text:p>2.0682</text:p>
          </table:table-cell>
          <table:table-cell office:value-type="float" office:value="0.33738" calcext:value-type="float">
            <text:p>0.33738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133.7" calcext:value-type="float">
            <text:p>133.7</text:p>
          </table:table-cell>
          <table:table-cell office:value-type="float" office:value="12.04" calcext:value-type="float">
            <text:p>12.0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5.1055" calcext:value-type="float">
            <text:p>5.1055</text:p>
          </table:table-cell>
          <table:table-cell office:value-type="float" office:value="0.91824" calcext:value-type="float">
            <text:p>0.91824</text:p>
          </table:table-cell>
          <table:table-cell office:value-type="float" office:value="0.012663" calcext:value-type="float">
            <text:p>0.012663</text:p>
          </table:table-cell>
          <table:table-cell office:value-type="float" office:value="137.66" calcext:value-type="float">
            <text:p>137.66</text:p>
          </table:table-cell>
          <table:table-cell office:value-type="float" office:value="24.04" calcext:value-type="float">
            <text:p>24.0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3.385" calcext:value-type="float">
            <text:p>13.385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022101" calcext:value-type="float">
            <text:p>0.022101</text:p>
          </table:table-cell>
          <table:table-cell office:value-type="float" office:value="145.71" calcext:value-type="float">
            <text:p>145.71</text:p>
          </table:table-cell>
          <table:table-cell office:value-type="float" office:value="48.04" calcext:value-type="float">
            <text:p>48.0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42.7997" calcext:value-type="float">
            <text:p>42.7997</text:p>
          </table:table-cell>
          <table:table-cell office:value-type="float" office:value="6.2733" calcext:value-type="float">
            <text:p>6.2733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162" calcext:value-type="float">
            <text:p>162</text:p>
          </table:table-cell>
          <table:table-cell office:value-type="float" office:value="96.04" calcext:value-type="float">
            <text:p>96.0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98.7821" calcext:value-type="float">
            <text:p>98.7821</text:p>
          </table:table-cell>
          <table:table-cell office:value-type="float" office:value="15.908" calcext:value-type="float">
            <text:p>15.908</text:p>
          </table:table-cell>
          <table:table-cell office:value-type="float" office:value="0.11314" calcext:value-type="float">
            <text:p>0.11314</text:p>
          </table:table-cell>
          <table:table-cell office:value-type="float" office:value="193.95" calcext:value-type="float">
            <text:p>193.95</text:p>
          </table:table-cell>
          <table:table-cell office:value-type="float" office:value="192.04" calcext:value-type="float">
            <text:p>192.0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4.9669" calcext:value-type="float">
            <text:p>234.9669</text:p>
          </table:table-cell>
          <table:table-cell office:value-type="float" office:value="36.146" calcext:value-type="float">
            <text:p>36.146</text:p>
          </table:table-cell>
          <table:table-cell office:value-type="float" office:value="0.20842" calcext:value-type="float">
            <text:p>0.20842</text:p>
          </table:table-cell>
          <table:table-cell office:value-type="float" office:value="258.15" calcext:value-type="float">
            <text:p>258.15</text:p>
          </table:table-cell>
          <table:table-cell office:value-type="float" office:value="384.04" calcext:value-type="float">
            <text:p>384.0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43.6723" calcext:value-type="float">
            <text:p>543.6723</text:p>
          </table:table-cell>
          <table:table-cell office:value-type="float" office:value="77.918" calcext:value-type="float">
            <text:p>77.918</text:p>
          </table:table-cell>
          <table:table-cell office:value-type="float" office:value="0.40211" calcext:value-type="float">
            <text:p>0.40211</text:p>
          </table:table-cell>
          <table:table-cell office:value-type="float" office:value="386.19" calcext:value-type="float">
            <text:p>386.19</text:p>
          </table:table-cell>
          <table:table-cell office:value-type="float" office:value="768.04" calcext:value-type="float">
            <text:p>768.0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26.9" calcext:value-type="float">
            <text:p>1226.9</text:p>
          </table:table-cell>
          <table:table-cell office:value-type="float" office:value="167.81" calcext:value-type="float">
            <text:p>167.81</text:p>
          </table:table-cell>
          <table:table-cell office:value-type="float" office:value="0.76956" calcext:value-type="float">
            <text:p>0.76956</text:p>
          </table:table-cell>
          <table:table-cell office:value-type="float" office:value="642.12" calcext:value-type="float">
            <text:p>642.12</text:p>
          </table:table-cell>
          <table:table-cell office:value-type="float" office:value="1536.04" calcext:value-type="float">
            <text:p>1536.0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686.8" calcext:value-type="float">
            <text:p>2686.8</text:p>
          </table:table-cell>
          <table:table-cell office:value-type="float" office:value="353.14" calcext:value-type="float">
            <text:p>353.14</text:p>
          </table:table-cell>
          <table:table-cell office:value-type="float" office:value="1.5306" calcext:value-type="float">
            <text:p>1.5306</text:p>
          </table:table-cell>
          <table:table-cell office:value-type="float" office:value="1154.17" calcext:value-type="float">
            <text:p>1154.17</text:p>
          </table:table-cell>
          <table:table-cell office:value-type="float" office:value="3072.04" calcext:value-type="float">
            <text:p>3072.0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854.8" calcext:value-type="float">
            <text:p>5854.8</text:p>
          </table:table-cell>
          <table:table-cell office:value-type="float" office:value="755.89" calcext:value-type="float">
            <text:p>755.89</text:p>
          </table:table-cell>
          <table:table-cell office:value-type="float" office:value="2.9449" calcext:value-type="float">
            <text:p>2.9449</text:p>
          </table:table-cell>
          <table:table-cell office:value-type="float" office:value="2178.46" calcext:value-type="float">
            <text:p>2178.46</text:p>
          </table:table-cell>
          <table:table-cell office:value-type="float" office:value="6144.04" calcext:value-type="float">
            <text:p>6144.0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2757" calcext:value-type="float">
            <text:p>12757</text:p>
          </table:table-cell>
          <table:table-cell office:value-type="float" office:value="1549" calcext:value-type="float">
            <text:p>1549</text:p>
          </table:table-cell>
          <table:table-cell office:value-type="float" office:value="6.0094" calcext:value-type="float">
            <text:p>6.0094</text:p>
          </table:table-cell>
          <table:table-cell office:value-type="float" office:value="4226.33" calcext:value-type="float">
            <text:p>4226.33</text:p>
          </table:table-cell>
          <table:table-cell office:value-type="float" office:value="12288.04" calcext:value-type="float">
            <text:p>12288.04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8338" calcext:value-type="float">
            <text:p>28338</text:p>
          </table:table-cell>
          <table:table-cell office:value-type="float" office:value="3338.2" calcext:value-type="float">
            <text:p>3338.2</text:p>
          </table:table-cell>
          <table:table-cell office:value-type="float" office:value="12.124" calcext:value-type="float">
            <text:p>12.124</text:p>
          </table:table-cell>
          <table:table-cell office:value-type="float" office:value="8322.42" calcext:value-type="float">
            <text:p>8322.4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7098.3" calcext:value-type="float">
            <text:p>7098.3</text:p>
          </table:table-cell>
          <table:table-cell office:value-type="float" office:value="30.011" calcext:value-type="float">
            <text:p>30.011</text:p>
          </table:table-cell>
          <table:table-cell office:value-type="float" office:value="16514.52" calcext:value-type="float">
            <text:p>16514.5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32898.66" calcext:value-type="float">
            <text:p>32898.6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65666.64" calcext:value-type="float">
            <text:p>65666.64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31202.79" calcext:value-type="float">
            <text:p>131202.79</text:p>
          </table:table-cell>
          <table:table-cell table:number-columns-repeated="10"/>
        </table:table-row>
      </table:table>
      <table:table table:name="INFOS" table:style-name="ta1">
        <table:table-column table:style-name="co5" table:default-cell-style-name="Default"/>
        <table:table-row table:style-name="ro1">
          <table:table-cell office:value-type="string" calcext:value-type="string">
            <text:p>Vllt nochmal weil das vorher vllt falsch rübergekommen ist: QFT = QFT1, QFTS = QFT2 und SQFTS = QFT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ugo@tranquilla:~/git/simqubit_qft/Simulators$ cat alg_descriptions.tx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QFT:</text:p>
          </table:table-cell>
        </table:table-row>
        <table:table-row table:style-name="ro1">
          <table:table-cell office:value-type="string" calcext:value-type="string">
            <text:p>------------4-3-2-H-</text:p>
          </table:table-cell>
        </table:table-row>
        <table:table-row table:style-name="ro1">
          <table:table-cell office:value-type="string" calcext:value-type="string">
            <text:p>------3-2-H-----^---</text:p>
          </table:table-cell>
        </table:table-row>
        <table:table-row table:style-name="ro1">
          <table:table-cell office:value-type="string" calcext:value-type="string">
            <text:p>--2-H---^-----^-----</text:p>
          </table:table-cell>
        </table:table-row>
        <table:table-row table:style-name="ro1">
          <table:table-cell office:value-type="string" calcext:value-type="string">
            <text:p>H-^---^-----^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QFT: (Stacked QFT)</text:p>
          </table:table-cell>
        </table:table-row>
        <table:table-row table:style-name="ro1">
          <table:table-cell office:value-type="string" calcext:value-type="string">
            <text:p>--4---3---2-H-</text:p>
          </table:table-cell>
        </table:table-row>
        <table:table-row table:style-name="ro1">
          <table:table-cell office:value-type="string" calcext:value-type="string">
            <text:p>--3---2-H-^---</text:p>
          </table:table-cell>
        </table:table-row>
        <table:table-row table:style-name="ro1">
          <table:table-cell office:value-type="string" calcext:value-type="string">
            <text:p>--2-H-^-------</text:p>
          </table:table-cell>
        </table:table-row>
        <table:table-row table:style-name="ro1">
          <table:table-cell office:value-type="string" calcext:value-type="string">
            <text:p>H-^-----------</text:p>
          </table:table-cell>
        </table:table-row>
        <table:table-row table:style-name="ro1">
          <table:table-cell/>
        </table:table-row>
        <table:table-row table:style-name="ro1">
          <table:table-cell table:formula="of:=&gt; best because all r(n) are diagonal" office:value-type="string" office:string-value="" calcext:value-type="error">
            <text:p>Fehler:510</text:p>
          </table:table-cell>
        </table:table-row>
        <table:table-row table:style-name="ro1">
          <table:table-cell table:formula="of:=&gt; the stacked matrices remain sparse" office:value-type="string" office:string-value="" calcext:value-type="error">
            <text:p>Fehler:5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QFT: (Interleaved QFT)</text:p>
          </table:table-cell>
        </table:table-row>
        <table:table-row table:style-name="ro1">
          <table:table-cell office:value-type="string" calcext:value-type="string">
            <text:p>------4-3-2-H-</text:p>
          </table:table-cell>
        </table:table-row>
        <table:table-row table:style-name="ro1">
          <table:table-cell office:value-type="string" calcext:value-type="string">
            <text:p>--2-H-^-^-----</text:p>
          </table:table-cell>
        </table:table-row>
        <table:table-row table:style-name="ro1">
          <table:table-cell office:value-type="string" calcext:value-type="string">
            <text:p>H-^-^-^-------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QFT1: deep QFT circuit using dense matrices</text:p>
          </table:table-cell>
        </table:table-row>
        <table:table-row table:style-name="ro1">
          <table:table-cell office:value-type="string" calcext:value-type="string">
            <text:p>QFT2: deep QFT circuit using sparse matrices</text:p>
          </table:table-cell>
        </table:table-row>
        <table:table-row table:style-name="ro1">
          <table:table-cell office:value-type="string" calcext:value-type="string">
            <text:p>QFT3: QFT implementation using a scaled FFT DIF algorithm</text:p>
          </table:table-cell>
        </table:table-row>
        <table:table-row table:style-name="ro1">
          <table:table-cell office:value-type="string" calcext:value-type="string">
            <text:p>QFT4: SQFT using sparse matrices</text:p>
          </table:table-cell>
        </table:table-row>
        <table:table-row table:style-name="ro1">
          <table:table-cell office:value-type="string" calcext:value-type="string">
            <text:p>QFT5: SQFT with application of Hadamard in place and using vectors for diagonal matrices</text:p>
          </table:table-cell>
        </table:table-row>
        <table:table-row table:style-name="ro1">
          <table:table-cell office:value-type="string" calcext:value-type="string">
            <text:p>QFT6: SQFT applying both hadamard and rotations using special 3d array structure</text:p>
          </table:table-cell>
        </table:table-row>
        <table:table-row table:style-name="ro1">
          <table:table-cell office:value-type="string" calcext:value-type="string">
            <text:p>QFT7: QFT implementation using a scaled IFFT implementation of matlab (FFTW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4P0"/>
    </number:currency-style>
    <number:currency-style style:name="N136P0" style:volatile="true">
      <number:number number:decimal-places="0" number:min-decimal-places="0" number:min-integer-digits="1" number:grouping="true"/>
      <number:text>.-- </number:text>
      <number:currency-symbol number:language="de" number:country="DE">DM</number:currency-symbol>
    </number:currency-style>
    <number:currency-style style:name="N136">
      <style:text-properties fo:color="#ff0000"/>
      <number:text>-</number:text>
      <number:number number:decimal-places="0" number:min-decimal-places="0" number:min-integer-digits="1" number:grouping="true"/>
      <number:text>.-- </number:text>
      <number:currency-symbol number:language="de" number:country="DE">DM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9:58:27.615264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9:45:19.969593700</meta:creation-date>
    <dc:date>2026-01-20T21:27:03.443124400</dc:date>
    <meta:editing-duration>PT3H57M24S</meta:editing-duration>
    <meta:editing-cycles>15</meta:editing-cycles>
    <meta:generator>LibreOffice/25.8.3.2$Windows_X86_64 LibreOffice_project/8ca8d55c161d602844f5428fa4b58097424e324e</meta:generator>
    <meta:document-statistic meta:table-count="6" meta:cell-count="55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45cm" svg:y="3.946cm" style:legend-expansion="high" chart:style-name="ch2"/>
        <chart:plot-area chart:style-name="ch3" svg:x="0.32cm" svg:y="0.18cm" svg:width="12.105cm" svg:height="8.64cm">
          <chart:coordinate-region svg:x="0.971cm" svg:y="0.382cm" svg:width="11.454cm" svg:height="7.785cm"/>
          <chart:axis chart:dimension="x" chart:name="primary-x" chart:style-name="ch4" chartooo:axis-type="auto">
            <chartooo:date-scale/>
            <chart:categories table:cell-range-address="QISKIT.L3:QISKIT.L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ISKIT.M3:QISKIT.M30" chart:label-cell-address="QISKIT.M2:QISKIT.M2" chart:class="chart:bar">
            <chart:data-point chart:repeated="28"/>
          </chart:series>
          <chart:series chart:style-name="ch8" chart:values-cell-range-address="QISKIT.O3:QISKIT.O30" chart:label-cell-address="QISKIT.O2:QISKIT.O2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iskit_time_cpu</text:p>
                <draw:g>
                  <svg:desc>QISKIT.M2:QISKIT.M2</svg:desc>
                </draw:g>
              </table:table-cell>
              <table:table-cell office:value-type="string">
                <text:p>qiskit_time_gpu</text:p>
                <draw:g>
                  <svg:desc>QISKIT.O2:QISKIT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ISKIT.L3:QISKIT.L30</svg:desc>
                </draw:g>
              </table:table-cell>
              <table:table-cell office:value-type="float" office:value="0.003184">
                <text:p>0.003184</text:p>
                <draw:g>
                  <svg:desc>QISKIT.M3:QISKIT.M30</svg:desc>
                </draw:g>
              </table:table-cell>
              <table:table-cell office:value-type="float" office:value="0.19">
                <text:p>0.19</text:p>
                <draw:g>
                  <svg:desc>QISKIT.O3:QISKIT.O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538">
                <text:p>0.0045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829">
                <text:p>0.0048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641">
                <text:p>0.0046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5257">
                <text:p>0.0052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584">
                <text:p>0.0058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641">
                <text:p>0.006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897">
                <text:p>0.0098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935">
                <text:p>0.0149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0222">
                <text:p>0.0102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4319">
                <text:p>0.01431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5214">
                <text:p>0.0152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7631">
                <text:p>0.01763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6147">
                <text:p>0.0261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6521">
                <text:p>0.02652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0293">
                <text:p>0.03029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8241">
                <text:p>0.03824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1681">
                <text:p>0.04168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5331">
                <text:p>0.05533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6837">
                <text:p>0.09683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66531">
                <text:p>0.1665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2608">
                <text:p>0.33260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43609">
                <text:p>0.84360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698419">
                <text:p>1.69841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443609">
                <text:p>3.44360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33769">
                <text:p>6.3376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.307583">
                <text:p>13.30758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.332357">
                <text:p>27.332357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